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48" table:default-cell-style-name="Default"/>
        <table:table-column table:style-name="co1" table:number-columns-repeated="48" table:default-cell-style-name="Default"/>
        <table:table-row table:style-name="ro1">
          <table:table-cell office:value-type="string" calcext:value-type="string">
            <text:p>F_CPU</text:p>
          </table:table-cell>
          <table:table-cell office:value-type="string" calcext:value-type="string">
            <text:p>N (prescaler)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f_PWM</text:p>
          </table:table-cell>
          <table:table-cell table:number-columns-repeated="93"/>
        </table:table-row>
        <table:table-row table:style-name="ro1">
          <table:table-cell table:number-columns-repeated="97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formula="of:=[.A3]/[.B3]/([.C3]+1)" office:value-type="float" office:value="62500" calcext:value-type="float">
            <text:p>62500</text:p>
          </table:table-cell>
          <table:table-cell/>
          <table:table-cell table:formula="of:=1/[.D3]" office:value-type="float" office:value="0.000016" calcext:value-type="float">
            <text:p>1.6E-05</text:p>
          </table:table-cell>
          <table:table-cell table:style-name="ce1" office:value-type="float" office:value="0.001" calcext:value-type="float">
            <text:p>1.00E-03</text:p>
          </table:table-cell>
          <table:table-cell table:formula="of:=[.G3]/[.F3]" office:value-type="float" office:value="62.5" calcext:value-type="float">
            <text:p>62.5</text:p>
          </table:table-cell>
          <table:table-cell office:value-type="string" calcext:value-type="string">
            <text:p>update every in s</text:p>
          </table:table-cell>
          <table:table-cell office:value-type="string" calcext:value-type="string">
            <text:p>lookup table</text:p>
          </table:table-cell>
          <table:table-cell office:value-type="string" calcext:value-type="string">
            <text:p>magnet pairs</text:p>
          </table:table-cell>
          <table:table-cell office:value-type="string" calcext:value-type="string">
            <text:p>time for 1 revolution</text:p>
          </table:table-cell>
          <table:table-cell office:value-type="string" calcext:value-type="string">
            <text:p>Revolutions / s</text:p>
          </table:table-cell>
          <table:table-cell table:number-columns-repeated="84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formula="of:=[.A4]/[.B4]/([.C4]+1)" office:value-type="float" office:value="7812.5" calcext:value-type="float">
            <text:p>7812.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H4]*[.F3]" office:value-type="float" office:value="0.000128" calcext:value-type="float">
            <text:p>0.000128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formula="of:=[.K4]*[.J4]*[.I4]" office:value-type="float" office:value="0.086016" calcext:value-type="float">
            <text:p>0.086016</text:p>
          </table:table-cell>
          <table:table-cell table:formula="of:=1/[.L4]" office:value-type="float" office:value="11.625744047619" calcext:value-type="float">
            <text:p>11.625744047619</text:p>
          </table:table-cell>
          <table:table-cell table:number-columns-repeated="84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table:formula="of:=[.A5]/[.B5]/([.C5]+1)" office:value-type="float" office:value="976.5625" calcext:value-type="float">
            <text:p>976.5625</text:p>
          </table:table-cell>
          <table:table-cell table:number-columns-repeated="93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table:formula="of:=[.A6]/[.B6]/([.C6]+1)" office:value-type="float" office:value="244.140625" calcext:value-type="float">
            <text:p>244.140625</text:p>
          </table:table-cell>
          <table:table-cell table:number-columns-repeated="93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1024" calcext:value-type="float">
            <text:p>1024</text:p>
          </table:table-cell>
          <table:table-cell office:value-type="float" office:value="255" calcext:value-type="float">
            <text:p>255</text:p>
          </table:table-cell>
          <table:table-cell table:formula="of:=[.A7]/[.B7]/([.C7]+1)" office:value-type="float" office:value="61.03515625" calcext:value-type="float">
            <text:p>61.03515625</text:p>
          </table:table-cell>
          <table:table-cell table:number-columns-repeated="93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sinus lookup table</text:p>
          </table:table-cell>
          <table:table-cell table:number-columns-repeated="96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ampliture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nb steps</text:p>
          </table:table-cell>
          <table:table-cell table:formula="of:=[.C15]*[.D15]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93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0" calcext:value-type="float">
            <text:p>0</text:p>
          </table:table-cell>
          <table:table-cell table:formula="of:=[.B17]+1" office:value-type="float" office:value="1" calcext:value-type="float">
            <text:p>1</text:p>
          </table:table-cell>
          <table:table-cell table:formula="of:=[.C17]+1" office:value-type="float" office:value="2" calcext:value-type="float">
            <text:p>2</text:p>
          </table:table-cell>
          <table:table-cell table:formula="of:=[.D17]+1" office:value-type="float" office:value="3" calcext:value-type="float">
            <text:p>3</text:p>
          </table:table-cell>
          <table:table-cell table:formula="of:=[.E17]+1" office:value-type="float" office:value="4" calcext:value-type="float">
            <text:p>4</text:p>
          </table:table-cell>
          <table:table-cell table:formula="of:=[.F17]+1" office:value-type="float" office:value="5" calcext:value-type="float">
            <text:p>5</text:p>
          </table:table-cell>
          <table:table-cell table:formula="of:=[.G17]+1" office:value-type="float" office:value="6" calcext:value-type="float">
            <text:p>6</text:p>
          </table:table-cell>
          <table:table-cell table:formula="of:=[.H17]+1" office:value-type="float" office:value="7" calcext:value-type="float">
            <text:p>7</text:p>
          </table:table-cell>
          <table:table-cell table:formula="of:=[.I17]+1" office:value-type="float" office:value="8" calcext:value-type="float">
            <text:p>8</text:p>
          </table:table-cell>
          <table:table-cell table:formula="of:=[.J17]+1" office:value-type="float" office:value="9" calcext:value-type="float">
            <text:p>9</text:p>
          </table:table-cell>
          <table:table-cell table:formula="of:=[.K17]+1" office:value-type="float" office:value="10" calcext:value-type="float">
            <text:p>10</text:p>
          </table:table-cell>
          <table:table-cell table:formula="of:=[.L17]+1" office:value-type="float" office:value="11" calcext:value-type="float">
            <text:p>11</text:p>
          </table:table-cell>
          <table:table-cell table:formula="of:=[.M17]+1" office:value-type="float" office:value="12" calcext:value-type="float">
            <text:p>12</text:p>
          </table:table-cell>
          <table:table-cell table:formula="of:=[.N17]+1" office:value-type="float" office:value="13" calcext:value-type="float">
            <text:p>13</text:p>
          </table:table-cell>
          <table:table-cell table:formula="of:=[.O17]+1" office:value-type="float" office:value="14" calcext:value-type="float">
            <text:p>14</text:p>
          </table:table-cell>
          <table:table-cell table:formula="of:=[.P17]+1" office:value-type="float" office:value="15" calcext:value-type="float">
            <text:p>15</text:p>
          </table:table-cell>
          <table:table-cell table:formula="of:=[.Q17]+1" office:value-type="float" office:value="16" calcext:value-type="float">
            <text:p>16</text:p>
          </table:table-cell>
          <table:table-cell table:formula="of:=[.R17]+1" office:value-type="float" office:value="17" calcext:value-type="float">
            <text:p>17</text:p>
          </table:table-cell>
          <table:table-cell table:formula="of:=[.S17]+1" office:value-type="float" office:value="18" calcext:value-type="float">
            <text:p>18</text:p>
          </table:table-cell>
          <table:table-cell table:formula="of:=[.T17]+1" office:value-type="float" office:value="19" calcext:value-type="float">
            <text:p>19</text:p>
          </table:table-cell>
          <table:table-cell table:formula="of:=[.U17]+1" office:value-type="float" office:value="20" calcext:value-type="float">
            <text:p>20</text:p>
          </table:table-cell>
          <table:table-cell table:formula="of:=[.V17]+1" office:value-type="float" office:value="21" calcext:value-type="float">
            <text:p>21</text:p>
          </table:table-cell>
          <table:table-cell table:formula="of:=[.W17]+1" office:value-type="float" office:value="22" calcext:value-type="float">
            <text:p>22</text:p>
          </table:table-cell>
          <table:table-cell table:formula="of:=[.X17]+1" office:value-type="float" office:value="23" calcext:value-type="float">
            <text:p>23</text:p>
          </table:table-cell>
          <table:table-cell table:formula="of:=[.Y17]+1" office:value-type="float" office:value="24" calcext:value-type="float">
            <text:p>24</text:p>
          </table:table-cell>
          <table:table-cell table:formula="of:=[.Z17]+1" office:value-type="float" office:value="25" calcext:value-type="float">
            <text:p>25</text:p>
          </table:table-cell>
          <table:table-cell table:formula="of:=[.AA17]+1" office:value-type="float" office:value="26" calcext:value-type="float">
            <text:p>26</text:p>
          </table:table-cell>
          <table:table-cell table:formula="of:=[.AB17]+1" office:value-type="float" office:value="27" calcext:value-type="float">
            <text:p>27</text:p>
          </table:table-cell>
          <table:table-cell table:formula="of:=[.AC17]+1" office:value-type="float" office:value="28" calcext:value-type="float">
            <text:p>28</text:p>
          </table:table-cell>
          <table:table-cell table:formula="of:=[.AD17]+1" office:value-type="float" office:value="29" calcext:value-type="float">
            <text:p>29</text:p>
          </table:table-cell>
          <table:table-cell table:formula="of:=[.AE17]+1" office:value-type="float" office:value="30" calcext:value-type="float">
            <text:p>30</text:p>
          </table:table-cell>
          <table:table-cell table:formula="of:=[.AF17]+1" office:value-type="float" office:value="31" calcext:value-type="float">
            <text:p>31</text:p>
          </table:table-cell>
          <table:table-cell table:formula="of:=[.AG17]+1" office:value-type="float" office:value="32" calcext:value-type="float">
            <text:p>32</text:p>
          </table:table-cell>
          <table:table-cell table:formula="of:=[.AH17]+1" office:value-type="float" office:value="33" calcext:value-type="float">
            <text:p>33</text:p>
          </table:table-cell>
          <table:table-cell table:formula="of:=[.AI17]+1" office:value-type="float" office:value="34" calcext:value-type="float">
            <text:p>34</text:p>
          </table:table-cell>
          <table:table-cell table:formula="of:=[.AJ17]+1" office:value-type="float" office:value="35" calcext:value-type="float">
            <text:p>35</text:p>
          </table:table-cell>
          <table:table-cell table:formula="of:=[.AK17]+1" office:value-type="float" office:value="36" calcext:value-type="float">
            <text:p>36</text:p>
          </table:table-cell>
          <table:table-cell table:formula="of:=[.AL17]+1" office:value-type="float" office:value="37" calcext:value-type="float">
            <text:p>37</text:p>
          </table:table-cell>
          <table:table-cell table:formula="of:=[.AM17]+1" office:value-type="float" office:value="38" calcext:value-type="float">
            <text:p>38</text:p>
          </table:table-cell>
          <table:table-cell table:formula="of:=[.AN17]+1" office:value-type="float" office:value="39" calcext:value-type="float">
            <text:p>39</text:p>
          </table:table-cell>
          <table:table-cell table:formula="of:=[.AO17]+1" office:value-type="float" office:value="40" calcext:value-type="float">
            <text:p>40</text:p>
          </table:table-cell>
          <table:table-cell table:formula="of:=[.AP17]+1" office:value-type="float" office:value="41" calcext:value-type="float">
            <text:p>41</text:p>
          </table:table-cell>
          <table:table-cell table:formula="of:=[.AQ17]+1" office:value-type="float" office:value="42" calcext:value-type="float">
            <text:p>42</text:p>
          </table:table-cell>
          <table:table-cell table:formula="of:=[.AR17]+1" office:value-type="float" office:value="43" calcext:value-type="float">
            <text:p>43</text:p>
          </table:table-cell>
          <table:table-cell table:formula="of:=[.AS17]+1" office:value-type="float" office:value="44" calcext:value-type="float">
            <text:p>44</text:p>
          </table:table-cell>
          <table:table-cell table:formula="of:=[.AT17]+1" office:value-type="float" office:value="45" calcext:value-type="float">
            <text:p>45</text:p>
          </table:table-cell>
          <table:table-cell table:formula="of:=[.AU17]+1" office:value-type="float" office:value="46" calcext:value-type="float">
            <text:p>46</text:p>
          </table:table-cell>
          <table:table-cell table:formula="of:=[.AV17]+1" office:value-type="float" office:value="47" calcext:value-type="float">
            <text:p>4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ngle in rad</text:p>
          </table:table-cell>
          <table:table-cell table:formula="of:=2*PI()/[.$B$15]*[.B17]" office:value-type="float" office:value="0" calcext:value-type="float">
            <text:p>0</text:p>
          </table:table-cell>
          <table:table-cell table:formula="of:=2*PI()/[.$B$15]*[.C17]" office:value-type="float" office:value="0.130899693899575" calcext:value-type="float">
            <text:p>0.130899693899575</text:p>
          </table:table-cell>
          <table:table-cell table:formula="of:=2*PI()/[.$B$15]*[.D17]" office:value-type="float" office:value="0.261799387799149" calcext:value-type="float">
            <text:p>0.261799387799149</text:p>
          </table:table-cell>
          <table:table-cell table:formula="of:=2*PI()/[.$B$15]*[.E17]" office:value-type="float" office:value="0.392699081698724" calcext:value-type="float">
            <text:p>0.392699081698724</text:p>
          </table:table-cell>
          <table:table-cell table:formula="of:=2*PI()/[.$B$15]*[.F17]" office:value-type="float" office:value="0.523598775598299" calcext:value-type="float">
            <text:p>0.523598775598299</text:p>
          </table:table-cell>
          <table:table-cell table:formula="of:=2*PI()/[.$B$15]*[.G17]" office:value-type="float" office:value="0.654498469497873" calcext:value-type="float">
            <text:p>0.654498469497873</text:p>
          </table:table-cell>
          <table:table-cell table:formula="of:=2*PI()/[.$B$15]*[.H17]" office:value-type="float" office:value="0.785398163397448" calcext:value-type="float">
            <text:p>0.785398163397448</text:p>
          </table:table-cell>
          <table:table-cell table:formula="of:=2*PI()/[.$B$15]*[.I17]" office:value-type="float" office:value="0.916297857297023" calcext:value-type="float">
            <text:p>0.916297857297023</text:p>
          </table:table-cell>
          <table:table-cell table:formula="of:=2*PI()/[.$B$15]*[.J17]" office:value-type="float" office:value="1.0471975511966" calcext:value-type="float">
            <text:p>1.0471975511966</text:p>
          </table:table-cell>
          <table:table-cell table:formula="of:=2*PI()/[.$B$15]*[.K17]" office:value-type="float" office:value="1.17809724509617" calcext:value-type="float">
            <text:p>1.17809724509617</text:p>
          </table:table-cell>
          <table:table-cell table:formula="of:=2*PI()/[.$B$15]*[.L17]" office:value-type="float" office:value="1.30899693899575" calcext:value-type="float">
            <text:p>1.30899693899575</text:p>
          </table:table-cell>
          <table:table-cell table:formula="of:=2*PI()/[.$B$15]*[.M17]" office:value-type="float" office:value="1.43989663289532" calcext:value-type="float">
            <text:p>1.43989663289532</text:p>
          </table:table-cell>
          <table:table-cell table:formula="of:=2*PI()/[.$B$15]*[.N17]" office:value-type="float" office:value="1.5707963267949" calcext:value-type="float">
            <text:p>1.5707963267949</text:p>
          </table:table-cell>
          <table:table-cell table:formula="of:=2*PI()/[.$B$15]*[.O17]" office:value-type="float" office:value="1.70169602069447" calcext:value-type="float">
            <text:p>1.70169602069447</text:p>
          </table:table-cell>
          <table:table-cell table:formula="of:=2*PI()/[.$B$15]*[.P17]" office:value-type="float" office:value="1.83259571459405" calcext:value-type="float">
            <text:p>1.83259571459405</text:p>
          </table:table-cell>
          <table:table-cell table:formula="of:=2*PI()/[.$B$15]*[.Q17]" office:value-type="float" office:value="1.96349540849362" calcext:value-type="float">
            <text:p>1.96349540849362</text:p>
          </table:table-cell>
          <table:table-cell table:formula="of:=2*PI()/[.$B$15]*[.R17]" office:value-type="float" office:value="2.0943951023932" calcext:value-type="float">
            <text:p>2.0943951023932</text:p>
          </table:table-cell>
          <table:table-cell table:formula="of:=2*PI()/[.$B$15]*[.S17]" office:value-type="float" office:value="2.22529479629277" calcext:value-type="float">
            <text:p>2.22529479629277</text:p>
          </table:table-cell>
          <table:table-cell table:formula="of:=2*PI()/[.$B$15]*[.T17]" office:value-type="float" office:value="2.35619449019234" calcext:value-type="float">
            <text:p>2.35619449019234</text:p>
          </table:table-cell>
          <table:table-cell table:formula="of:=2*PI()/[.$B$15]*[.U17]" office:value-type="float" office:value="2.48709418409192" calcext:value-type="float">
            <text:p>2.48709418409192</text:p>
          </table:table-cell>
          <table:table-cell table:formula="of:=2*PI()/[.$B$15]*[.V17]" office:value-type="float" office:value="2.61799387799149" calcext:value-type="float">
            <text:p>2.61799387799149</text:p>
          </table:table-cell>
          <table:table-cell table:formula="of:=2*PI()/[.$B$15]*[.W17]" office:value-type="float" office:value="2.74889357189107" calcext:value-type="float">
            <text:p>2.74889357189107</text:p>
          </table:table-cell>
          <table:table-cell table:formula="of:=2*PI()/[.$B$15]*[.X17]" office:value-type="float" office:value="2.87979326579064" calcext:value-type="float">
            <text:p>2.87979326579064</text:p>
          </table:table-cell>
          <table:table-cell table:formula="of:=2*PI()/[.$B$15]*[.Y17]" office:value-type="float" office:value="3.01069295969022" calcext:value-type="float">
            <text:p>3.01069295969022</text:p>
          </table:table-cell>
          <table:table-cell table:formula="of:=2*PI()/[.$B$15]*[.Z17]" office:value-type="float" office:value="3.14159265358979" calcext:value-type="float">
            <text:p>3.14159265358979</text:p>
          </table:table-cell>
          <table:table-cell table:formula="of:=2*PI()/[.$B$15]*[.AA17]" office:value-type="float" office:value="3.27249234748937" calcext:value-type="float">
            <text:p>3.27249234748937</text:p>
          </table:table-cell>
          <table:table-cell table:formula="of:=2*PI()/[.$B$15]*[.AB17]" office:value-type="float" office:value="3.40339204138894" calcext:value-type="float">
            <text:p>3.40339204138894</text:p>
          </table:table-cell>
          <table:table-cell table:formula="of:=2*PI()/[.$B$15]*[.AC17]" office:value-type="float" office:value="3.53429173528852" calcext:value-type="float">
            <text:p>3.53429173528852</text:p>
          </table:table-cell>
          <table:table-cell table:formula="of:=2*PI()/[.$B$15]*[.AD17]" office:value-type="float" office:value="3.66519142918809" calcext:value-type="float">
            <text:p>3.66519142918809</text:p>
          </table:table-cell>
          <table:table-cell table:formula="of:=2*PI()/[.$B$15]*[.AE17]" office:value-type="float" office:value="3.79609112308767" calcext:value-type="float">
            <text:p>3.79609112308767</text:p>
          </table:table-cell>
          <table:table-cell table:formula="of:=2*PI()/[.$B$15]*[.AF17]" office:value-type="float" office:value="3.92699081698724" calcext:value-type="float">
            <text:p>3.92699081698724</text:p>
          </table:table-cell>
          <table:table-cell table:formula="of:=2*PI()/[.$B$15]*[.AG17]" office:value-type="float" office:value="4.05789051088682" calcext:value-type="float">
            <text:p>4.05789051088682</text:p>
          </table:table-cell>
          <table:table-cell table:formula="of:=2*PI()/[.$B$15]*[.AH17]" office:value-type="float" office:value="4.18879020478639" calcext:value-type="float">
            <text:p>4.18879020478639</text:p>
          </table:table-cell>
          <table:table-cell table:formula="of:=2*PI()/[.$B$15]*[.AI17]" office:value-type="float" office:value="4.31968989868597" calcext:value-type="float">
            <text:p>4.31968989868597</text:p>
          </table:table-cell>
          <table:table-cell table:formula="of:=2*PI()/[.$B$15]*[.AJ17]" office:value-type="float" office:value="4.45058959258554" calcext:value-type="float">
            <text:p>4.45058959258554</text:p>
          </table:table-cell>
          <table:table-cell table:formula="of:=2*PI()/[.$B$15]*[.AK17]" office:value-type="float" office:value="4.58148928648511" calcext:value-type="float">
            <text:p>4.58148928648511</text:p>
          </table:table-cell>
          <table:table-cell table:formula="of:=2*PI()/[.$B$15]*[.AL17]" office:value-type="float" office:value="4.71238898038469" calcext:value-type="float">
            <text:p>4.71238898038469</text:p>
          </table:table-cell>
          <table:table-cell table:formula="of:=2*PI()/[.$B$15]*[.AM17]" office:value-type="float" office:value="4.84328867428426" calcext:value-type="float">
            <text:p>4.84328867428426</text:p>
          </table:table-cell>
          <table:table-cell table:formula="of:=2*PI()/[.$B$15]*[.AN17]" office:value-type="float" office:value="4.97418836818384" calcext:value-type="float">
            <text:p>4.97418836818384</text:p>
          </table:table-cell>
          <table:table-cell table:formula="of:=2*PI()/[.$B$15]*[.AO17]" office:value-type="float" office:value="5.10508806208341" calcext:value-type="float">
            <text:p>5.10508806208341</text:p>
          </table:table-cell>
          <table:table-cell table:formula="of:=2*PI()/[.$B$15]*[.AP17]" office:value-type="float" office:value="5.23598775598299" calcext:value-type="float">
            <text:p>5.23598775598299</text:p>
          </table:table-cell>
          <table:table-cell table:formula="of:=2*PI()/[.$B$15]*[.AQ17]" office:value-type="float" office:value="5.36688744988256" calcext:value-type="float">
            <text:p>5.36688744988256</text:p>
          </table:table-cell>
          <table:table-cell table:formula="of:=2*PI()/[.$B$15]*[.AR17]" office:value-type="float" office:value="5.49778714378214" calcext:value-type="float">
            <text:p>5.49778714378214</text:p>
          </table:table-cell>
          <table:table-cell table:formula="of:=2*PI()/[.$B$15]*[.AS17]" office:value-type="float" office:value="5.62868683768171" calcext:value-type="float">
            <text:p>5.62868683768171</text:p>
          </table:table-cell>
          <table:table-cell table:formula="of:=2*PI()/[.$B$15]*[.AT17]" office:value-type="float" office:value="5.75958653158129" calcext:value-type="float">
            <text:p>5.75958653158129</text:p>
          </table:table-cell>
          <table:table-cell table:formula="of:=2*PI()/[.$B$15]*[.AU17]" office:value-type="float" office:value="5.89048622548086" calcext:value-type="float">
            <text:p>5.89048622548086</text:p>
          </table:table-cell>
          <table:table-cell table:formula="of:=2*PI()/[.$B$15]*[.AV17]" office:value-type="float" office:value="6.02138591938044" calcext:value-type="float">
            <text:p>6.02138591938044</text:p>
          </table:table-cell>
          <table:table-cell table:formula="of:=2*PI()/[.$B$15]*[.AW17]" office:value-type="float" office:value="6.15228561328001" calcext:value-type="float">
            <text:p>6.15228561328001</text:p>
          </table:table-cell>
          <table:table-cell table:number-columns-repeated="48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sine</text:p>
          </table:table-cell>
          <table:table-cell table:formula="of:=SIN([.B18])" office:value-type="float" office:value="0" calcext:value-type="float">
            <text:p>0</text:p>
          </table:table-cell>
          <table:table-cell table:formula="of:=SIN([.C18])" office:value-type="float" office:value="0.130526192220052" calcext:value-type="float">
            <text:p>0.130526192220052</text:p>
          </table:table-cell>
          <table:table-cell table:formula="of:=SIN([.D18])" office:value-type="float" office:value="0.258819045102521" calcext:value-type="float">
            <text:p>0.258819045102521</text:p>
          </table:table-cell>
          <table:table-cell table:formula="of:=SIN([.E18])" office:value-type="float" office:value="0.38268343236509" calcext:value-type="float">
            <text:p>0.38268343236509</text:p>
          </table:table-cell>
          <table:table-cell table:formula="of:=SIN([.F18])" office:value-type="float" office:value="0.5" calcext:value-type="float">
            <text:p>0.5</text:p>
          </table:table-cell>
          <table:table-cell table:formula="of:=SIN([.G18])" office:value-type="float" office:value="0.608761429008721" calcext:value-type="float">
            <text:p>0.608761429008721</text:p>
          </table:table-cell>
          <table:table-cell table:formula="of:=SIN([.H18])" office:value-type="float" office:value="0.707106781186547" calcext:value-type="float">
            <text:p>0.707106781186547</text:p>
          </table:table-cell>
          <table:table-cell table:formula="of:=SIN([.I18])" office:value-type="float" office:value="0.793353340291235" calcext:value-type="float">
            <text:p>0.793353340291235</text:p>
          </table:table-cell>
          <table:table-cell table:formula="of:=SIN([.J18])" office:value-type="float" office:value="0.866025403784439" calcext:value-type="float">
            <text:p>0.866025403784439</text:p>
          </table:table-cell>
          <table:table-cell table:formula="of:=SIN([.K18])" office:value-type="float" office:value="0.923879532511287" calcext:value-type="float">
            <text:p>0.923879532511287</text:p>
          </table:table-cell>
          <table:table-cell table:formula="of:=SIN([.L18])" office:value-type="float" office:value="0.965925826289068" calcext:value-type="float">
            <text:p>0.965925826289068</text:p>
          </table:table-cell>
          <table:table-cell table:formula="of:=SIN([.M18])" office:value-type="float" office:value="0.99144486137381" calcext:value-type="float">
            <text:p>0.99144486137381</text:p>
          </table:table-cell>
          <table:table-cell table:formula="of:=SIN([.N18])" office:value-type="float" office:value="1" calcext:value-type="float">
            <text:p>1</text:p>
          </table:table-cell>
          <table:table-cell table:formula="of:=SIN([.O18])" office:value-type="float" office:value="0.99144486137381" calcext:value-type="float">
            <text:p>0.99144486137381</text:p>
          </table:table-cell>
          <table:table-cell table:formula="of:=SIN([.P18])" office:value-type="float" office:value="0.965925826289068" calcext:value-type="float">
            <text:p>0.965925826289068</text:p>
          </table:table-cell>
          <table:table-cell table:formula="of:=SIN([.Q18])" office:value-type="float" office:value="0.923879532511287" calcext:value-type="float">
            <text:p>0.923879532511287</text:p>
          </table:table-cell>
          <table:table-cell table:formula="of:=SIN([.R18])" office:value-type="float" office:value="0.866025403784439" calcext:value-type="float">
            <text:p>0.866025403784439</text:p>
          </table:table-cell>
          <table:table-cell table:formula="of:=SIN([.S18])" office:value-type="float" office:value="0.793353340291235" calcext:value-type="float">
            <text:p>0.793353340291235</text:p>
          </table:table-cell>
          <table:table-cell table:formula="of:=SIN([.T18])" office:value-type="float" office:value="0.707106781186548" calcext:value-type="float">
            <text:p>0.707106781186548</text:p>
          </table:table-cell>
          <table:table-cell table:formula="of:=SIN([.U18])" office:value-type="float" office:value="0.608761429008721" calcext:value-type="float">
            <text:p>0.608761429008721</text:p>
          </table:table-cell>
          <table:table-cell table:formula="of:=SIN([.V18])" office:value-type="float" office:value="0.5" calcext:value-type="float">
            <text:p>0.5</text:p>
          </table:table-cell>
          <table:table-cell table:formula="of:=SIN([.W18])" office:value-type="float" office:value="0.38268343236509" calcext:value-type="float">
            <text:p>0.38268343236509</text:p>
          </table:table-cell>
          <table:table-cell table:formula="of:=SIN([.X18])" office:value-type="float" office:value="0.258819045102521" calcext:value-type="float">
            <text:p>0.258819045102521</text:p>
          </table:table-cell>
          <table:table-cell table:formula="of:=SIN([.Y18])" office:value-type="float" office:value="0.130526192220052" calcext:value-type="float">
            <text:p>0.130526192220052</text:p>
          </table:table-cell>
          <table:table-cell table:formula="of:=SIN([.Z18])" office:value-type="float" office:value="1.22464679914735E-016" calcext:value-type="float">
            <text:p>1.22464679914735E-16</text:p>
          </table:table-cell>
          <table:table-cell table:formula="of:=SIN([.AA18])" office:value-type="float" office:value="-0.130526192220051" calcext:value-type="float">
            <text:p>-0.130526192220051</text:p>
          </table:table-cell>
          <table:table-cell table:formula="of:=SIN([.AB18])" office:value-type="float" office:value="-0.25881904510252" calcext:value-type="float">
            <text:p>-0.25881904510252</text:p>
          </table:table-cell>
          <table:table-cell table:formula="of:=SIN([.AC18])" office:value-type="float" office:value="-0.382683432365089" calcext:value-type="float">
            <text:p>-0.382683432365089</text:p>
          </table:table-cell>
          <table:table-cell table:formula="of:=SIN([.AD18])" office:value-type="float" office:value="-0.5" calcext:value-type="float">
            <text:p>-0.5</text:p>
          </table:table-cell>
          <table:table-cell table:formula="of:=SIN([.AE18])" office:value-type="float" office:value="-0.60876142900872" calcext:value-type="float">
            <text:p>-0.60876142900872</text:p>
          </table:table-cell>
          <table:table-cell table:formula="of:=SIN([.AF18])" office:value-type="float" office:value="-0.707106781186547" calcext:value-type="float">
            <text:p>-0.707106781186547</text:p>
          </table:table-cell>
          <table:table-cell table:formula="of:=SIN([.AG18])" office:value-type="float" office:value="-0.793353340291235" calcext:value-type="float">
            <text:p>-0.793353340291235</text:p>
          </table:table-cell>
          <table:table-cell table:formula="of:=SIN([.AH18])" office:value-type="float" office:value="-0.866025403784438" calcext:value-type="float">
            <text:p>-0.866025403784438</text:p>
          </table:table-cell>
          <table:table-cell table:formula="of:=SIN([.AI18])" office:value-type="float" office:value="-0.923879532511286" calcext:value-type="float">
            <text:p>-0.923879532511286</text:p>
          </table:table-cell>
          <table:table-cell table:formula="of:=SIN([.AJ18])" office:value-type="float" office:value="-0.965925826289068" calcext:value-type="float">
            <text:p>-0.965925826289068</text:p>
          </table:table-cell>
          <table:table-cell table:formula="of:=SIN([.AK18])" office:value-type="float" office:value="-0.99144486137381" calcext:value-type="float">
            <text:p>-0.99144486137381</text:p>
          </table:table-cell>
          <table:table-cell table:formula="of:=SIN([.AL18])" office:value-type="float" office:value="-1" calcext:value-type="float">
            <text:p>-1</text:p>
          </table:table-cell>
          <table:table-cell table:formula="of:=SIN([.AM18])" office:value-type="float" office:value="-0.99144486137381" calcext:value-type="float">
            <text:p>-0.99144486137381</text:p>
          </table:table-cell>
          <table:table-cell table:formula="of:=SIN([.AN18])" office:value-type="float" office:value="-0.965925826289068" calcext:value-type="float">
            <text:p>-0.965925826289068</text:p>
          </table:table-cell>
          <table:table-cell table:formula="of:=SIN([.AO18])" office:value-type="float" office:value="-0.923879532511287" calcext:value-type="float">
            <text:p>-0.923879532511287</text:p>
          </table:table-cell>
          <table:table-cell table:formula="of:=SIN([.AP18])" office:value-type="float" office:value="-0.866025403784439" calcext:value-type="float">
            <text:p>-0.866025403784439</text:p>
          </table:table-cell>
          <table:table-cell table:formula="of:=SIN([.AQ18])" office:value-type="float" office:value="-0.793353340291236" calcext:value-type="float">
            <text:p>-0.793353340291236</text:p>
          </table:table-cell>
          <table:table-cell table:formula="of:=SIN([.AR18])" office:value-type="float" office:value="-0.707106781186548" calcext:value-type="float">
            <text:p>-0.707106781186548</text:p>
          </table:table-cell>
          <table:table-cell table:formula="of:=SIN([.AS18])" office:value-type="float" office:value="-0.608761429008721" calcext:value-type="float">
            <text:p>-0.608761429008721</text:p>
          </table:table-cell>
          <table:table-cell table:formula="of:=SIN([.AT18])" office:value-type="float" office:value="-0.5" calcext:value-type="float">
            <text:p>-0.5</text:p>
          </table:table-cell>
          <table:table-cell table:formula="of:=SIN([.AU18])" office:value-type="float" office:value="-0.38268343236509" calcext:value-type="float">
            <text:p>-0.38268343236509</text:p>
          </table:table-cell>
          <table:table-cell table:formula="of:=SIN([.AV18])" office:value-type="float" office:value="-0.258819045102522" calcext:value-type="float">
            <text:p>-0.258819045102522</text:p>
          </table:table-cell>
          <table:table-cell table:formula="of:=SIN([.AW18])" office:value-type="float" office:value="-0.130526192220053" calcext:value-type="float">
            <text:p>-0.130526192220053</text:p>
          </table:table-cell>
          <table:table-cell table:number-columns-repeated="48"/>
        </table:table-row>
        <table:table-row table:style-name="ro1">
          <table:table-cell/>
          <table:table-cell table:formula="of:=[.B21]*[.$B$13]" office:value-type="float" office:value="0" calcext:value-type="float">
            <text:p>0</text:p>
          </table:table-cell>
          <table:table-cell table:formula="of:=[.C21]*[.$B$13]" office:value-type="float" office:value="16.5768264119465" calcext:value-type="float">
            <text:p>16.5768264119465</text:p>
          </table:table-cell>
          <table:table-cell table:formula="of:=[.D21]*[.$B$13]" office:value-type="float" office:value="32.8700187280201" calcext:value-type="float">
            <text:p>32.8700187280201</text:p>
          </table:table-cell>
          <table:table-cell table:formula="of:=[.E21]*[.$B$13]" office:value-type="float" office:value="48.6007959103664" calcext:value-type="float">
            <text:p>48.6007959103664</text:p>
          </table:table-cell>
          <table:table-cell table:formula="of:=[.F21]*[.$B$13]" office:value-type="float" office:value="63.5" calcext:value-type="float">
            <text:p>63.5</text:p>
          </table:table-cell>
          <table:table-cell table:formula="of:=[.G21]*[.$B$13]" office:value-type="float" office:value="77.3127014841075" calcext:value-type="float">
            <text:p>77.3127014841075</text:p>
          </table:table-cell>
          <table:table-cell table:formula="of:=[.H21]*[.$B$13]" office:value-type="float" office:value="89.8025612106915" calcext:value-type="float">
            <text:p>89.8025612106915</text:p>
          </table:table-cell>
          <table:table-cell table:formula="of:=[.I21]*[.$B$13]" office:value-type="float" office:value="100.755874216987" calcext:value-type="float">
            <text:p>100.755874216987</text:p>
          </table:table-cell>
          <table:table-cell table:formula="of:=[.J21]*[.$B$13]" office:value-type="float" office:value="109.985226280624" calcext:value-type="float">
            <text:p>109.985226280624</text:p>
          </table:table-cell>
          <table:table-cell table:formula="of:=[.K21]*[.$B$13]" office:value-type="float" office:value="117.332700628933" calcext:value-type="float">
            <text:p>117.332700628933</text:p>
          </table:table-cell>
          <table:table-cell table:formula="of:=[.L21]*[.$B$13]" office:value-type="float" office:value="122.672579938712" calcext:value-type="float">
            <text:p>122.672579938712</text:p>
          </table:table-cell>
          <table:table-cell table:formula="of:=[.M21]*[.$B$13]" office:value-type="float" office:value="125.913497394474" calcext:value-type="float">
            <text:p>125.913497394474</text:p>
          </table:table-cell>
          <table:table-cell table:formula="of:=[.N21]*[.$B$13]" office:value-type="float" office:value="127" calcext:value-type="float">
            <text:p>127</text:p>
          </table:table-cell>
          <table:table-cell table:formula="of:=[.O21]*[.$B$13]" office:value-type="float" office:value="125.913497394474" calcext:value-type="float">
            <text:p>125.913497394474</text:p>
          </table:table-cell>
          <table:table-cell table:formula="of:=[.P21]*[.$B$13]" office:value-type="float" office:value="122.672579938712" calcext:value-type="float">
            <text:p>122.672579938712</text:p>
          </table:table-cell>
          <table:table-cell table:formula="of:=[.Q21]*[.$B$13]" office:value-type="float" office:value="117.332700628933" calcext:value-type="float">
            <text:p>117.332700628933</text:p>
          </table:table-cell>
          <table:table-cell table:formula="of:=[.R21]*[.$B$13]" office:value-type="float" office:value="109.985226280624" calcext:value-type="float">
            <text:p>109.985226280624</text:p>
          </table:table-cell>
          <table:table-cell table:formula="of:=[.S21]*[.$B$13]" office:value-type="float" office:value="100.755874216987" calcext:value-type="float">
            <text:p>100.755874216987</text:p>
          </table:table-cell>
          <table:table-cell table:formula="of:=[.T21]*[.$B$13]" office:value-type="float" office:value="89.8025612106915" calcext:value-type="float">
            <text:p>89.8025612106915</text:p>
          </table:table-cell>
          <table:table-cell table:formula="of:=[.U21]*[.$B$13]" office:value-type="float" office:value="77.3127014841076" calcext:value-type="float">
            <text:p>77.3127014841076</text:p>
          </table:table-cell>
          <table:table-cell table:formula="of:=[.V21]*[.$B$13]" office:value-type="float" office:value="63.5" calcext:value-type="float">
            <text:p>63.5</text:p>
          </table:table-cell>
          <table:table-cell table:formula="of:=[.W21]*[.$B$13]" office:value-type="float" office:value="48.6007959103664" calcext:value-type="float">
            <text:p>48.6007959103664</text:p>
          </table:table-cell>
          <table:table-cell table:formula="of:=[.X21]*[.$B$13]" office:value-type="float" office:value="32.8700187280202" calcext:value-type="float">
            <text:p>32.8700187280202</text:p>
          </table:table-cell>
          <table:table-cell table:formula="of:=[.Y21]*[.$B$13]" office:value-type="float" office:value="16.5768264119466" calcext:value-type="float">
            <text:p>16.5768264119466</text:p>
          </table:table-cell>
          <table:table-cell table:formula="of:=[.Z21]*[.$B$13]" office:value-type="float" office:value="0.0000000000000155530143491714" calcext:value-type="float">
            <text:p>1.55530143491714E-14</text:p>
          </table:table-cell>
          <table:table-cell table:formula="of:=[.AA21]*[.$B$13]" office:value-type="float" office:value="-16.5768264119465" calcext:value-type="float">
            <text:p>-16.5768264119465</text:p>
          </table:table-cell>
          <table:table-cell table:formula="of:=[.AB21]*[.$B$13]" office:value-type="float" office:value="-32.8700187280201" calcext:value-type="float">
            <text:p>-32.8700187280201</text:p>
          </table:table-cell>
          <table:table-cell table:formula="of:=[.AC21]*[.$B$13]" office:value-type="float" office:value="-48.6007959103663" calcext:value-type="float">
            <text:p>-48.6007959103663</text:p>
          </table:table-cell>
          <table:table-cell table:formula="of:=[.AD21]*[.$B$13]" office:value-type="float" office:value="-63.5" calcext:value-type="float">
            <text:p>-63.5</text:p>
          </table:table-cell>
          <table:table-cell table:formula="of:=[.AE21]*[.$B$13]" office:value-type="float" office:value="-77.3127014841075" calcext:value-type="float">
            <text:p>-77.3127014841075</text:p>
          </table:table-cell>
          <table:table-cell table:formula="of:=[.AF21]*[.$B$13]" office:value-type="float" office:value="-89.8025612106915" calcext:value-type="float">
            <text:p>-89.8025612106915</text:p>
          </table:table-cell>
          <table:table-cell table:formula="of:=[.AG21]*[.$B$13]" office:value-type="float" office:value="-100.755874216987" calcext:value-type="float">
            <text:p>-100.755874216987</text:p>
          </table:table-cell>
          <table:table-cell table:formula="of:=[.AH21]*[.$B$13]" office:value-type="float" office:value="-109.985226280624" calcext:value-type="float">
            <text:p>-109.985226280624</text:p>
          </table:table-cell>
          <table:table-cell table:formula="of:=[.AI21]*[.$B$13]" office:value-type="float" office:value="-117.332700628933" calcext:value-type="float">
            <text:p>-117.332700628933</text:p>
          </table:table-cell>
          <table:table-cell table:formula="of:=[.AJ21]*[.$B$13]" office:value-type="float" office:value="-122.672579938712" calcext:value-type="float">
            <text:p>-122.672579938712</text:p>
          </table:table-cell>
          <table:table-cell table:formula="of:=[.AK21]*[.$B$13]" office:value-type="float" office:value="-125.913497394474" calcext:value-type="float">
            <text:p>-125.913497394474</text:p>
          </table:table-cell>
          <table:table-cell table:formula="of:=[.AL21]*[.$B$13]" office:value-type="float" office:value="-127" calcext:value-type="float">
            <text:p>-127</text:p>
          </table:table-cell>
          <table:table-cell table:formula="of:=[.AM21]*[.$B$13]" office:value-type="float" office:value="-125.913497394474" calcext:value-type="float">
            <text:p>-125.913497394474</text:p>
          </table:table-cell>
          <table:table-cell table:formula="of:=[.AN21]*[.$B$13]" office:value-type="float" office:value="-122.672579938712" calcext:value-type="float">
            <text:p>-122.672579938712</text:p>
          </table:table-cell>
          <table:table-cell table:formula="of:=[.AO21]*[.$B$13]" office:value-type="float" office:value="-117.332700628933" calcext:value-type="float">
            <text:p>-117.332700628933</text:p>
          </table:table-cell>
          <table:table-cell table:formula="of:=[.AP21]*[.$B$13]" office:value-type="float" office:value="-109.985226280624" calcext:value-type="float">
            <text:p>-109.985226280624</text:p>
          </table:table-cell>
          <table:table-cell table:formula="of:=[.AQ21]*[.$B$13]" office:value-type="float" office:value="-100.755874216987" calcext:value-type="float">
            <text:p>-100.755874216987</text:p>
          </table:table-cell>
          <table:table-cell table:formula="of:=[.AR21]*[.$B$13]" office:value-type="float" office:value="-89.8025612106916" calcext:value-type="float">
            <text:p>-89.8025612106916</text:p>
          </table:table-cell>
          <table:table-cell table:formula="of:=[.AS21]*[.$B$13]" office:value-type="float" office:value="-77.3127014841076" calcext:value-type="float">
            <text:p>-77.3127014841076</text:p>
          </table:table-cell>
          <table:table-cell table:formula="of:=[.AT21]*[.$B$13]" office:value-type="float" office:value="-63.5000000000001" calcext:value-type="float">
            <text:p>-63.5000000000001</text:p>
          </table:table-cell>
          <table:table-cell table:formula="of:=[.AU21]*[.$B$13]" office:value-type="float" office:value="-48.6007959103665" calcext:value-type="float">
            <text:p>-48.6007959103665</text:p>
          </table:table-cell>
          <table:table-cell table:formula="of:=[.AV21]*[.$B$13]" office:value-type="float" office:value="-32.8700187280202" calcext:value-type="float">
            <text:p>-32.8700187280202</text:p>
          </table:table-cell>
          <table:table-cell table:formula="of:=[.AW21]*[.$B$13]" office:value-type="float" office:value="-16.5768264119467" calcext:value-type="float">
            <text:p>-16.5768264119467</text:p>
          </table:table-cell>
          <table:table-cell table:number-columns-repeated="48"/>
        </table:table-row>
        <table:table-row table:style-name="ro1">
          <table:table-cell/>
          <table:table-cell table:formula="of:=[.B22]+[.$B$14]" office:value-type="float" office:value="127" calcext:value-type="float">
            <text:p>127</text:p>
          </table:table-cell>
          <table:table-cell table:formula="of:=[.C22]+[.$B$14]" office:value-type="float" office:value="143.576826411947" calcext:value-type="float">
            <text:p>143.576826411947</text:p>
          </table:table-cell>
          <table:table-cell table:formula="of:=[.D22]+[.$B$14]" office:value-type="float" office:value="159.87001872802" calcext:value-type="float">
            <text:p>159.87001872802</text:p>
          </table:table-cell>
          <table:table-cell table:formula="of:=[.E22]+[.$B$14]" office:value-type="float" office:value="175.600795910366" calcext:value-type="float">
            <text:p>175.600795910366</text:p>
          </table:table-cell>
          <table:table-cell table:formula="of:=[.F22]+[.$B$14]" office:value-type="float" office:value="190.5" calcext:value-type="float">
            <text:p>190.5</text:p>
          </table:table-cell>
          <table:table-cell table:formula="of:=[.G22]+[.$B$14]" office:value-type="float" office:value="204.312701484107" calcext:value-type="float">
            <text:p>204.312701484107</text:p>
          </table:table-cell>
          <table:table-cell table:formula="of:=[.H22]+[.$B$14]" office:value-type="float" office:value="216.802561210691" calcext:value-type="float">
            <text:p>216.802561210691</text:p>
          </table:table-cell>
          <table:table-cell table:formula="of:=[.I22]+[.$B$14]" office:value-type="float" office:value="227.755874216987" calcext:value-type="float">
            <text:p>227.755874216987</text:p>
          </table:table-cell>
          <table:table-cell table:formula="of:=[.J22]+[.$B$14]" office:value-type="float" office:value="236.985226280624" calcext:value-type="float">
            <text:p>236.985226280624</text:p>
          </table:table-cell>
          <table:table-cell table:formula="of:=[.K22]+[.$B$14]" office:value-type="float" office:value="244.332700628933" calcext:value-type="float">
            <text:p>244.332700628933</text:p>
          </table:table-cell>
          <table:table-cell table:formula="of:=[.L22]+[.$B$14]" office:value-type="float" office:value="249.672579938712" calcext:value-type="float">
            <text:p>249.672579938712</text:p>
          </table:table-cell>
          <table:table-cell table:formula="of:=[.M22]+[.$B$14]" office:value-type="float" office:value="252.913497394474" calcext:value-type="float">
            <text:p>252.913497394474</text:p>
          </table:table-cell>
          <table:table-cell table:formula="of:=[.N22]+[.$B$14]" office:value-type="float" office:value="254" calcext:value-type="float">
            <text:p>254</text:p>
          </table:table-cell>
          <table:table-cell table:formula="of:=[.O22]+[.$B$14]" office:value-type="float" office:value="252.913497394474" calcext:value-type="float">
            <text:p>252.913497394474</text:p>
          </table:table-cell>
          <table:table-cell table:formula="of:=[.P22]+[.$B$14]" office:value-type="float" office:value="249.672579938712" calcext:value-type="float">
            <text:p>249.672579938712</text:p>
          </table:table-cell>
          <table:table-cell table:formula="of:=[.Q22]+[.$B$14]" office:value-type="float" office:value="244.332700628933" calcext:value-type="float">
            <text:p>244.332700628933</text:p>
          </table:table-cell>
          <table:table-cell table:formula="of:=[.R22]+[.$B$14]" office:value-type="float" office:value="236.985226280624" calcext:value-type="float">
            <text:p>236.985226280624</text:p>
          </table:table-cell>
          <table:table-cell table:formula="of:=[.S22]+[.$B$14]" office:value-type="float" office:value="227.755874216987" calcext:value-type="float">
            <text:p>227.755874216987</text:p>
          </table:table-cell>
          <table:table-cell table:formula="of:=[.T22]+[.$B$14]" office:value-type="float" office:value="216.802561210691" calcext:value-type="float">
            <text:p>216.802561210691</text:p>
          </table:table-cell>
          <table:table-cell table:formula="of:=[.U22]+[.$B$14]" office:value-type="float" office:value="204.312701484108" calcext:value-type="float">
            <text:p>204.312701484108</text:p>
          </table:table-cell>
          <table:table-cell table:formula="of:=[.V22]+[.$B$14]" office:value-type="float" office:value="190.5" calcext:value-type="float">
            <text:p>190.5</text:p>
          </table:table-cell>
          <table:table-cell table:formula="of:=[.W22]+[.$B$14]" office:value-type="float" office:value="175.600795910366" calcext:value-type="float">
            <text:p>175.600795910366</text:p>
          </table:table-cell>
          <table:table-cell table:formula="of:=[.X22]+[.$B$14]" office:value-type="float" office:value="159.87001872802" calcext:value-type="float">
            <text:p>159.87001872802</text:p>
          </table:table-cell>
          <table:table-cell table:formula="of:=[.Y22]+[.$B$14]" office:value-type="float" office:value="143.576826411947" calcext:value-type="float">
            <text:p>143.576826411947</text:p>
          </table:table-cell>
          <table:table-cell table:formula="of:=[.Z22]+[.$B$14]" office:value-type="float" office:value="127" calcext:value-type="float">
            <text:p>127</text:p>
          </table:table-cell>
          <table:table-cell table:formula="of:=[.AA22]+[.$B$14]" office:value-type="float" office:value="110.423173588054" calcext:value-type="float">
            <text:p>110.423173588054</text:p>
          </table:table-cell>
          <table:table-cell table:formula="of:=[.AB22]+[.$B$14]" office:value-type="float" office:value="94.1299812719799" calcext:value-type="float">
            <text:p>94.1299812719799</text:p>
          </table:table-cell>
          <table:table-cell table:formula="of:=[.AC22]+[.$B$14]" office:value-type="float" office:value="78.3992040896337" calcext:value-type="float">
            <text:p>78.3992040896337</text:p>
          </table:table-cell>
          <table:table-cell table:formula="of:=[.AD22]+[.$B$14]" office:value-type="float" office:value="63.5" calcext:value-type="float">
            <text:p>63.5</text:p>
          </table:table-cell>
          <table:table-cell table:formula="of:=[.AE22]+[.$B$14]" office:value-type="float" office:value="49.6872985158925" calcext:value-type="float">
            <text:p>49.6872985158925</text:p>
          </table:table-cell>
          <table:table-cell table:formula="of:=[.AF22]+[.$B$14]" office:value-type="float" office:value="37.1974387893085" calcext:value-type="float">
            <text:p>37.1974387893085</text:p>
          </table:table-cell>
          <table:table-cell table:formula="of:=[.AG22]+[.$B$14]" office:value-type="float" office:value="26.2441257830132" calcext:value-type="float">
            <text:p>26.2441257830132</text:p>
          </table:table-cell>
          <table:table-cell table:formula="of:=[.AH22]+[.$B$14]" office:value-type="float" office:value="17.0147737193763" calcext:value-type="float">
            <text:p>17.0147737193763</text:p>
          </table:table-cell>
          <table:table-cell table:formula="of:=[.AI22]+[.$B$14]" office:value-type="float" office:value="9.66729937106662" calcext:value-type="float">
            <text:p>9.66729937106662</text:p>
          </table:table-cell>
          <table:table-cell table:formula="of:=[.AJ22]+[.$B$14]" office:value-type="float" office:value="4.32742006128835" calcext:value-type="float">
            <text:p>4.32742006128835</text:p>
          </table:table-cell>
          <table:table-cell table:formula="of:=[.AK22]+[.$B$14]" office:value-type="float" office:value="1.08650260552609" calcext:value-type="float">
            <text:p>1.08650260552609</text:p>
          </table:table-cell>
          <table:table-cell table:formula="of:=[.AL22]+[.$B$14]" office:value-type="float" office:value="0" calcext:value-type="float">
            <text:p>0</text:p>
          </table:table-cell>
          <table:table-cell table:formula="of:=[.AM22]+[.$B$14]" office:value-type="float" office:value="1.08650260552606" calcext:value-type="float">
            <text:p>1.08650260552606</text:p>
          </table:table-cell>
          <table:table-cell table:formula="of:=[.AN22]+[.$B$14]" office:value-type="float" office:value="4.32742006128831" calcext:value-type="float">
            <text:p>4.32742006128831</text:p>
          </table:table-cell>
          <table:table-cell table:formula="of:=[.AO22]+[.$B$14]" office:value-type="float" office:value="9.66729937106656" calcext:value-type="float">
            <text:p>9.66729937106656</text:p>
          </table:table-cell>
          <table:table-cell table:formula="of:=[.AP22]+[.$B$14]" office:value-type="float" office:value="17.0147737193762" calcext:value-type="float">
            <text:p>17.0147737193762</text:p>
          </table:table-cell>
          <table:table-cell table:formula="of:=[.AQ22]+[.$B$14]" office:value-type="float" office:value="26.2441257830131" calcext:value-type="float">
            <text:p>26.2441257830131</text:p>
          </table:table-cell>
          <table:table-cell table:formula="of:=[.AR22]+[.$B$14]" office:value-type="float" office:value="37.1974387893084" calcext:value-type="float">
            <text:p>37.1974387893084</text:p>
          </table:table-cell>
          <table:table-cell table:formula="of:=[.AS22]+[.$B$14]" office:value-type="float" office:value="49.6872985158925" calcext:value-type="float">
            <text:p>49.6872985158925</text:p>
          </table:table-cell>
          <table:table-cell table:formula="of:=[.AT22]+[.$B$14]" office:value-type="float" office:value="63.4999999999999" calcext:value-type="float">
            <text:p>63.4999999999999</text:p>
          </table:table-cell>
          <table:table-cell table:formula="of:=[.AU22]+[.$B$14]" office:value-type="float" office:value="78.3992040896335" calcext:value-type="float">
            <text:p>78.3992040896335</text:p>
          </table:table-cell>
          <table:table-cell table:formula="of:=[.AV22]+[.$B$14]" office:value-type="float" office:value="94.1299812719798" calcext:value-type="float">
            <text:p>94.1299812719798</text:p>
          </table:table-cell>
          <table:table-cell table:formula="of:=[.AW22]+[.$B$14]" office:value-type="float" office:value="110.423173588053" calcext:value-type="float">
            <text:p>110.42317358805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ookup</text:p>
          </table:table-cell>
          <table:table-cell table:formula="of:=ROUNDDOWN([.B23])" office:value-type="float" office:value="127" calcext:value-type="float">
            <text:p>127</text:p>
          </table:table-cell>
          <table:table-cell table:formula="of:=ROUNDDOWN([.C23])" office:value-type="float" office:value="143" calcext:value-type="float">
            <text:p>143</text:p>
          </table:table-cell>
          <table:table-cell table:formula="of:=ROUNDDOWN([.D23])" office:value-type="float" office:value="159" calcext:value-type="float">
            <text:p>159</text:p>
          </table:table-cell>
          <table:table-cell table:formula="of:=ROUNDDOWN([.E23])" office:value-type="float" office:value="175" calcext:value-type="float">
            <text:p>175</text:p>
          </table:table-cell>
          <table:table-cell table:formula="of:=ROUNDDOWN([.F23])" office:value-type="float" office:value="190" calcext:value-type="float">
            <text:p>190</text:p>
          </table:table-cell>
          <table:table-cell table:formula="of:=ROUNDDOWN([.G23])" office:value-type="float" office:value="204" calcext:value-type="float">
            <text:p>204</text:p>
          </table:table-cell>
          <table:table-cell table:formula="of:=ROUNDDOWN([.H23])" office:value-type="float" office:value="216" calcext:value-type="float">
            <text:p>216</text:p>
          </table:table-cell>
          <table:table-cell table:formula="of:=ROUNDDOWN([.I23])" office:value-type="float" office:value="227" calcext:value-type="float">
            <text:p>227</text:p>
          </table:table-cell>
          <table:table-cell table:formula="of:=ROUNDDOWN([.J23])" office:value-type="float" office:value="236" calcext:value-type="float">
            <text:p>236</text:p>
          </table:table-cell>
          <table:table-cell table:formula="of:=ROUNDDOWN([.K23])" office:value-type="float" office:value="244" calcext:value-type="float">
            <text:p>244</text:p>
          </table:table-cell>
          <table:table-cell table:formula="of:=ROUNDDOWN([.L23])" office:value-type="float" office:value="249" calcext:value-type="float">
            <text:p>249</text:p>
          </table:table-cell>
          <table:table-cell table:formula="of:=ROUNDDOWN([.M23])" office:value-type="float" office:value="252" calcext:value-type="float">
            <text:p>252</text:p>
          </table:table-cell>
          <table:table-cell table:formula="of:=ROUNDDOWN([.N23])" office:value-type="float" office:value="254" calcext:value-type="float">
            <text:p>254</text:p>
          </table:table-cell>
          <table:table-cell table:formula="of:=ROUNDDOWN([.O23])" office:value-type="float" office:value="252" calcext:value-type="float">
            <text:p>252</text:p>
          </table:table-cell>
          <table:table-cell table:formula="of:=ROUNDDOWN([.P23])" office:value-type="float" office:value="249" calcext:value-type="float">
            <text:p>249</text:p>
          </table:table-cell>
          <table:table-cell table:formula="of:=ROUNDDOWN([.Q23])" office:value-type="float" office:value="244" calcext:value-type="float">
            <text:p>244</text:p>
          </table:table-cell>
          <table:table-cell table:formula="of:=ROUNDDOWN([.R23])" office:value-type="float" office:value="236" calcext:value-type="float">
            <text:p>236</text:p>
          </table:table-cell>
          <table:table-cell table:formula="of:=ROUNDDOWN([.S23])" office:value-type="float" office:value="227" calcext:value-type="float">
            <text:p>227</text:p>
          </table:table-cell>
          <table:table-cell table:formula="of:=ROUNDDOWN([.T23])" office:value-type="float" office:value="216" calcext:value-type="float">
            <text:p>216</text:p>
          </table:table-cell>
          <table:table-cell table:formula="of:=ROUNDDOWN([.U23])" office:value-type="float" office:value="204" calcext:value-type="float">
            <text:p>204</text:p>
          </table:table-cell>
          <table:table-cell table:formula="of:=ROUNDDOWN([.V23])" office:value-type="float" office:value="190" calcext:value-type="float">
            <text:p>190</text:p>
          </table:table-cell>
          <table:table-cell table:formula="of:=ROUNDDOWN([.W23])" office:value-type="float" office:value="175" calcext:value-type="float">
            <text:p>175</text:p>
          </table:table-cell>
          <table:table-cell table:formula="of:=ROUNDDOWN([.X23])" office:value-type="float" office:value="159" calcext:value-type="float">
            <text:p>159</text:p>
          </table:table-cell>
          <table:table-cell table:formula="of:=ROUNDDOWN([.Y23])" office:value-type="float" office:value="143" calcext:value-type="float">
            <text:p>143</text:p>
          </table:table-cell>
          <table:table-cell table:formula="of:=ROUNDDOWN([.Z23])" office:value-type="float" office:value="127" calcext:value-type="float">
            <text:p>127</text:p>
          </table:table-cell>
          <table:table-cell table:formula="of:=ROUNDDOWN([.AA23])" office:value-type="float" office:value="110" calcext:value-type="float">
            <text:p>110</text:p>
          </table:table-cell>
          <table:table-cell table:formula="of:=ROUNDDOWN([.AB23])" office:value-type="float" office:value="94" calcext:value-type="float">
            <text:p>94</text:p>
          </table:table-cell>
          <table:table-cell table:formula="of:=ROUNDDOWN([.AC23])" office:value-type="float" office:value="78" calcext:value-type="float">
            <text:p>78</text:p>
          </table:table-cell>
          <table:table-cell table:formula="of:=ROUNDDOWN([.AD23])" office:value-type="float" office:value="63" calcext:value-type="float">
            <text:p>63</text:p>
          </table:table-cell>
          <table:table-cell table:formula="of:=ROUNDDOWN([.AE23])" office:value-type="float" office:value="49" calcext:value-type="float">
            <text:p>49</text:p>
          </table:table-cell>
          <table:table-cell table:formula="of:=ROUNDDOWN([.AF23])" office:value-type="float" office:value="37" calcext:value-type="float">
            <text:p>37</text:p>
          </table:table-cell>
          <table:table-cell table:formula="of:=ROUNDDOWN([.AG23])" office:value-type="float" office:value="26" calcext:value-type="float">
            <text:p>26</text:p>
          </table:table-cell>
          <table:table-cell table:formula="of:=ROUNDDOWN([.AH23])" office:value-type="float" office:value="17" calcext:value-type="float">
            <text:p>17</text:p>
          </table:table-cell>
          <table:table-cell table:formula="of:=ROUNDDOWN([.AI23])" office:value-type="float" office:value="9" calcext:value-type="float">
            <text:p>9</text:p>
          </table:table-cell>
          <table:table-cell table:formula="of:=ROUNDDOWN([.AJ23])" office:value-type="float" office:value="4" calcext:value-type="float">
            <text:p>4</text:p>
          </table:table-cell>
          <table:table-cell table:formula="of:=ROUNDDOWN([.AK23])" office:value-type="float" office:value="1" calcext:value-type="float">
            <text:p>1</text:p>
          </table:table-cell>
          <table:table-cell table:formula="of:=ROUNDDOWN([.AL23])" office:value-type="float" office:value="0" calcext:value-type="float">
            <text:p>0</text:p>
          </table:table-cell>
          <table:table-cell table:formula="of:=ROUNDDOWN([.AM23])" office:value-type="float" office:value="1" calcext:value-type="float">
            <text:p>1</text:p>
          </table:table-cell>
          <table:table-cell table:formula="of:=ROUNDDOWN([.AN23])" office:value-type="float" office:value="4" calcext:value-type="float">
            <text:p>4</text:p>
          </table:table-cell>
          <table:table-cell table:formula="of:=ROUNDDOWN([.AO23])" office:value-type="float" office:value="9" calcext:value-type="float">
            <text:p>9</text:p>
          </table:table-cell>
          <table:table-cell table:formula="of:=ROUNDDOWN([.AP23])" office:value-type="float" office:value="17" calcext:value-type="float">
            <text:p>17</text:p>
          </table:table-cell>
          <table:table-cell table:formula="of:=ROUNDDOWN([.AQ23])" office:value-type="float" office:value="26" calcext:value-type="float">
            <text:p>26</text:p>
          </table:table-cell>
          <table:table-cell table:formula="of:=ROUNDDOWN([.AR23])" office:value-type="float" office:value="37" calcext:value-type="float">
            <text:p>37</text:p>
          </table:table-cell>
          <table:table-cell table:formula="of:=ROUNDDOWN([.AS23])" office:value-type="float" office:value="49" calcext:value-type="float">
            <text:p>49</text:p>
          </table:table-cell>
          <table:table-cell table:formula="of:=ROUNDDOWN([.AT23])" office:value-type="float" office:value="63" calcext:value-type="float">
            <text:p>63</text:p>
          </table:table-cell>
          <table:table-cell table:formula="of:=ROUNDDOWN([.AU23])" office:value-type="float" office:value="78" calcext:value-type="float">
            <text:p>78</text:p>
          </table:table-cell>
          <table:table-cell table:formula="of:=ROUNDDOWN([.AV23])" office:value-type="float" office:value="94" calcext:value-type="float">
            <text:p>94</text:p>
          </table:table-cell>
          <table:table-cell table:formula="of:=ROUNDDOWN([.AW23])" office:value-type="float" office:value="110" calcext:value-type="float">
            <text:p>110</text:p>
          </table:table-cell>
          <table:table-cell table:number-columns-repeated="48"/>
        </table:table-row>
        <table:table-row table:style-name="ro1" table:number-rows-repeated="7">
          <table:table-cell table:number-columns-repeated="97"/>
        </table:table-row>
        <table:table-row table:style-name="ro1">
          <table:table-cell office:value-type="string" calcext:value-type="string">
            <text:p>ampliture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nb steps</text:p>
          </table:table-cell>
          <table:table-cell table:formula="of:=[.C34]*[.D34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93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0" calcext:value-type="float">
            <text:p>0</text:p>
          </table:table-cell>
          <table:table-cell table:formula="of:=[.B36]+1" office:value-type="float" office:value="1" calcext:value-type="float">
            <text:p>1</text:p>
          </table:table-cell>
          <table:table-cell table:formula="of:=[.C36]+1" office:value-type="float" office:value="2" calcext:value-type="float">
            <text:p>2</text:p>
          </table:table-cell>
          <table:table-cell table:formula="of:=[.D36]+1" office:value-type="float" office:value="3" calcext:value-type="float">
            <text:p>3</text:p>
          </table:table-cell>
          <table:table-cell table:formula="of:=[.E36]+1" office:value-type="float" office:value="4" calcext:value-type="float">
            <text:p>4</text:p>
          </table:table-cell>
          <table:table-cell table:formula="of:=[.F36]+1" office:value-type="float" office:value="5" calcext:value-type="float">
            <text:p>5</text:p>
          </table:table-cell>
          <table:table-cell table:formula="of:=[.G36]+1" office:value-type="float" office:value="6" calcext:value-type="float">
            <text:p>6</text:p>
          </table:table-cell>
          <table:table-cell table:formula="of:=[.H36]+1" office:value-type="float" office:value="7" calcext:value-type="float">
            <text:p>7</text:p>
          </table:table-cell>
          <table:table-cell table:formula="of:=[.I36]+1" office:value-type="float" office:value="8" calcext:value-type="float">
            <text:p>8</text:p>
          </table:table-cell>
          <table:table-cell table:formula="of:=[.J36]+1" office:value-type="float" office:value="9" calcext:value-type="float">
            <text:p>9</text:p>
          </table:table-cell>
          <table:table-cell table:formula="of:=[.K36]+1" office:value-type="float" office:value="10" calcext:value-type="float">
            <text:p>10</text:p>
          </table:table-cell>
          <table:table-cell table:formula="of:=[.L36]+1" office:value-type="float" office:value="11" calcext:value-type="float">
            <text:p>11</text:p>
          </table:table-cell>
          <table:table-cell table:formula="of:=[.M36]+1" office:value-type="float" office:value="12" calcext:value-type="float">
            <text:p>12</text:p>
          </table:table-cell>
          <table:table-cell table:formula="of:=[.N36]+1" office:value-type="float" office:value="13" calcext:value-type="float">
            <text:p>13</text:p>
          </table:table-cell>
          <table:table-cell table:formula="of:=[.O36]+1" office:value-type="float" office:value="14" calcext:value-type="float">
            <text:p>14</text:p>
          </table:table-cell>
          <table:table-cell table:formula="of:=[.P36]+1" office:value-type="float" office:value="15" calcext:value-type="float">
            <text:p>15</text:p>
          </table:table-cell>
          <table:table-cell table:formula="of:=[.Q36]+1" office:value-type="float" office:value="16" calcext:value-type="float">
            <text:p>16</text:p>
          </table:table-cell>
          <table:table-cell table:formula="of:=[.R36]+1" office:value-type="float" office:value="17" calcext:value-type="float">
            <text:p>17</text:p>
          </table:table-cell>
          <table:table-cell table:formula="of:=[.S36]+1" office:value-type="float" office:value="18" calcext:value-type="float">
            <text:p>18</text:p>
          </table:table-cell>
          <table:table-cell table:formula="of:=[.T36]+1" office:value-type="float" office:value="19" calcext:value-type="float">
            <text:p>19</text:p>
          </table:table-cell>
          <table:table-cell table:formula="of:=[.U36]+1" office:value-type="float" office:value="20" calcext:value-type="float">
            <text:p>20</text:p>
          </table:table-cell>
          <table:table-cell table:formula="of:=[.V36]+1" office:value-type="float" office:value="21" calcext:value-type="float">
            <text:p>21</text:p>
          </table:table-cell>
          <table:table-cell table:formula="of:=[.W36]+1" office:value-type="float" office:value="22" calcext:value-type="float">
            <text:p>22</text:p>
          </table:table-cell>
          <table:table-cell table:formula="of:=[.X36]+1" office:value-type="float" office:value="23" calcext:value-type="float">
            <text:p>23</text:p>
          </table:table-cell>
          <table:table-cell table:formula="of:=[.Y36]+1" office:value-type="float" office:value="24" calcext:value-type="float">
            <text:p>24</text:p>
          </table:table-cell>
          <table:table-cell table:formula="of:=[.Z36]+1" office:value-type="float" office:value="25" calcext:value-type="float">
            <text:p>25</text:p>
          </table:table-cell>
          <table:table-cell table:formula="of:=[.AA36]+1" office:value-type="float" office:value="26" calcext:value-type="float">
            <text:p>26</text:p>
          </table:table-cell>
          <table:table-cell table:formula="of:=[.AB36]+1" office:value-type="float" office:value="27" calcext:value-type="float">
            <text:p>27</text:p>
          </table:table-cell>
          <table:table-cell table:formula="of:=[.AC36]+1" office:value-type="float" office:value="28" calcext:value-type="float">
            <text:p>28</text:p>
          </table:table-cell>
          <table:table-cell table:formula="of:=[.AD36]+1" office:value-type="float" office:value="29" calcext:value-type="float">
            <text:p>29</text:p>
          </table:table-cell>
          <table:table-cell table:formula="of:=[.AE36]+1" office:value-type="float" office:value="30" calcext:value-type="float">
            <text:p>30</text:p>
          </table:table-cell>
          <table:table-cell table:formula="of:=[.AF36]+1" office:value-type="float" office:value="31" calcext:value-type="float">
            <text:p>31</text:p>
          </table:table-cell>
          <table:table-cell table:formula="of:=[.AG36]+1" office:value-type="float" office:value="32" calcext:value-type="float">
            <text:p>32</text:p>
          </table:table-cell>
          <table:table-cell table:formula="of:=[.AH36]+1" office:value-type="float" office:value="33" calcext:value-type="float">
            <text:p>33</text:p>
          </table:table-cell>
          <table:table-cell table:formula="of:=[.AI36]+1" office:value-type="float" office:value="34" calcext:value-type="float">
            <text:p>34</text:p>
          </table:table-cell>
          <table:table-cell table:formula="of:=[.AJ36]+1" office:value-type="float" office:value="35" calcext:value-type="float">
            <text:p>35</text:p>
          </table:table-cell>
          <table:table-cell table:formula="of:=[.AK36]+1" office:value-type="float" office:value="36" calcext:value-type="float">
            <text:p>36</text:p>
          </table:table-cell>
          <table:table-cell table:formula="of:=[.AL36]+1" office:value-type="float" office:value="37" calcext:value-type="float">
            <text:p>37</text:p>
          </table:table-cell>
          <table:table-cell table:formula="of:=[.AM36]+1" office:value-type="float" office:value="38" calcext:value-type="float">
            <text:p>38</text:p>
          </table:table-cell>
          <table:table-cell table:formula="of:=[.AN36]+1" office:value-type="float" office:value="39" calcext:value-type="float">
            <text:p>39</text:p>
          </table:table-cell>
          <table:table-cell table:formula="of:=[.AO36]+1" office:value-type="float" office:value="40" calcext:value-type="float">
            <text:p>40</text:p>
          </table:table-cell>
          <table:table-cell table:formula="of:=[.AP36]+1" office:value-type="float" office:value="41" calcext:value-type="float">
            <text:p>41</text:p>
          </table:table-cell>
          <table:table-cell table:formula="of:=[.AQ36]+1" office:value-type="float" office:value="42" calcext:value-type="float">
            <text:p>42</text:p>
          </table:table-cell>
          <table:table-cell table:formula="of:=[.AR36]+1" office:value-type="float" office:value="43" calcext:value-type="float">
            <text:p>43</text:p>
          </table:table-cell>
          <table:table-cell table:formula="of:=[.AS36]+1" office:value-type="float" office:value="44" calcext:value-type="float">
            <text:p>44</text:p>
          </table:table-cell>
          <table:table-cell table:formula="of:=[.AT36]+1" office:value-type="float" office:value="45" calcext:value-type="float">
            <text:p>45</text:p>
          </table:table-cell>
          <table:table-cell table:formula="of:=[.AU36]+1" office:value-type="float" office:value="46" calcext:value-type="float">
            <text:p>46</text:p>
          </table:table-cell>
          <table:table-cell table:formula="of:=[.AV36]+1" office:value-type="float" office:value="47" calcext:value-type="float">
            <text:p>4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ngle in rad</text:p>
          </table:table-cell>
          <table:table-cell table:formula="of:=2*PI()/[.$B34]*[.B36]" office:value-type="float" office:value="0" calcext:value-type="float">
            <text:p>0</text:p>
          </table:table-cell>
          <table:table-cell table:formula="of:=2*PI()/[.$B34]*[.C36]" office:value-type="float" office:value="0.261799387799149" calcext:value-type="float">
            <text:p>0.261799387799149</text:p>
          </table:table-cell>
          <table:table-cell table:formula="of:=2*PI()/[.$B34]*[.D36]" office:value-type="float" office:value="0.523598775598299" calcext:value-type="float">
            <text:p>0.523598775598299</text:p>
          </table:table-cell>
          <table:table-cell table:formula="of:=2*PI()/[.$B34]*[.E36]" office:value-type="float" office:value="0.785398163397448" calcext:value-type="float">
            <text:p>0.785398163397448</text:p>
          </table:table-cell>
          <table:table-cell table:formula="of:=2*PI()/[.$B34]*[.F36]" office:value-type="float" office:value="1.0471975511966" calcext:value-type="float">
            <text:p>1.0471975511966</text:p>
          </table:table-cell>
          <table:table-cell table:formula="of:=2*PI()/[.$B34]*[.G36]" office:value-type="float" office:value="1.30899693899575" calcext:value-type="float">
            <text:p>1.30899693899575</text:p>
          </table:table-cell>
          <table:table-cell table:formula="of:=2*PI()/[.$B34]*[.H36]" office:value-type="float" office:value="1.5707963267949" calcext:value-type="float">
            <text:p>1.5707963267949</text:p>
          </table:table-cell>
          <table:table-cell table:formula="of:=2*PI()/[.$B34]*[.I36]" office:value-type="float" office:value="1.83259571459405" calcext:value-type="float">
            <text:p>1.83259571459405</text:p>
          </table:table-cell>
          <table:table-cell table:formula="of:=2*PI()/[.$B34]*[.J36]" office:value-type="float" office:value="2.0943951023932" calcext:value-type="float">
            <text:p>2.0943951023932</text:p>
          </table:table-cell>
          <table:table-cell table:formula="of:=2*PI()/[.$B34]*[.K36]" office:value-type="float" office:value="2.35619449019234" calcext:value-type="float">
            <text:p>2.35619449019234</text:p>
          </table:table-cell>
          <table:table-cell table:formula="of:=2*PI()/[.$B34]*[.L36]" office:value-type="float" office:value="2.61799387799149" calcext:value-type="float">
            <text:p>2.61799387799149</text:p>
          </table:table-cell>
          <table:table-cell table:formula="of:=2*PI()/[.$B34]*[.M36]" office:value-type="float" office:value="2.87979326579064" calcext:value-type="float">
            <text:p>2.87979326579064</text:p>
          </table:table-cell>
          <table:table-cell table:formula="of:=2*PI()/[.$B34]*[.N36]" office:value-type="float" office:value="3.14159265358979" calcext:value-type="float">
            <text:p>3.14159265358979</text:p>
          </table:table-cell>
          <table:table-cell table:formula="of:=2*PI()/[.$B34]*[.O36]" office:value-type="float" office:value="3.40339204138894" calcext:value-type="float">
            <text:p>3.40339204138894</text:p>
          </table:table-cell>
          <table:table-cell table:formula="of:=2*PI()/[.$B34]*[.P36]" office:value-type="float" office:value="3.66519142918809" calcext:value-type="float">
            <text:p>3.66519142918809</text:p>
          </table:table-cell>
          <table:table-cell table:formula="of:=2*PI()/[.$B34]*[.Q36]" office:value-type="float" office:value="3.92699081698724" calcext:value-type="float">
            <text:p>3.92699081698724</text:p>
          </table:table-cell>
          <table:table-cell table:formula="of:=2*PI()/[.$B34]*[.R36]" office:value-type="float" office:value="4.18879020478639" calcext:value-type="float">
            <text:p>4.18879020478639</text:p>
          </table:table-cell>
          <table:table-cell table:formula="of:=2*PI()/[.$B34]*[.S36]" office:value-type="float" office:value="4.45058959258554" calcext:value-type="float">
            <text:p>4.45058959258554</text:p>
          </table:table-cell>
          <table:table-cell table:formula="of:=2*PI()/[.$B34]*[.T36]" office:value-type="float" office:value="4.71238898038469" calcext:value-type="float">
            <text:p>4.71238898038469</text:p>
          </table:table-cell>
          <table:table-cell table:formula="of:=2*PI()/[.$B34]*[.U36]" office:value-type="float" office:value="4.97418836818384" calcext:value-type="float">
            <text:p>4.97418836818384</text:p>
          </table:table-cell>
          <table:table-cell table:formula="of:=2*PI()/[.$B34]*[.V36]" office:value-type="float" office:value="5.23598775598299" calcext:value-type="float">
            <text:p>5.23598775598299</text:p>
          </table:table-cell>
          <table:table-cell table:formula="of:=2*PI()/[.$B34]*[.W36]" office:value-type="float" office:value="5.49778714378214" calcext:value-type="float">
            <text:p>5.49778714378214</text:p>
          </table:table-cell>
          <table:table-cell table:formula="of:=2*PI()/[.$B34]*[.X36]" office:value-type="float" office:value="5.75958653158129" calcext:value-type="float">
            <text:p>5.75958653158129</text:p>
          </table:table-cell>
          <table:table-cell table:formula="of:=2*PI()/[.$B34]*[.Y36]" office:value-type="float" office:value="6.02138591938044" calcext:value-type="float">
            <text:p>6.02138591938044</text:p>
          </table:table-cell>
          <table:table-cell table:formula="of:=2*PI()/[.$B34]*[.Z36]" office:value-type="float" office:value="6.28318530717959" calcext:value-type="float">
            <text:p>6.28318530717959</text:p>
          </table:table-cell>
          <table:table-cell table:formula="of:=2*PI()/[.$B34]*[.AA36]" office:value-type="float" office:value="6.54498469497874" calcext:value-type="float">
            <text:p>6.54498469497874</text:p>
          </table:table-cell>
          <table:table-cell table:formula="of:=2*PI()/[.$B34]*[.AB36]" office:value-type="float" office:value="6.80678408277788" calcext:value-type="float">
            <text:p>6.80678408277788</text:p>
          </table:table-cell>
          <table:table-cell table:formula="of:=2*PI()/[.$B34]*[.AC36]" office:value-type="float" office:value="7.06858347057703" calcext:value-type="float">
            <text:p>7.06858347057703</text:p>
          </table:table-cell>
          <table:table-cell table:formula="of:=2*PI()/[.$B34]*[.AD36]" office:value-type="float" office:value="7.33038285837618" calcext:value-type="float">
            <text:p>7.33038285837618</text:p>
          </table:table-cell>
          <table:table-cell table:formula="of:=2*PI()/[.$B34]*[.AE36]" office:value-type="float" office:value="7.59218224617533" calcext:value-type="float">
            <text:p>7.59218224617533</text:p>
          </table:table-cell>
          <table:table-cell table:formula="of:=2*PI()/[.$B34]*[.AF36]" office:value-type="float" office:value="7.85398163397448" calcext:value-type="float">
            <text:p>7.85398163397448</text:p>
          </table:table-cell>
          <table:table-cell table:formula="of:=2*PI()/[.$B34]*[.AG36]" office:value-type="float" office:value="8.11578102177363" calcext:value-type="float">
            <text:p>8.11578102177363</text:p>
          </table:table-cell>
          <table:table-cell table:formula="of:=2*PI()/[.$B34]*[.AH36]" office:value-type="float" office:value="8.37758040957278" calcext:value-type="float">
            <text:p>8.37758040957278</text:p>
          </table:table-cell>
          <table:table-cell table:formula="of:=2*PI()/[.$B34]*[.AI36]" office:value-type="float" office:value="8.63937979737193" calcext:value-type="float">
            <text:p>8.63937979737193</text:p>
          </table:table-cell>
          <table:table-cell table:formula="of:=2*PI()/[.$B34]*[.AJ36]" office:value-type="float" office:value="8.90117918517108" calcext:value-type="float">
            <text:p>8.90117918517108</text:p>
          </table:table-cell>
          <table:table-cell table:formula="of:=2*PI()/[.$B34]*[.AK36]" office:value-type="float" office:value="9.16297857297023" calcext:value-type="float">
            <text:p>9.16297857297023</text:p>
          </table:table-cell>
          <table:table-cell table:formula="of:=2*PI()/[.$B34]*[.AL36]" office:value-type="float" office:value="9.42477796076938" calcext:value-type="float">
            <text:p>9.42477796076938</text:p>
          </table:table-cell>
          <table:table-cell table:formula="of:=2*PI()/[.$B34]*[.AM36]" office:value-type="float" office:value="9.68657734856853" calcext:value-type="float">
            <text:p>9.68657734856853</text:p>
          </table:table-cell>
          <table:table-cell table:formula="of:=2*PI()/[.$B34]*[.AN36]" office:value-type="float" office:value="9.94837673636768" calcext:value-type="float">
            <text:p>9.94837673636768</text:p>
          </table:table-cell>
          <table:table-cell table:formula="of:=2*PI()/[.$B34]*[.AO36]" office:value-type="float" office:value="10.2101761241668" calcext:value-type="float">
            <text:p>10.2101761241668</text:p>
          </table:table-cell>
          <table:table-cell table:formula="of:=2*PI()/[.$B34]*[.AP36]" office:value-type="float" office:value="10.471975511966" calcext:value-type="float">
            <text:p>10.471975511966</text:p>
          </table:table-cell>
          <table:table-cell table:formula="of:=2*PI()/[.$B34]*[.AQ36]" office:value-type="float" office:value="10.7337748997651" calcext:value-type="float">
            <text:p>10.7337748997651</text:p>
          </table:table-cell>
          <table:table-cell table:formula="of:=2*PI()/[.$B34]*[.AR36]" office:value-type="float" office:value="10.9955742875643" calcext:value-type="float">
            <text:p>10.9955742875643</text:p>
          </table:table-cell>
          <table:table-cell table:formula="of:=2*PI()/[.$B34]*[.AS36]" office:value-type="float" office:value="11.2573736753634" calcext:value-type="float">
            <text:p>11.2573736753634</text:p>
          </table:table-cell>
          <table:table-cell table:formula="of:=2*PI()/[.$B34]*[.AT36]" office:value-type="float" office:value="11.5191730631626" calcext:value-type="float">
            <text:p>11.5191730631626</text:p>
          </table:table-cell>
          <table:table-cell table:formula="of:=2*PI()/[.$B34]*[.AU36]" office:value-type="float" office:value="11.7809724509617" calcext:value-type="float">
            <text:p>11.7809724509617</text:p>
          </table:table-cell>
          <table:table-cell table:formula="of:=2*PI()/[.$B34]*[.AV36]" office:value-type="float" office:value="12.0427718387609" calcext:value-type="float">
            <text:p>12.0427718387609</text:p>
          </table:table-cell>
          <table:table-cell table:formula="of:=2*PI()/[.$B34]*[.AW36]" office:value-type="float" office:value="12.30457122656" calcext:value-type="float">
            <text:p>12.30457122656</text:p>
          </table:table-cell>
          <table:table-cell table:number-columns-repeated="48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sine</text:p>
          </table:table-cell>
          <table:table-cell table:formula="of:=SIN([.B37])" office:value-type="float" office:value="0" calcext:value-type="float">
            <text:p>0</text:p>
          </table:table-cell>
          <table:table-cell table:formula="of:=SIN([.C37])" office:value-type="float" office:value="0.258819045102521" calcext:value-type="float">
            <text:p>0.258819045102521</text:p>
          </table:table-cell>
          <table:table-cell table:formula="of:=SIN([.D37])" office:value-type="float" office:value="0.5" calcext:value-type="float">
            <text:p>0.5</text:p>
          </table:table-cell>
          <table:table-cell table:formula="of:=SIN([.E37])" office:value-type="float" office:value="0.707106781186547" calcext:value-type="float">
            <text:p>0.707106781186547</text:p>
          </table:table-cell>
          <table:table-cell table:formula="of:=SIN([.F37])" office:value-type="float" office:value="0.866025403784439" calcext:value-type="float">
            <text:p>0.866025403784439</text:p>
          </table:table-cell>
          <table:table-cell table:formula="of:=SIN([.G37])" office:value-type="float" office:value="0.965925826289068" calcext:value-type="float">
            <text:p>0.965925826289068</text:p>
          </table:table-cell>
          <table:table-cell table:formula="of:=SIN([.H37])" office:value-type="float" office:value="1" calcext:value-type="float">
            <text:p>1</text:p>
          </table:table-cell>
          <table:table-cell table:formula="of:=SIN([.I37])" office:value-type="float" office:value="0.965925826289068" calcext:value-type="float">
            <text:p>0.965925826289068</text:p>
          </table:table-cell>
          <table:table-cell table:formula="of:=SIN([.J37])" office:value-type="float" office:value="0.866025403784439" calcext:value-type="float">
            <text:p>0.866025403784439</text:p>
          </table:table-cell>
          <table:table-cell table:formula="of:=SIN([.K37])" office:value-type="float" office:value="0.707106781186548" calcext:value-type="float">
            <text:p>0.707106781186548</text:p>
          </table:table-cell>
          <table:table-cell table:formula="of:=SIN([.L37])" office:value-type="float" office:value="0.5" calcext:value-type="float">
            <text:p>0.5</text:p>
          </table:table-cell>
          <table:table-cell table:formula="of:=SIN([.M37])" office:value-type="float" office:value="0.258819045102521" calcext:value-type="float">
            <text:p>0.258819045102521</text:p>
          </table:table-cell>
          <table:table-cell table:formula="of:=SIN([.N37])" office:value-type="float" office:value="1.22464679914735E-016" calcext:value-type="float">
            <text:p>1.22464679914735E-16</text:p>
          </table:table-cell>
          <table:table-cell table:formula="of:=SIN([.O37])" office:value-type="float" office:value="-0.25881904510252" calcext:value-type="float">
            <text:p>-0.25881904510252</text:p>
          </table:table-cell>
          <table:table-cell table:formula="of:=SIN([.P37])" office:value-type="float" office:value="-0.5" calcext:value-type="float">
            <text:p>-0.5</text:p>
          </table:table-cell>
          <table:table-cell table:formula="of:=SIN([.Q37])" office:value-type="float" office:value="-0.707106781186547" calcext:value-type="float">
            <text:p>-0.707106781186547</text:p>
          </table:table-cell>
          <table:table-cell table:formula="of:=SIN([.R37])" office:value-type="float" office:value="-0.866025403784438" calcext:value-type="float">
            <text:p>-0.866025403784438</text:p>
          </table:table-cell>
          <table:table-cell table:formula="of:=SIN([.S37])" office:value-type="float" office:value="-0.965925826289068" calcext:value-type="float">
            <text:p>-0.965925826289068</text:p>
          </table:table-cell>
          <table:table-cell table:formula="of:=SIN([.T37])" office:value-type="float" office:value="-1" calcext:value-type="float">
            <text:p>-1</text:p>
          </table:table-cell>
          <table:table-cell table:formula="of:=SIN([.U37])" office:value-type="float" office:value="-0.965925826289068" calcext:value-type="float">
            <text:p>-0.965925826289068</text:p>
          </table:table-cell>
          <table:table-cell table:formula="of:=SIN([.V37])" office:value-type="float" office:value="-0.866025403784439" calcext:value-type="float">
            <text:p>-0.866025403784439</text:p>
          </table:table-cell>
          <table:table-cell table:formula="of:=SIN([.W37])" office:value-type="float" office:value="-0.707106781186548" calcext:value-type="float">
            <text:p>-0.707106781186548</text:p>
          </table:table-cell>
          <table:table-cell table:formula="of:=SIN([.X37])" office:value-type="float" office:value="-0.5" calcext:value-type="float">
            <text:p>-0.5</text:p>
          </table:table-cell>
          <table:table-cell table:formula="of:=SIN([.Y37])" office:value-type="float" office:value="-0.258819045102522" calcext:value-type="float">
            <text:p>-0.258819045102522</text:p>
          </table:table-cell>
          <table:table-cell table:formula="of:=SIN([.Z37])" office:value-type="float" office:value="-2.44929359829471E-016" calcext:value-type="float">
            <text:p>-2.44929359829471E-16</text:p>
          </table:table-cell>
          <table:table-cell table:formula="of:=SIN([.AA37])" office:value-type="float" office:value="0.25881904510252" calcext:value-type="float">
            <text:p>0.25881904510252</text:p>
          </table:table-cell>
          <table:table-cell table:formula="of:=SIN([.AB37])" office:value-type="float" office:value="0.499999999999999" calcext:value-type="float">
            <text:p>0.499999999999999</text:p>
          </table:table-cell>
          <table:table-cell table:formula="of:=SIN([.AC37])" office:value-type="float" office:value="0.707106781186547" calcext:value-type="float">
            <text:p>0.707106781186547</text:p>
          </table:table-cell>
          <table:table-cell table:formula="of:=SIN([.AD37])" office:value-type="float" office:value="0.866025403784438" calcext:value-type="float">
            <text:p>0.866025403784438</text:p>
          </table:table-cell>
          <table:table-cell table:formula="of:=SIN([.AE37])" office:value-type="float" office:value="0.965925826289068" calcext:value-type="float">
            <text:p>0.965925826289068</text:p>
          </table:table-cell>
          <table:table-cell table:formula="of:=SIN([.AF37])" office:value-type="float" office:value="1" calcext:value-type="float">
            <text:p>1</text:p>
          </table:table-cell>
          <table:table-cell table:formula="of:=SIN([.AG37])" office:value-type="float" office:value="0.965925826289068" calcext:value-type="float">
            <text:p>0.965925826289068</text:p>
          </table:table-cell>
          <table:table-cell table:formula="of:=SIN([.AH37])" office:value-type="float" office:value="0.866025403784439" calcext:value-type="float">
            <text:p>0.866025403784439</text:p>
          </table:table-cell>
          <table:table-cell table:formula="of:=SIN([.AI37])" office:value-type="float" office:value="0.707106781186548" calcext:value-type="float">
            <text:p>0.707106781186548</text:p>
          </table:table-cell>
          <table:table-cell table:formula="of:=SIN([.AJ37])" office:value-type="float" office:value="0.500000000000001" calcext:value-type="float">
            <text:p>0.500000000000001</text:p>
          </table:table-cell>
          <table:table-cell table:formula="of:=SIN([.AK37])" office:value-type="float" office:value="0.258819045102523" calcext:value-type="float">
            <text:p>0.258819045102523</text:p>
          </table:table-cell>
          <table:table-cell table:formula="of:=SIN([.AL37])" office:value-type="float" office:value="3.67394039744206E-016" calcext:value-type="float">
            <text:p>3.67394039744206E-16</text:p>
          </table:table-cell>
          <table:table-cell table:formula="of:=SIN([.AM37])" office:value-type="float" office:value="-0.25881904510252" calcext:value-type="float">
            <text:p>-0.25881904510252</text:p>
          </table:table-cell>
          <table:table-cell table:formula="of:=SIN([.AN37])" office:value-type="float" office:value="-0.499999999999999" calcext:value-type="float">
            <text:p>-0.499999999999999</text:p>
          </table:table-cell>
          <table:table-cell table:formula="of:=SIN([.AO37])" office:value-type="float" office:value="-0.707106781186547" calcext:value-type="float">
            <text:p>-0.707106781186547</text:p>
          </table:table-cell>
          <table:table-cell table:formula="of:=SIN([.AP37])" office:value-type="float" office:value="-0.866025403784438" calcext:value-type="float">
            <text:p>-0.866025403784438</text:p>
          </table:table-cell>
          <table:table-cell table:formula="of:=SIN([.AQ37])" office:value-type="float" office:value="-0.965925826289068" calcext:value-type="float">
            <text:p>-0.965925826289068</text:p>
          </table:table-cell>
          <table:table-cell table:formula="of:=SIN([.AR37])" office:value-type="float" office:value="-1" calcext:value-type="float">
            <text:p>-1</text:p>
          </table:table-cell>
          <table:table-cell table:formula="of:=SIN([.AS37])" office:value-type="float" office:value="-0.965925826289068" calcext:value-type="float">
            <text:p>-0.965925826289068</text:p>
          </table:table-cell>
          <table:table-cell table:formula="of:=SIN([.AT37])" office:value-type="float" office:value="-0.866025403784439" calcext:value-type="float">
            <text:p>-0.866025403784439</text:p>
          </table:table-cell>
          <table:table-cell table:formula="of:=SIN([.AU37])" office:value-type="float" office:value="-0.707106781186548" calcext:value-type="float">
            <text:p>-0.707106781186548</text:p>
          </table:table-cell>
          <table:table-cell table:formula="of:=SIN([.AV37])" office:value-type="float" office:value="-0.500000000000001" calcext:value-type="float">
            <text:p>-0.500000000000001</text:p>
          </table:table-cell>
          <table:table-cell table:formula="of:=SIN([.AW37])" office:value-type="float" office:value="-0.258819045102523" calcext:value-type="float">
            <text:p>-0.258819045102523</text:p>
          </table:table-cell>
          <table:table-cell table:number-columns-repeated="48"/>
        </table:table-row>
        <table:table-row table:style-name="ro1">
          <table:table-cell/>
          <table:table-cell table:formula="of:=[.B40]*[.$B$13]" office:value-type="float" office:value="0" calcext:value-type="float">
            <text:p>0</text:p>
          </table:table-cell>
          <table:table-cell table:formula="of:=[.C40]*[.$B$13]" office:value-type="float" office:value="32.8700187280201" calcext:value-type="float">
            <text:p>32.8700187280201</text:p>
          </table:table-cell>
          <table:table-cell table:formula="of:=[.D40]*[.$B$13]" office:value-type="float" office:value="63.5" calcext:value-type="float">
            <text:p>63.5</text:p>
          </table:table-cell>
          <table:table-cell table:formula="of:=[.E40]*[.$B$13]" office:value-type="float" office:value="89.8025612106915" calcext:value-type="float">
            <text:p>89.8025612106915</text:p>
          </table:table-cell>
          <table:table-cell table:formula="of:=[.F40]*[.$B$13]" office:value-type="float" office:value="109.985226280624" calcext:value-type="float">
            <text:p>109.985226280624</text:p>
          </table:table-cell>
          <table:table-cell table:formula="of:=[.G40]*[.$B$13]" office:value-type="float" office:value="122.672579938712" calcext:value-type="float">
            <text:p>122.672579938712</text:p>
          </table:table-cell>
          <table:table-cell table:formula="of:=[.H40]*[.$B$13]" office:value-type="float" office:value="127" calcext:value-type="float">
            <text:p>127</text:p>
          </table:table-cell>
          <table:table-cell table:formula="of:=[.I40]*[.$B$13]" office:value-type="float" office:value="122.672579938712" calcext:value-type="float">
            <text:p>122.672579938712</text:p>
          </table:table-cell>
          <table:table-cell table:formula="of:=[.J40]*[.$B$13]" office:value-type="float" office:value="109.985226280624" calcext:value-type="float">
            <text:p>109.985226280624</text:p>
          </table:table-cell>
          <table:table-cell table:formula="of:=[.K40]*[.$B$13]" office:value-type="float" office:value="89.8025612106915" calcext:value-type="float">
            <text:p>89.8025612106915</text:p>
          </table:table-cell>
          <table:table-cell table:formula="of:=[.L40]*[.$B$13]" office:value-type="float" office:value="63.5" calcext:value-type="float">
            <text:p>63.5</text:p>
          </table:table-cell>
          <table:table-cell table:formula="of:=[.M40]*[.$B$13]" office:value-type="float" office:value="32.8700187280202" calcext:value-type="float">
            <text:p>32.8700187280202</text:p>
          </table:table-cell>
          <table:table-cell table:formula="of:=[.N40]*[.$B$13]" office:value-type="float" office:value="0.0000000000000155530143491714" calcext:value-type="float">
            <text:p>1.55530143491714E-14</text:p>
          </table:table-cell>
          <table:table-cell table:formula="of:=[.O40]*[.$B$13]" office:value-type="float" office:value="-32.8700187280201" calcext:value-type="float">
            <text:p>-32.8700187280201</text:p>
          </table:table-cell>
          <table:table-cell table:formula="of:=[.P40]*[.$B$13]" office:value-type="float" office:value="-63.5" calcext:value-type="float">
            <text:p>-63.5</text:p>
          </table:table-cell>
          <table:table-cell table:formula="of:=[.Q40]*[.$B$13]" office:value-type="float" office:value="-89.8025612106915" calcext:value-type="float">
            <text:p>-89.8025612106915</text:p>
          </table:table-cell>
          <table:table-cell table:formula="of:=[.R40]*[.$B$13]" office:value-type="float" office:value="-109.985226280624" calcext:value-type="float">
            <text:p>-109.985226280624</text:p>
          </table:table-cell>
          <table:table-cell table:formula="of:=[.S40]*[.$B$13]" office:value-type="float" office:value="-122.672579938712" calcext:value-type="float">
            <text:p>-122.672579938712</text:p>
          </table:table-cell>
          <table:table-cell table:formula="of:=[.T40]*[.$B$13]" office:value-type="float" office:value="-127" calcext:value-type="float">
            <text:p>-127</text:p>
          </table:table-cell>
          <table:table-cell table:formula="of:=[.U40]*[.$B$13]" office:value-type="float" office:value="-122.672579938712" calcext:value-type="float">
            <text:p>-122.672579938712</text:p>
          </table:table-cell>
          <table:table-cell table:formula="of:=[.V40]*[.$B$13]" office:value-type="float" office:value="-109.985226280624" calcext:value-type="float">
            <text:p>-109.985226280624</text:p>
          </table:table-cell>
          <table:table-cell table:formula="of:=[.W40]*[.$B$13]" office:value-type="float" office:value="-89.8025612106916" calcext:value-type="float">
            <text:p>-89.8025612106916</text:p>
          </table:table-cell>
          <table:table-cell table:formula="of:=[.X40]*[.$B$13]" office:value-type="float" office:value="-63.5000000000001" calcext:value-type="float">
            <text:p>-63.5000000000001</text:p>
          </table:table-cell>
          <table:table-cell table:formula="of:=[.Y40]*[.$B$13]" office:value-type="float" office:value="-32.8700187280202" calcext:value-type="float">
            <text:p>-32.8700187280202</text:p>
          </table:table-cell>
          <table:table-cell table:formula="of:=[.Z40]*[.$B$13]" office:value-type="float" office:value="-0.0000000000000311060286983428" calcext:value-type="float">
            <text:p>-3.11060286983428E-14</text:p>
          </table:table-cell>
          <table:table-cell table:formula="of:=[.AA40]*[.$B$13]" office:value-type="float" office:value="32.8700187280201" calcext:value-type="float">
            <text:p>32.8700187280201</text:p>
          </table:table-cell>
          <table:table-cell table:formula="of:=[.AB40]*[.$B$13]" office:value-type="float" office:value="63.4999999999999" calcext:value-type="float">
            <text:p>63.4999999999999</text:p>
          </table:table-cell>
          <table:table-cell table:formula="of:=[.AC40]*[.$B$13]" office:value-type="float" office:value="89.8025612106914" calcext:value-type="float">
            <text:p>89.8025612106914</text:p>
          </table:table-cell>
          <table:table-cell table:formula="of:=[.AD40]*[.$B$13]" office:value-type="float" office:value="109.985226280624" calcext:value-type="float">
            <text:p>109.985226280624</text:p>
          </table:table-cell>
          <table:table-cell table:formula="of:=[.AE40]*[.$B$13]" office:value-type="float" office:value="122.672579938712" calcext:value-type="float">
            <text:p>122.672579938712</text:p>
          </table:table-cell>
          <table:table-cell table:formula="of:=[.AF40]*[.$B$13]" office:value-type="float" office:value="127" calcext:value-type="float">
            <text:p>127</text:p>
          </table:table-cell>
          <table:table-cell table:formula="of:=[.AG40]*[.$B$13]" office:value-type="float" office:value="122.672579938712" calcext:value-type="float">
            <text:p>122.672579938712</text:p>
          </table:table-cell>
          <table:table-cell table:formula="of:=[.AH40]*[.$B$13]" office:value-type="float" office:value="109.985226280624" calcext:value-type="float">
            <text:p>109.985226280624</text:p>
          </table:table-cell>
          <table:table-cell table:formula="of:=[.AI40]*[.$B$13]" office:value-type="float" office:value="89.8025612106916" calcext:value-type="float">
            <text:p>89.8025612106916</text:p>
          </table:table-cell>
          <table:table-cell table:formula="of:=[.AJ40]*[.$B$13]" office:value-type="float" office:value="63.5000000000002" calcext:value-type="float">
            <text:p>63.5000000000002</text:p>
          </table:table-cell>
          <table:table-cell table:formula="of:=[.AK40]*[.$B$13]" office:value-type="float" office:value="32.8700187280204" calcext:value-type="float">
            <text:p>32.8700187280204</text:p>
          </table:table-cell>
          <table:table-cell table:formula="of:=[.AL40]*[.$B$13]" office:value-type="float" office:value="0.0000000000000466590430475142" calcext:value-type="float">
            <text:p>4.66590430475142E-14</text:p>
          </table:table-cell>
          <table:table-cell table:formula="of:=[.AM40]*[.$B$13]" office:value-type="float" office:value="-32.8700187280201" calcext:value-type="float">
            <text:p>-32.8700187280201</text:p>
          </table:table-cell>
          <table:table-cell table:formula="of:=[.AN40]*[.$B$13]" office:value-type="float" office:value="-63.4999999999999" calcext:value-type="float">
            <text:p>-63.4999999999999</text:p>
          </table:table-cell>
          <table:table-cell table:formula="of:=[.AO40]*[.$B$13]" office:value-type="float" office:value="-89.8025612106914" calcext:value-type="float">
            <text:p>-89.8025612106914</text:p>
          </table:table-cell>
          <table:table-cell table:formula="of:=[.AP40]*[.$B$13]" office:value-type="float" office:value="-109.985226280624" calcext:value-type="float">
            <text:p>-109.985226280624</text:p>
          </table:table-cell>
          <table:table-cell table:formula="of:=[.AQ40]*[.$B$13]" office:value-type="float" office:value="-122.672579938712" calcext:value-type="float">
            <text:p>-122.672579938712</text:p>
          </table:table-cell>
          <table:table-cell table:formula="of:=[.AR40]*[.$B$13]" office:value-type="float" office:value="-127" calcext:value-type="float">
            <text:p>-127</text:p>
          </table:table-cell>
          <table:table-cell table:formula="of:=[.AS40]*[.$B$13]" office:value-type="float" office:value="-122.672579938712" calcext:value-type="float">
            <text:p>-122.672579938712</text:p>
          </table:table-cell>
          <table:table-cell table:formula="of:=[.AT40]*[.$B$13]" office:value-type="float" office:value="-109.985226280624" calcext:value-type="float">
            <text:p>-109.985226280624</text:p>
          </table:table-cell>
          <table:table-cell table:formula="of:=[.AU40]*[.$B$13]" office:value-type="float" office:value="-89.8025612106916" calcext:value-type="float">
            <text:p>-89.8025612106916</text:p>
          </table:table-cell>
          <table:table-cell table:formula="of:=[.AV40]*[.$B$13]" office:value-type="float" office:value="-63.5000000000002" calcext:value-type="float">
            <text:p>-63.5000000000002</text:p>
          </table:table-cell>
          <table:table-cell table:formula="of:=[.AW40]*[.$B$13]" office:value-type="float" office:value="-32.8700187280204" calcext:value-type="float">
            <text:p>-32.8700187280204</text:p>
          </table:table-cell>
          <table:table-cell table:number-columns-repeated="48"/>
        </table:table-row>
        <table:table-row table:style-name="ro1">
          <table:table-cell/>
          <table:table-cell table:formula="of:=[.B41]+[.$B$14]" office:value-type="float" office:value="127" calcext:value-type="float">
            <text:p>127</text:p>
          </table:table-cell>
          <table:table-cell table:formula="of:=[.C41]+[.$B$14]" office:value-type="float" office:value="159.87001872802" calcext:value-type="float">
            <text:p>159.87001872802</text:p>
          </table:table-cell>
          <table:table-cell table:formula="of:=[.D41]+[.$B$14]" office:value-type="float" office:value="190.5" calcext:value-type="float">
            <text:p>190.5</text:p>
          </table:table-cell>
          <table:table-cell table:formula="of:=[.E41]+[.$B$14]" office:value-type="float" office:value="216.802561210691" calcext:value-type="float">
            <text:p>216.802561210691</text:p>
          </table:table-cell>
          <table:table-cell table:formula="of:=[.F41]+[.$B$14]" office:value-type="float" office:value="236.985226280624" calcext:value-type="float">
            <text:p>236.985226280624</text:p>
          </table:table-cell>
          <table:table-cell table:formula="of:=[.G41]+[.$B$14]" office:value-type="float" office:value="249.672579938712" calcext:value-type="float">
            <text:p>249.672579938712</text:p>
          </table:table-cell>
          <table:table-cell table:formula="of:=[.H41]+[.$B$14]" office:value-type="float" office:value="254" calcext:value-type="float">
            <text:p>254</text:p>
          </table:table-cell>
          <table:table-cell table:formula="of:=[.I41]+[.$B$14]" office:value-type="float" office:value="249.672579938712" calcext:value-type="float">
            <text:p>249.672579938712</text:p>
          </table:table-cell>
          <table:table-cell table:formula="of:=[.J41]+[.$B$14]" office:value-type="float" office:value="236.985226280624" calcext:value-type="float">
            <text:p>236.985226280624</text:p>
          </table:table-cell>
          <table:table-cell table:formula="of:=[.K41]+[.$B$14]" office:value-type="float" office:value="216.802561210691" calcext:value-type="float">
            <text:p>216.802561210691</text:p>
          </table:table-cell>
          <table:table-cell table:formula="of:=[.L41]+[.$B$14]" office:value-type="float" office:value="190.5" calcext:value-type="float">
            <text:p>190.5</text:p>
          </table:table-cell>
          <table:table-cell table:formula="of:=[.M41]+[.$B$14]" office:value-type="float" office:value="159.87001872802" calcext:value-type="float">
            <text:p>159.87001872802</text:p>
          </table:table-cell>
          <table:table-cell table:formula="of:=[.N41]+[.$B$14]" office:value-type="float" office:value="127" calcext:value-type="float">
            <text:p>127</text:p>
          </table:table-cell>
          <table:table-cell table:formula="of:=[.O41]+[.$B$14]" office:value-type="float" office:value="94.1299812719799" calcext:value-type="float">
            <text:p>94.1299812719799</text:p>
          </table:table-cell>
          <table:table-cell table:formula="of:=[.P41]+[.$B$14]" office:value-type="float" office:value="63.5" calcext:value-type="float">
            <text:p>63.5</text:p>
          </table:table-cell>
          <table:table-cell table:formula="of:=[.Q41]+[.$B$14]" office:value-type="float" office:value="37.1974387893085" calcext:value-type="float">
            <text:p>37.1974387893085</text:p>
          </table:table-cell>
          <table:table-cell table:formula="of:=[.R41]+[.$B$14]" office:value-type="float" office:value="17.0147737193763" calcext:value-type="float">
            <text:p>17.0147737193763</text:p>
          </table:table-cell>
          <table:table-cell table:formula="of:=[.S41]+[.$B$14]" office:value-type="float" office:value="4.32742006128835" calcext:value-type="float">
            <text:p>4.32742006128835</text:p>
          </table:table-cell>
          <table:table-cell table:formula="of:=[.T41]+[.$B$14]" office:value-type="float" office:value="0" calcext:value-type="float">
            <text:p>0</text:p>
          </table:table-cell>
          <table:table-cell table:formula="of:=[.U41]+[.$B$14]" office:value-type="float" office:value="4.32742006128831" calcext:value-type="float">
            <text:p>4.32742006128831</text:p>
          </table:table-cell>
          <table:table-cell table:formula="of:=[.V41]+[.$B$14]" office:value-type="float" office:value="17.0147737193762" calcext:value-type="float">
            <text:p>17.0147737193762</text:p>
          </table:table-cell>
          <table:table-cell table:formula="of:=[.W41]+[.$B$14]" office:value-type="float" office:value="37.1974387893084" calcext:value-type="float">
            <text:p>37.1974387893084</text:p>
          </table:table-cell>
          <table:table-cell table:formula="of:=[.X41]+[.$B$14]" office:value-type="float" office:value="63.4999999999999" calcext:value-type="float">
            <text:p>63.4999999999999</text:p>
          </table:table-cell>
          <table:table-cell table:formula="of:=[.Y41]+[.$B$14]" office:value-type="float" office:value="94.1299812719798" calcext:value-type="float">
            <text:p>94.1299812719798</text:p>
          </table:table-cell>
          <table:table-cell table:formula="of:=[.Z41]+[.$B$14]" office:value-type="float" office:value="127" calcext:value-type="float">
            <text:p>127</text:p>
          </table:table-cell>
          <table:table-cell table:formula="of:=[.AA41]+[.$B$14]" office:value-type="float" office:value="159.87001872802" calcext:value-type="float">
            <text:p>159.87001872802</text:p>
          </table:table-cell>
          <table:table-cell table:formula="of:=[.AB41]+[.$B$14]" office:value-type="float" office:value="190.5" calcext:value-type="float">
            <text:p>190.5</text:p>
          </table:table-cell>
          <table:table-cell table:formula="of:=[.AC41]+[.$B$14]" office:value-type="float" office:value="216.802561210691" calcext:value-type="float">
            <text:p>216.802561210691</text:p>
          </table:table-cell>
          <table:table-cell table:formula="of:=[.AD41]+[.$B$14]" office:value-type="float" office:value="236.985226280624" calcext:value-type="float">
            <text:p>236.985226280624</text:p>
          </table:table-cell>
          <table:table-cell table:formula="of:=[.AE41]+[.$B$14]" office:value-type="float" office:value="249.672579938712" calcext:value-type="float">
            <text:p>249.672579938712</text:p>
          </table:table-cell>
          <table:table-cell table:formula="of:=[.AF41]+[.$B$14]" office:value-type="float" office:value="254" calcext:value-type="float">
            <text:p>254</text:p>
          </table:table-cell>
          <table:table-cell table:formula="of:=[.AG41]+[.$B$14]" office:value-type="float" office:value="249.672579938712" calcext:value-type="float">
            <text:p>249.672579938712</text:p>
          </table:table-cell>
          <table:table-cell table:formula="of:=[.AH41]+[.$B$14]" office:value-type="float" office:value="236.985226280624" calcext:value-type="float">
            <text:p>236.985226280624</text:p>
          </table:table-cell>
          <table:table-cell table:formula="of:=[.AI41]+[.$B$14]" office:value-type="float" office:value="216.802561210692" calcext:value-type="float">
            <text:p>216.802561210692</text:p>
          </table:table-cell>
          <table:table-cell table:formula="of:=[.AJ41]+[.$B$14]" office:value-type="float" office:value="190.5" calcext:value-type="float">
            <text:p>190.5</text:p>
          </table:table-cell>
          <table:table-cell table:formula="of:=[.AK41]+[.$B$14]" office:value-type="float" office:value="159.87001872802" calcext:value-type="float">
            <text:p>159.87001872802</text:p>
          </table:table-cell>
          <table:table-cell table:formula="of:=[.AL41]+[.$B$14]" office:value-type="float" office:value="127" calcext:value-type="float">
            <text:p>127</text:p>
          </table:table-cell>
          <table:table-cell table:formula="of:=[.AM41]+[.$B$14]" office:value-type="float" office:value="94.1299812719799" calcext:value-type="float">
            <text:p>94.1299812719799</text:p>
          </table:table-cell>
          <table:table-cell table:formula="of:=[.AN41]+[.$B$14]" office:value-type="float" office:value="63.5000000000001" calcext:value-type="float">
            <text:p>63.5000000000001</text:p>
          </table:table-cell>
          <table:table-cell table:formula="of:=[.AO41]+[.$B$14]" office:value-type="float" office:value="37.1974387893086" calcext:value-type="float">
            <text:p>37.1974387893086</text:p>
          </table:table-cell>
          <table:table-cell table:formula="of:=[.AP41]+[.$B$14]" office:value-type="float" office:value="17.0147737193764" calcext:value-type="float">
            <text:p>17.0147737193764</text:p>
          </table:table-cell>
          <table:table-cell table:formula="of:=[.AQ41]+[.$B$14]" office:value-type="float" office:value="4.32742006128839" calcext:value-type="float">
            <text:p>4.32742006128839</text:p>
          </table:table-cell>
          <table:table-cell table:formula="of:=[.AR41]+[.$B$14]" office:value-type="float" office:value="0" calcext:value-type="float">
            <text:p>0</text:p>
          </table:table-cell>
          <table:table-cell table:formula="of:=[.AS41]+[.$B$14]" office:value-type="float" office:value="4.32742006128831" calcext:value-type="float">
            <text:p>4.32742006128831</text:p>
          </table:table-cell>
          <table:table-cell table:formula="of:=[.AT41]+[.$B$14]" office:value-type="float" office:value="17.0147737193762" calcext:value-type="float">
            <text:p>17.0147737193762</text:p>
          </table:table-cell>
          <table:table-cell table:formula="of:=[.AU41]+[.$B$14]" office:value-type="float" office:value="37.1974387893083" calcext:value-type="float">
            <text:p>37.1974387893083</text:p>
          </table:table-cell>
          <table:table-cell table:formula="of:=[.AV41]+[.$B$14]" office:value-type="float" office:value="63.4999999999998" calcext:value-type="float">
            <text:p>63.4999999999998</text:p>
          </table:table-cell>
          <table:table-cell table:formula="of:=[.AW41]+[.$B$14]" office:value-type="float" office:value="94.1299812719796" calcext:value-type="float">
            <text:p>94.129981271979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ookup</text:p>
          </table:table-cell>
          <table:table-cell table:formula="of:=ROUNDDOWN([.B42])" office:value-type="float" office:value="127" calcext:value-type="float">
            <text:p>127</text:p>
          </table:table-cell>
          <table:table-cell table:formula="of:=ROUNDDOWN([.C42])" office:value-type="float" office:value="159" calcext:value-type="float">
            <text:p>159</text:p>
          </table:table-cell>
          <table:table-cell table:formula="of:=ROUNDDOWN([.D42])" office:value-type="float" office:value="190" calcext:value-type="float">
            <text:p>190</text:p>
          </table:table-cell>
          <table:table-cell table:formula="of:=ROUNDDOWN([.E42])" office:value-type="float" office:value="216" calcext:value-type="float">
            <text:p>216</text:p>
          </table:table-cell>
          <table:table-cell table:formula="of:=ROUNDDOWN([.F42])" office:value-type="float" office:value="236" calcext:value-type="float">
            <text:p>236</text:p>
          </table:table-cell>
          <table:table-cell table:formula="of:=ROUNDDOWN([.G42])" office:value-type="float" office:value="249" calcext:value-type="float">
            <text:p>249</text:p>
          </table:table-cell>
          <table:table-cell table:formula="of:=ROUNDDOWN([.H42])" office:value-type="float" office:value="254" calcext:value-type="float">
            <text:p>254</text:p>
          </table:table-cell>
          <table:table-cell table:formula="of:=ROUNDDOWN([.I42])" office:value-type="float" office:value="249" calcext:value-type="float">
            <text:p>249</text:p>
          </table:table-cell>
          <table:table-cell table:formula="of:=ROUNDDOWN([.J42])" office:value-type="float" office:value="236" calcext:value-type="float">
            <text:p>236</text:p>
          </table:table-cell>
          <table:table-cell table:formula="of:=ROUNDDOWN([.K42])" office:value-type="float" office:value="216" calcext:value-type="float">
            <text:p>216</text:p>
          </table:table-cell>
          <table:table-cell table:formula="of:=ROUNDDOWN([.L42])" office:value-type="float" office:value="190" calcext:value-type="float">
            <text:p>190</text:p>
          </table:table-cell>
          <table:table-cell table:formula="of:=ROUNDDOWN([.M42])" office:value-type="float" office:value="159" calcext:value-type="float">
            <text:p>159</text:p>
          </table:table-cell>
          <table:table-cell table:formula="of:=ROUNDDOWN([.N42])" office:value-type="float" office:value="127" calcext:value-type="float">
            <text:p>127</text:p>
          </table:table-cell>
          <table:table-cell table:formula="of:=ROUNDDOWN([.O42])" office:value-type="float" office:value="94" calcext:value-type="float">
            <text:p>94</text:p>
          </table:table-cell>
          <table:table-cell table:formula="of:=ROUNDDOWN([.P42])" office:value-type="float" office:value="63" calcext:value-type="float">
            <text:p>63</text:p>
          </table:table-cell>
          <table:table-cell table:formula="of:=ROUNDDOWN([.Q42])" office:value-type="float" office:value="37" calcext:value-type="float">
            <text:p>37</text:p>
          </table:table-cell>
          <table:table-cell table:formula="of:=ROUNDDOWN([.R42])" office:value-type="float" office:value="17" calcext:value-type="float">
            <text:p>17</text:p>
          </table:table-cell>
          <table:table-cell table:formula="of:=ROUNDDOWN([.S42])" office:value-type="float" office:value="4" calcext:value-type="float">
            <text:p>4</text:p>
          </table:table-cell>
          <table:table-cell table:formula="of:=ROUNDDOWN([.T42])" office:value-type="float" office:value="0" calcext:value-type="float">
            <text:p>0</text:p>
          </table:table-cell>
          <table:table-cell table:formula="of:=ROUNDDOWN([.U42])" office:value-type="float" office:value="4" calcext:value-type="float">
            <text:p>4</text:p>
          </table:table-cell>
          <table:table-cell table:formula="of:=ROUNDDOWN([.V42])" office:value-type="float" office:value="17" calcext:value-type="float">
            <text:p>17</text:p>
          </table:table-cell>
          <table:table-cell table:formula="of:=ROUNDDOWN([.W42])" office:value-type="float" office:value="37" calcext:value-type="float">
            <text:p>37</text:p>
          </table:table-cell>
          <table:table-cell table:formula="of:=ROUNDDOWN([.X42])" office:value-type="float" office:value="63" calcext:value-type="float">
            <text:p>63</text:p>
          </table:table-cell>
          <table:table-cell table:formula="of:=ROUNDDOWN([.Y42])" office:value-type="float" office:value="94" calcext:value-type="float">
            <text:p>94</text:p>
          </table:table-cell>
          <table:table-cell table:formula="of:=ROUNDDOWN([.Z42])" office:value-type="float" office:value="127" calcext:value-type="float">
            <text:p>127</text:p>
          </table:table-cell>
          <table:table-cell table:formula="of:=ROUNDDOWN([.AA42])" office:value-type="float" office:value="159" calcext:value-type="float">
            <text:p>159</text:p>
          </table:table-cell>
          <table:table-cell table:formula="of:=ROUNDDOWN([.AB42])" office:value-type="float" office:value="190" calcext:value-type="float">
            <text:p>190</text:p>
          </table:table-cell>
          <table:table-cell table:formula="of:=ROUNDDOWN([.AC42])" office:value-type="float" office:value="216" calcext:value-type="float">
            <text:p>216</text:p>
          </table:table-cell>
          <table:table-cell table:formula="of:=ROUNDDOWN([.AD42])" office:value-type="float" office:value="236" calcext:value-type="float">
            <text:p>236</text:p>
          </table:table-cell>
          <table:table-cell table:formula="of:=ROUNDDOWN([.AE42])" office:value-type="float" office:value="249" calcext:value-type="float">
            <text:p>249</text:p>
          </table:table-cell>
          <table:table-cell table:formula="of:=ROUNDDOWN([.AF42])" office:value-type="float" office:value="254" calcext:value-type="float">
            <text:p>254</text:p>
          </table:table-cell>
          <table:table-cell table:formula="of:=ROUNDDOWN([.AG42])" office:value-type="float" office:value="249" calcext:value-type="float">
            <text:p>249</text:p>
          </table:table-cell>
          <table:table-cell table:formula="of:=ROUNDDOWN([.AH42])" office:value-type="float" office:value="236" calcext:value-type="float">
            <text:p>236</text:p>
          </table:table-cell>
          <table:table-cell table:formula="of:=ROUNDDOWN([.AI42])" office:value-type="float" office:value="216" calcext:value-type="float">
            <text:p>216</text:p>
          </table:table-cell>
          <table:table-cell table:formula="of:=ROUNDDOWN([.AJ42])" office:value-type="float" office:value="190" calcext:value-type="float">
            <text:p>190</text:p>
          </table:table-cell>
          <table:table-cell table:formula="of:=ROUNDDOWN([.AK42])" office:value-type="float" office:value="159" calcext:value-type="float">
            <text:p>159</text:p>
          </table:table-cell>
          <table:table-cell table:formula="of:=ROUNDDOWN([.AL42])" office:value-type="float" office:value="127" calcext:value-type="float">
            <text:p>127</text:p>
          </table:table-cell>
          <table:table-cell table:formula="of:=ROUNDDOWN([.AM42])" office:value-type="float" office:value="94" calcext:value-type="float">
            <text:p>94</text:p>
          </table:table-cell>
          <table:table-cell table:formula="of:=ROUNDDOWN([.AN42])" office:value-type="float" office:value="63" calcext:value-type="float">
            <text:p>63</text:p>
          </table:table-cell>
          <table:table-cell table:formula="of:=ROUNDDOWN([.AO42])" office:value-type="float" office:value="37" calcext:value-type="float">
            <text:p>37</text:p>
          </table:table-cell>
          <table:table-cell table:formula="of:=ROUNDDOWN([.AP42])" office:value-type="float" office:value="17" calcext:value-type="float">
            <text:p>17</text:p>
          </table:table-cell>
          <table:table-cell table:formula="of:=ROUNDDOWN([.AQ42])" office:value-type="float" office:value="4" calcext:value-type="float">
            <text:p>4</text:p>
          </table:table-cell>
          <table:table-cell table:formula="of:=ROUNDDOWN([.AR42])" office:value-type="float" office:value="0" calcext:value-type="float">
            <text:p>0</text:p>
          </table:table-cell>
          <table:table-cell table:formula="of:=ROUNDDOWN([.AS42])" office:value-type="float" office:value="4" calcext:value-type="float">
            <text:p>4</text:p>
          </table:table-cell>
          <table:table-cell table:formula="of:=ROUNDDOWN([.AT42])" office:value-type="float" office:value="17" calcext:value-type="float">
            <text:p>17</text:p>
          </table:table-cell>
          <table:table-cell table:formula="of:=ROUNDDOWN([.AU42])" office:value-type="float" office:value="37" calcext:value-type="float">
            <text:p>37</text:p>
          </table:table-cell>
          <table:table-cell table:formula="of:=ROUNDDOWN([.AV42])" office:value-type="float" office:value="63" calcext:value-type="float">
            <text:p>63</text:p>
          </table:table-cell>
          <table:table-cell table:formula="of:=ROUNDDOWN([.AW42])" office:value-type="float" office:value="94" calcext:value-type="float">
            <text:p>94</text:p>
          </table:table-cell>
          <table:table-cell table:number-columns-repeated="48"/>
        </table:table-row>
        <table:table-row table:style-name="ro1" table:number-rows-repeated="4">
          <table:table-cell table:number-columns-repeated="97"/>
        </table:table-row>
        <table:table-row table:style-name="ro1">
          <table:table-cell office:value-type="string" calcext:value-type="string">
            <text:p>ampliture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nb steps</text:p>
          </table:table-cell>
          <table:table-cell table:formula="of:=[.C50]*[.D50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3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0" calcext:value-type="float">
            <text:p>0</text:p>
          </table:table-cell>
          <table:table-cell table:formula="of:=[.B52]+1" office:value-type="float" office:value="1" calcext:value-type="float">
            <text:p>1</text:p>
          </table:table-cell>
          <table:table-cell table:formula="of:=[.C52]+1" office:value-type="float" office:value="2" calcext:value-type="float">
            <text:p>2</text:p>
          </table:table-cell>
          <table:table-cell table:formula="of:=[.D52]+1" office:value-type="float" office:value="3" calcext:value-type="float">
            <text:p>3</text:p>
          </table:table-cell>
          <table:table-cell table:formula="of:=[.E52]+1" office:value-type="float" office:value="4" calcext:value-type="float">
            <text:p>4</text:p>
          </table:table-cell>
          <table:table-cell table:formula="of:=[.F52]+1" office:value-type="float" office:value="5" calcext:value-type="float">
            <text:p>5</text:p>
          </table:table-cell>
          <table:table-cell table:formula="of:=[.G52]+1" office:value-type="float" office:value="6" calcext:value-type="float">
            <text:p>6</text:p>
          </table:table-cell>
          <table:table-cell table:formula="of:=[.H52]+1" office:value-type="float" office:value="7" calcext:value-type="float">
            <text:p>7</text:p>
          </table:table-cell>
          <table:table-cell table:formula="of:=[.I52]+1" office:value-type="float" office:value="8" calcext:value-type="float">
            <text:p>8</text:p>
          </table:table-cell>
          <table:table-cell table:formula="of:=[.J52]+1" office:value-type="float" office:value="9" calcext:value-type="float">
            <text:p>9</text:p>
          </table:table-cell>
          <table:table-cell table:formula="of:=[.K52]+1" office:value-type="float" office:value="10" calcext:value-type="float">
            <text:p>10</text:p>
          </table:table-cell>
          <table:table-cell table:formula="of:=[.L52]+1" office:value-type="float" office:value="11" calcext:value-type="float">
            <text:p>11</text:p>
          </table:table-cell>
          <table:table-cell table:formula="of:=[.M52]+1" office:value-type="float" office:value="12" calcext:value-type="float">
            <text:p>12</text:p>
          </table:table-cell>
          <table:table-cell table:formula="of:=[.N52]+1" office:value-type="float" office:value="13" calcext:value-type="float">
            <text:p>13</text:p>
          </table:table-cell>
          <table:table-cell table:formula="of:=[.O52]+1" office:value-type="float" office:value="14" calcext:value-type="float">
            <text:p>14</text:p>
          </table:table-cell>
          <table:table-cell table:formula="of:=[.P52]+1" office:value-type="float" office:value="15" calcext:value-type="float">
            <text:p>15</text:p>
          </table:table-cell>
          <table:table-cell table:formula="of:=[.Q52]+1" office:value-type="float" office:value="16" calcext:value-type="float">
            <text:p>16</text:p>
          </table:table-cell>
          <table:table-cell table:formula="of:=[.R52]+1" office:value-type="float" office:value="17" calcext:value-type="float">
            <text:p>17</text:p>
          </table:table-cell>
          <table:table-cell table:formula="of:=[.S52]+1" office:value-type="float" office:value="18" calcext:value-type="float">
            <text:p>18</text:p>
          </table:table-cell>
          <table:table-cell table:formula="of:=[.T52]+1" office:value-type="float" office:value="19" calcext:value-type="float">
            <text:p>19</text:p>
          </table:table-cell>
          <table:table-cell table:formula="of:=[.U52]+1" office:value-type="float" office:value="20" calcext:value-type="float">
            <text:p>20</text:p>
          </table:table-cell>
          <table:table-cell table:formula="of:=[.V52]+1" office:value-type="float" office:value="21" calcext:value-type="float">
            <text:p>21</text:p>
          </table:table-cell>
          <table:table-cell table:formula="of:=[.W52]+1" office:value-type="float" office:value="22" calcext:value-type="float">
            <text:p>22</text:p>
          </table:table-cell>
          <table:table-cell table:formula="of:=[.X52]+1" office:value-type="float" office:value="23" calcext:value-type="float">
            <text:p>23</text:p>
          </table:table-cell>
          <table:table-cell table:formula="of:=[.Y52]+1" office:value-type="float" office:value="24" calcext:value-type="float">
            <text:p>24</text:p>
          </table:table-cell>
          <table:table-cell table:formula="of:=[.Z52]+1" office:value-type="float" office:value="25" calcext:value-type="float">
            <text:p>25</text:p>
          </table:table-cell>
          <table:table-cell table:formula="of:=[.AA52]+1" office:value-type="float" office:value="26" calcext:value-type="float">
            <text:p>26</text:p>
          </table:table-cell>
          <table:table-cell table:formula="of:=[.AB52]+1" office:value-type="float" office:value="27" calcext:value-type="float">
            <text:p>27</text:p>
          </table:table-cell>
          <table:table-cell table:formula="of:=[.AC52]+1" office:value-type="float" office:value="28" calcext:value-type="float">
            <text:p>28</text:p>
          </table:table-cell>
          <table:table-cell table:formula="of:=[.AD52]+1" office:value-type="float" office:value="29" calcext:value-type="float">
            <text:p>29</text:p>
          </table:table-cell>
          <table:table-cell table:formula="of:=[.AE52]+1" office:value-type="float" office:value="30" calcext:value-type="float">
            <text:p>30</text:p>
          </table:table-cell>
          <table:table-cell table:formula="of:=[.AF52]+1" office:value-type="float" office:value="31" calcext:value-type="float">
            <text:p>31</text:p>
          </table:table-cell>
          <table:table-cell table:formula="of:=[.AG52]+1" office:value-type="float" office:value="32" calcext:value-type="float">
            <text:p>32</text:p>
          </table:table-cell>
          <table:table-cell table:formula="of:=[.AH52]+1" office:value-type="float" office:value="33" calcext:value-type="float">
            <text:p>33</text:p>
          </table:table-cell>
          <table:table-cell table:formula="of:=[.AI52]+1" office:value-type="float" office:value="34" calcext:value-type="float">
            <text:p>34</text:p>
          </table:table-cell>
          <table:table-cell table:formula="of:=[.AJ52]+1" office:value-type="float" office:value="35" calcext:value-type="float">
            <text:p>35</text:p>
          </table:table-cell>
          <table:table-cell table:formula="of:=[.AK52]+1" office:value-type="float" office:value="36" calcext:value-type="float">
            <text:p>36</text:p>
          </table:table-cell>
          <table:table-cell table:formula="of:=[.AL52]+1" office:value-type="float" office:value="37" calcext:value-type="float">
            <text:p>37</text:p>
          </table:table-cell>
          <table:table-cell table:formula="of:=[.AM52]+1" office:value-type="float" office:value="38" calcext:value-type="float">
            <text:p>38</text:p>
          </table:table-cell>
          <table:table-cell table:formula="of:=[.AN52]+1" office:value-type="float" office:value="39" calcext:value-type="float">
            <text:p>39</text:p>
          </table:table-cell>
          <table:table-cell table:formula="of:=[.AO52]+1" office:value-type="float" office:value="40" calcext:value-type="float">
            <text:p>40</text:p>
          </table:table-cell>
          <table:table-cell table:formula="of:=[.AP52]+1" office:value-type="float" office:value="41" calcext:value-type="float">
            <text:p>41</text:p>
          </table:table-cell>
          <table:table-cell table:formula="of:=[.AQ52]+1" office:value-type="float" office:value="42" calcext:value-type="float">
            <text:p>42</text:p>
          </table:table-cell>
          <table:table-cell table:formula="of:=[.AR52]+1" office:value-type="float" office:value="43" calcext:value-type="float">
            <text:p>43</text:p>
          </table:table-cell>
          <table:table-cell table:formula="of:=[.AS52]+1" office:value-type="float" office:value="44" calcext:value-type="float">
            <text:p>44</text:p>
          </table:table-cell>
          <table:table-cell table:formula="of:=[.AT52]+1" office:value-type="float" office:value="45" calcext:value-type="float">
            <text:p>45</text:p>
          </table:table-cell>
          <table:table-cell table:formula="of:=[.AU52]+1" office:value-type="float" office:value="46" calcext:value-type="float">
            <text:p>46</text:p>
          </table:table-cell>
          <table:table-cell table:formula="of:=[.AV52]+1" office:value-type="float" office:value="47" calcext:value-type="float">
            <text:p>4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ngle in rad</text:p>
          </table:table-cell>
          <table:table-cell table:formula="of:=2*PI()/[.$B50]*[.B52]" office:value-type="float" office:value="0" calcext:value-type="float">
            <text:p>0</text:p>
          </table:table-cell>
          <table:table-cell table:formula="of:=2*PI()/[.$B50]*[.C52]" office:value-type="float" office:value="0.523598775598299" calcext:value-type="float">
            <text:p>0.523598775598299</text:p>
          </table:table-cell>
          <table:table-cell table:formula="of:=2*PI()/[.$B50]*[.D52]" office:value-type="float" office:value="1.0471975511966" calcext:value-type="float">
            <text:p>1.0471975511966</text:p>
          </table:table-cell>
          <table:table-cell table:formula="of:=2*PI()/[.$B50]*[.E52]" office:value-type="float" office:value="1.5707963267949" calcext:value-type="float">
            <text:p>1.5707963267949</text:p>
          </table:table-cell>
          <table:table-cell table:formula="of:=2*PI()/[.$B50]*[.F52]" office:value-type="float" office:value="2.0943951023932" calcext:value-type="float">
            <text:p>2.0943951023932</text:p>
          </table:table-cell>
          <table:table-cell table:formula="of:=2*PI()/[.$B50]*[.G52]" office:value-type="float" office:value="2.61799387799149" calcext:value-type="float">
            <text:p>2.61799387799149</text:p>
          </table:table-cell>
          <table:table-cell table:formula="of:=2*PI()/[.$B50]*[.H52]" office:value-type="float" office:value="3.14159265358979" calcext:value-type="float">
            <text:p>3.14159265358979</text:p>
          </table:table-cell>
          <table:table-cell table:formula="of:=2*PI()/[.$B50]*[.I52]" office:value-type="float" office:value="3.66519142918809" calcext:value-type="float">
            <text:p>3.66519142918809</text:p>
          </table:table-cell>
          <table:table-cell table:formula="of:=2*PI()/[.$B50]*[.J52]" office:value-type="float" office:value="4.18879020478639" calcext:value-type="float">
            <text:p>4.18879020478639</text:p>
          </table:table-cell>
          <table:table-cell table:formula="of:=2*PI()/[.$B50]*[.K52]" office:value-type="float" office:value="4.71238898038469" calcext:value-type="float">
            <text:p>4.71238898038469</text:p>
          </table:table-cell>
          <table:table-cell table:formula="of:=2*PI()/[.$B50]*[.L52]" office:value-type="float" office:value="5.23598775598299" calcext:value-type="float">
            <text:p>5.23598775598299</text:p>
          </table:table-cell>
          <table:table-cell table:formula="of:=2*PI()/[.$B50]*[.M52]" office:value-type="float" office:value="5.75958653158129" calcext:value-type="float">
            <text:p>5.75958653158129</text:p>
          </table:table-cell>
          <table:table-cell table:formula="of:=2*PI()/[.$B50]*[.N52]" office:value-type="float" office:value="6.28318530717959" calcext:value-type="float">
            <text:p>6.28318530717959</text:p>
          </table:table-cell>
          <table:table-cell table:formula="of:=2*PI()/[.$B50]*[.O52]" office:value-type="float" office:value="6.80678408277788" calcext:value-type="float">
            <text:p>6.80678408277788</text:p>
          </table:table-cell>
          <table:table-cell table:formula="of:=2*PI()/[.$B50]*[.P52]" office:value-type="float" office:value="7.33038285837618" calcext:value-type="float">
            <text:p>7.33038285837618</text:p>
          </table:table-cell>
          <table:table-cell table:formula="of:=2*PI()/[.$B50]*[.Q52]" office:value-type="float" office:value="7.85398163397448" calcext:value-type="float">
            <text:p>7.85398163397448</text:p>
          </table:table-cell>
          <table:table-cell table:formula="of:=2*PI()/[.$B50]*[.R52]" office:value-type="float" office:value="8.37758040957278" calcext:value-type="float">
            <text:p>8.37758040957278</text:p>
          </table:table-cell>
          <table:table-cell table:formula="of:=2*PI()/[.$B50]*[.S52]" office:value-type="float" office:value="8.90117918517108" calcext:value-type="float">
            <text:p>8.90117918517108</text:p>
          </table:table-cell>
          <table:table-cell table:formula="of:=2*PI()/[.$B50]*[.T52]" office:value-type="float" office:value="9.42477796076938" calcext:value-type="float">
            <text:p>9.42477796076938</text:p>
          </table:table-cell>
          <table:table-cell table:formula="of:=2*PI()/[.$B50]*[.U52]" office:value-type="float" office:value="9.94837673636768" calcext:value-type="float">
            <text:p>9.94837673636768</text:p>
          </table:table-cell>
          <table:table-cell table:formula="of:=2*PI()/[.$B50]*[.V52]" office:value-type="float" office:value="10.471975511966" calcext:value-type="float">
            <text:p>10.471975511966</text:p>
          </table:table-cell>
          <table:table-cell table:formula="of:=2*PI()/[.$B50]*[.W52]" office:value-type="float" office:value="10.9955742875643" calcext:value-type="float">
            <text:p>10.9955742875643</text:p>
          </table:table-cell>
          <table:table-cell table:formula="of:=2*PI()/[.$B50]*[.X52]" office:value-type="float" office:value="11.5191730631626" calcext:value-type="float">
            <text:p>11.5191730631626</text:p>
          </table:table-cell>
          <table:table-cell table:formula="of:=2*PI()/[.$B50]*[.Y52]" office:value-type="float" office:value="12.0427718387609" calcext:value-type="float">
            <text:p>12.0427718387609</text:p>
          </table:table-cell>
          <table:table-cell table:formula="of:=2*PI()/[.$B50]*[.Z52]" office:value-type="float" office:value="12.5663706143592" calcext:value-type="float">
            <text:p>12.5663706143592</text:p>
          </table:table-cell>
          <table:table-cell table:formula="of:=2*PI()/[.$B50]*[.AA52]" office:value-type="float" office:value="13.0899693899575" calcext:value-type="float">
            <text:p>13.0899693899575</text:p>
          </table:table-cell>
          <table:table-cell table:formula="of:=2*PI()/[.$B50]*[.AB52]" office:value-type="float" office:value="13.6135681655558" calcext:value-type="float">
            <text:p>13.6135681655558</text:p>
          </table:table-cell>
          <table:table-cell table:formula="of:=2*PI()/[.$B50]*[.AC52]" office:value-type="float" office:value="14.1371669411541" calcext:value-type="float">
            <text:p>14.1371669411541</text:p>
          </table:table-cell>
          <table:table-cell table:formula="of:=2*PI()/[.$B50]*[.AD52]" office:value-type="float" office:value="14.6607657167524" calcext:value-type="float">
            <text:p>14.6607657167524</text:p>
          </table:table-cell>
          <table:table-cell table:formula="of:=2*PI()/[.$B50]*[.AE52]" office:value-type="float" office:value="15.1843644923507" calcext:value-type="float">
            <text:p>15.1843644923507</text:p>
          </table:table-cell>
          <table:table-cell table:formula="of:=2*PI()/[.$B50]*[.AF52]" office:value-type="float" office:value="15.707963267949" calcext:value-type="float">
            <text:p>15.707963267949</text:p>
          </table:table-cell>
          <table:table-cell table:formula="of:=2*PI()/[.$B50]*[.AG52]" office:value-type="float" office:value="16.2315620435473" calcext:value-type="float">
            <text:p>16.2315620435473</text:p>
          </table:table-cell>
          <table:table-cell table:formula="of:=2*PI()/[.$B50]*[.AH52]" office:value-type="float" office:value="16.7551608191456" calcext:value-type="float">
            <text:p>16.7551608191456</text:p>
          </table:table-cell>
          <table:table-cell table:formula="of:=2*PI()/[.$B50]*[.AI52]" office:value-type="float" office:value="17.2787595947439" calcext:value-type="float">
            <text:p>17.2787595947439</text:p>
          </table:table-cell>
          <table:table-cell table:formula="of:=2*PI()/[.$B50]*[.AJ52]" office:value-type="float" office:value="17.8023583703422" calcext:value-type="float">
            <text:p>17.8023583703422</text:p>
          </table:table-cell>
          <table:table-cell table:formula="of:=2*PI()/[.$B50]*[.AK52]" office:value-type="float" office:value="18.3259571459405" calcext:value-type="float">
            <text:p>18.3259571459405</text:p>
          </table:table-cell>
          <table:table-cell table:formula="of:=2*PI()/[.$B50]*[.AL52]" office:value-type="float" office:value="18.8495559215388" calcext:value-type="float">
            <text:p>18.8495559215388</text:p>
          </table:table-cell>
          <table:table-cell table:formula="of:=2*PI()/[.$B50]*[.AM52]" office:value-type="float" office:value="19.3731546971371" calcext:value-type="float">
            <text:p>19.3731546971371</text:p>
          </table:table-cell>
          <table:table-cell table:formula="of:=2*PI()/[.$B50]*[.AN52]" office:value-type="float" office:value="19.8967534727354" calcext:value-type="float">
            <text:p>19.8967534727354</text:p>
          </table:table-cell>
          <table:table-cell table:formula="of:=2*PI()/[.$B50]*[.AO52]" office:value-type="float" office:value="20.4203522483337" calcext:value-type="float">
            <text:p>20.4203522483337</text:p>
          </table:table-cell>
          <table:table-cell table:formula="of:=2*PI()/[.$B50]*[.AP52]" office:value-type="float" office:value="20.943951023932" calcext:value-type="float">
            <text:p>20.943951023932</text:p>
          </table:table-cell>
          <table:table-cell table:formula="of:=2*PI()/[.$B50]*[.AQ52]" office:value-type="float" office:value="21.4675497995302" calcext:value-type="float">
            <text:p>21.4675497995302</text:p>
          </table:table-cell>
          <table:table-cell table:formula="of:=2*PI()/[.$B50]*[.AR52]" office:value-type="float" office:value="21.9911485751286" calcext:value-type="float">
            <text:p>21.9911485751286</text:p>
          </table:table-cell>
          <table:table-cell table:formula="of:=2*PI()/[.$B50]*[.AS52]" office:value-type="float" office:value="22.5147473507268" calcext:value-type="float">
            <text:p>22.5147473507268</text:p>
          </table:table-cell>
          <table:table-cell table:formula="of:=2*PI()/[.$B50]*[.AT52]" office:value-type="float" office:value="23.0383461263251" calcext:value-type="float">
            <text:p>23.0383461263251</text:p>
          </table:table-cell>
          <table:table-cell table:formula="of:=2*PI()/[.$B50]*[.AU52]" office:value-type="float" office:value="23.5619449019234" calcext:value-type="float">
            <text:p>23.5619449019234</text:p>
          </table:table-cell>
          <table:table-cell table:formula="of:=2*PI()/[.$B50]*[.AV52]" office:value-type="float" office:value="24.0855436775217" calcext:value-type="float">
            <text:p>24.0855436775217</text:p>
          </table:table-cell>
          <table:table-cell table:formula="of:=2*PI()/[.$B50]*[.AW52]" office:value-type="float" office:value="24.60914245312" calcext:value-type="float">
            <text:p>24.60914245312</text:p>
          </table:table-cell>
          <table:table-cell table:number-columns-repeated="48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sine</text:p>
          </table:table-cell>
          <table:table-cell table:formula="of:=SIN([.B53])" office:value-type="float" office:value="0" calcext:value-type="float">
            <text:p>0</text:p>
          </table:table-cell>
          <table:table-cell table:formula="of:=SIN([.C53])" office:value-type="float" office:value="0.5" calcext:value-type="float">
            <text:p>0.5</text:p>
          </table:table-cell>
          <table:table-cell table:formula="of:=SIN([.D53])" office:value-type="float" office:value="0.866025403784439" calcext:value-type="float">
            <text:p>0.866025403784439</text:p>
          </table:table-cell>
          <table:table-cell table:formula="of:=SIN([.E53])" office:value-type="float" office:value="1" calcext:value-type="float">
            <text:p>1</text:p>
          </table:table-cell>
          <table:table-cell table:formula="of:=SIN([.F53])" office:value-type="float" office:value="0.866025403784439" calcext:value-type="float">
            <text:p>0.866025403784439</text:p>
          </table:table-cell>
          <table:table-cell table:formula="of:=SIN([.G53])" office:value-type="float" office:value="0.5" calcext:value-type="float">
            <text:p>0.5</text:p>
          </table:table-cell>
          <table:table-cell table:formula="of:=SIN([.H53])" office:value-type="float" office:value="1.22464679914735E-016" calcext:value-type="float">
            <text:p>1.22464679914735E-16</text:p>
          </table:table-cell>
          <table:table-cell table:formula="of:=SIN([.I53])" office:value-type="float" office:value="-0.5" calcext:value-type="float">
            <text:p>-0.5</text:p>
          </table:table-cell>
          <table:table-cell table:formula="of:=SIN([.J53])" office:value-type="float" office:value="-0.866025403784438" calcext:value-type="float">
            <text:p>-0.866025403784438</text:p>
          </table:table-cell>
          <table:table-cell table:formula="of:=SIN([.K53])" office:value-type="float" office:value="-1" calcext:value-type="float">
            <text:p>-1</text:p>
          </table:table-cell>
          <table:table-cell table:formula="of:=SIN([.L53])" office:value-type="float" office:value="-0.866025403784439" calcext:value-type="float">
            <text:p>-0.866025403784439</text:p>
          </table:table-cell>
          <table:table-cell table:formula="of:=SIN([.M53])" office:value-type="float" office:value="-0.5" calcext:value-type="float">
            <text:p>-0.5</text:p>
          </table:table-cell>
          <table:table-cell table:formula="of:=SIN([.N53])" office:value-type="float" office:value="-2.44929359829471E-016" calcext:value-type="float">
            <text:p>-2.44929359829471E-16</text:p>
          </table:table-cell>
          <table:table-cell table:formula="of:=SIN([.O53])" office:value-type="float" office:value="0.499999999999999" calcext:value-type="float">
            <text:p>0.499999999999999</text:p>
          </table:table-cell>
          <table:table-cell table:formula="of:=SIN([.P53])" office:value-type="float" office:value="0.866025403784438" calcext:value-type="float">
            <text:p>0.866025403784438</text:p>
          </table:table-cell>
          <table:table-cell table:formula="of:=SIN([.Q53])" office:value-type="float" office:value="1" calcext:value-type="float">
            <text:p>1</text:p>
          </table:table-cell>
          <table:table-cell table:formula="of:=SIN([.R53])" office:value-type="float" office:value="0.866025403784439" calcext:value-type="float">
            <text:p>0.866025403784439</text:p>
          </table:table-cell>
          <table:table-cell table:formula="of:=SIN([.S53])" office:value-type="float" office:value="0.500000000000001" calcext:value-type="float">
            <text:p>0.500000000000001</text:p>
          </table:table-cell>
          <table:table-cell table:formula="of:=SIN([.T53])" office:value-type="float" office:value="3.67394039744206E-016" calcext:value-type="float">
            <text:p>3.67394039744206E-16</text:p>
          </table:table-cell>
          <table:table-cell table:formula="of:=SIN([.U53])" office:value-type="float" office:value="-0.499999999999999" calcext:value-type="float">
            <text:p>-0.499999999999999</text:p>
          </table:table-cell>
          <table:table-cell table:formula="of:=SIN([.V53])" office:value-type="float" office:value="-0.866025403784438" calcext:value-type="float">
            <text:p>-0.866025403784438</text:p>
          </table:table-cell>
          <table:table-cell table:formula="of:=SIN([.W53])" office:value-type="float" office:value="-1" calcext:value-type="float">
            <text:p>-1</text:p>
          </table:table-cell>
          <table:table-cell table:formula="of:=SIN([.X53])" office:value-type="float" office:value="-0.866025403784439" calcext:value-type="float">
            <text:p>-0.866025403784439</text:p>
          </table:table-cell>
          <table:table-cell table:formula="of:=SIN([.Y53])" office:value-type="float" office:value="-0.500000000000001" calcext:value-type="float">
            <text:p>-0.500000000000001</text:p>
          </table:table-cell>
          <table:table-cell table:formula="of:=SIN([.Z53])" office:value-type="float" office:value="-4.89858719658941E-016" calcext:value-type="float">
            <text:p>-4.89858719658941E-16</text:p>
          </table:table-cell>
          <table:table-cell table:formula="of:=SIN([.AA53])" office:value-type="float" office:value="0.499999999999999" calcext:value-type="float">
            <text:p>0.499999999999999</text:p>
          </table:table-cell>
          <table:table-cell table:formula="of:=SIN([.AB53])" office:value-type="float" office:value="0.866025403784438" calcext:value-type="float">
            <text:p>0.866025403784438</text:p>
          </table:table-cell>
          <table:table-cell table:formula="of:=SIN([.AC53])" office:value-type="float" office:value="1" calcext:value-type="float">
            <text:p>1</text:p>
          </table:table-cell>
          <table:table-cell table:formula="of:=SIN([.AD53])" office:value-type="float" office:value="0.866025403784439" calcext:value-type="float">
            <text:p>0.866025403784439</text:p>
          </table:table-cell>
          <table:table-cell table:formula="of:=SIN([.AE53])" office:value-type="float" office:value="0.500000000000002" calcext:value-type="float">
            <text:p>0.500000000000002</text:p>
          </table:table-cell>
          <table:table-cell table:formula="of:=SIN([.AF53])" office:value-type="float" office:value="2.38868023897393E-015" calcext:value-type="float">
            <text:p>2.38868023897393E-15</text:p>
          </table:table-cell>
          <table:table-cell table:formula="of:=SIN([.AG53])" office:value-type="float" office:value="-0.499999999999999" calcext:value-type="float">
            <text:p>-0.499999999999999</text:p>
          </table:table-cell>
          <table:table-cell table:formula="of:=SIN([.AH53])" office:value-type="float" office:value="-0.866025403784438" calcext:value-type="float">
            <text:p>-0.866025403784438</text:p>
          </table:table-cell>
          <table:table-cell table:formula="of:=SIN([.AI53])" office:value-type="float" office:value="-1" calcext:value-type="float">
            <text:p>-1</text:p>
          </table:table-cell>
          <table:table-cell table:formula="of:=SIN([.AJ53])" office:value-type="float" office:value="-0.86602540378444" calcext:value-type="float">
            <text:p>-0.86602540378444</text:p>
          </table:table-cell>
          <table:table-cell table:formula="of:=SIN([.AK53])" office:value-type="float" office:value="-0.500000000000003" calcext:value-type="float">
            <text:p>-0.500000000000003</text:p>
          </table:table-cell>
          <table:table-cell table:formula="of:=SIN([.AL53])" office:value-type="float" office:value="-7.34788079488412E-016" calcext:value-type="float">
            <text:p>-7.34788079488412E-16</text:p>
          </table:table-cell>
          <table:table-cell table:formula="of:=SIN([.AM53])" office:value-type="float" office:value="0.499999999999999" calcext:value-type="float">
            <text:p>0.499999999999999</text:p>
          </table:table-cell>
          <table:table-cell table:formula="of:=SIN([.AN53])" office:value-type="float" office:value="0.866025403784438" calcext:value-type="float">
            <text:p>0.866025403784438</text:p>
          </table:table-cell>
          <table:table-cell table:formula="of:=SIN([.AO53])" office:value-type="float" office:value="1" calcext:value-type="float">
            <text:p>1</text:p>
          </table:table-cell>
          <table:table-cell table:formula="of:=SIN([.AP53])" office:value-type="float" office:value="0.86602540378444" calcext:value-type="float">
            <text:p>0.86602540378444</text:p>
          </table:table-cell>
          <table:table-cell table:formula="of:=SIN([.AQ53])" office:value-type="float" office:value="0.500000000000003" calcext:value-type="float">
            <text:p>0.500000000000003</text:p>
          </table:table-cell>
          <table:table-cell table:formula="of:=SIN([.AR53])" office:value-type="float" office:value="8.57252759403147E-016" calcext:value-type="float">
            <text:p>8.57252759403147E-16</text:p>
          </table:table-cell>
          <table:table-cell table:formula="of:=SIN([.AS53])" office:value-type="float" office:value="-0.499999999999999" calcext:value-type="float">
            <text:p>-0.499999999999999</text:p>
          </table:table-cell>
          <table:table-cell table:formula="of:=SIN([.AT53])" office:value-type="float" office:value="-0.866025403784438" calcext:value-type="float">
            <text:p>-0.866025403784438</text:p>
          </table:table-cell>
          <table:table-cell table:formula="of:=SIN([.AU53])" office:value-type="float" office:value="-1" calcext:value-type="float">
            <text:p>-1</text:p>
          </table:table-cell>
          <table:table-cell table:formula="of:=SIN([.AV53])" office:value-type="float" office:value="-0.86602540378444" calcext:value-type="float">
            <text:p>-0.86602540378444</text:p>
          </table:table-cell>
          <table:table-cell table:formula="of:=SIN([.AW53])" office:value-type="float" office:value="-0.500000000000003" calcext:value-type="float">
            <text:p>-0.500000000000003</text:p>
          </table:table-cell>
          <table:table-cell table:number-columns-repeated="48"/>
        </table:table-row>
        <table:table-row table:style-name="ro1">
          <table:table-cell/>
          <table:table-cell table:formula="of:=[.B56]*[.$B$13]" office:value-type="float" office:value="0" calcext:value-type="float">
            <text:p>0</text:p>
          </table:table-cell>
          <table:table-cell table:formula="of:=[.C56]*[.$B$13]" office:value-type="float" office:value="63.5" calcext:value-type="float">
            <text:p>63.5</text:p>
          </table:table-cell>
          <table:table-cell table:formula="of:=[.D56]*[.$B$13]" office:value-type="float" office:value="109.985226280624" calcext:value-type="float">
            <text:p>109.985226280624</text:p>
          </table:table-cell>
          <table:table-cell table:formula="of:=[.E56]*[.$B$13]" office:value-type="float" office:value="127" calcext:value-type="float">
            <text:p>127</text:p>
          </table:table-cell>
          <table:table-cell table:formula="of:=[.F56]*[.$B$13]" office:value-type="float" office:value="109.985226280624" calcext:value-type="float">
            <text:p>109.985226280624</text:p>
          </table:table-cell>
          <table:table-cell table:formula="of:=[.G56]*[.$B$13]" office:value-type="float" office:value="63.5" calcext:value-type="float">
            <text:p>63.5</text:p>
          </table:table-cell>
          <table:table-cell table:formula="of:=[.H56]*[.$B$13]" office:value-type="float" office:value="0.0000000000000155530143491714" calcext:value-type="float">
            <text:p>1.55530143491714E-14</text:p>
          </table:table-cell>
          <table:table-cell table:formula="of:=[.I56]*[.$B$13]" office:value-type="float" office:value="-63.5" calcext:value-type="float">
            <text:p>-63.5</text:p>
          </table:table-cell>
          <table:table-cell table:formula="of:=[.J56]*[.$B$13]" office:value-type="float" office:value="-109.985226280624" calcext:value-type="float">
            <text:p>-109.985226280624</text:p>
          </table:table-cell>
          <table:table-cell table:formula="of:=[.K56]*[.$B$13]" office:value-type="float" office:value="-127" calcext:value-type="float">
            <text:p>-127</text:p>
          </table:table-cell>
          <table:table-cell table:formula="of:=[.L56]*[.$B$13]" office:value-type="float" office:value="-109.985226280624" calcext:value-type="float">
            <text:p>-109.985226280624</text:p>
          </table:table-cell>
          <table:table-cell table:formula="of:=[.M56]*[.$B$13]" office:value-type="float" office:value="-63.5000000000001" calcext:value-type="float">
            <text:p>-63.5000000000001</text:p>
          </table:table-cell>
          <table:table-cell table:formula="of:=[.N56]*[.$B$13]" office:value-type="float" office:value="-0.0000000000000311060286983428" calcext:value-type="float">
            <text:p>-3.11060286983428E-14</text:p>
          </table:table-cell>
          <table:table-cell table:formula="of:=[.O56]*[.$B$13]" office:value-type="float" office:value="63.4999999999999" calcext:value-type="float">
            <text:p>63.4999999999999</text:p>
          </table:table-cell>
          <table:table-cell table:formula="of:=[.P56]*[.$B$13]" office:value-type="float" office:value="109.985226280624" calcext:value-type="float">
            <text:p>109.985226280624</text:p>
          </table:table-cell>
          <table:table-cell table:formula="of:=[.Q56]*[.$B$13]" office:value-type="float" office:value="127" calcext:value-type="float">
            <text:p>127</text:p>
          </table:table-cell>
          <table:table-cell table:formula="of:=[.R56]*[.$B$13]" office:value-type="float" office:value="109.985226280624" calcext:value-type="float">
            <text:p>109.985226280624</text:p>
          </table:table-cell>
          <table:table-cell table:formula="of:=[.S56]*[.$B$13]" office:value-type="float" office:value="63.5000000000002" calcext:value-type="float">
            <text:p>63.5000000000002</text:p>
          </table:table-cell>
          <table:table-cell table:formula="of:=[.T56]*[.$B$13]" office:value-type="float" office:value="0.0000000000000466590430475142" calcext:value-type="float">
            <text:p>4.66590430475142E-14</text:p>
          </table:table-cell>
          <table:table-cell table:formula="of:=[.U56]*[.$B$13]" office:value-type="float" office:value="-63.4999999999999" calcext:value-type="float">
            <text:p>-63.4999999999999</text:p>
          </table:table-cell>
          <table:table-cell table:formula="of:=[.V56]*[.$B$13]" office:value-type="float" office:value="-109.985226280624" calcext:value-type="float">
            <text:p>-109.985226280624</text:p>
          </table:table-cell>
          <table:table-cell table:formula="of:=[.W56]*[.$B$13]" office:value-type="float" office:value="-127" calcext:value-type="float">
            <text:p>-127</text:p>
          </table:table-cell>
          <table:table-cell table:formula="of:=[.X56]*[.$B$13]" office:value-type="float" office:value="-109.985226280624" calcext:value-type="float">
            <text:p>-109.985226280624</text:p>
          </table:table-cell>
          <table:table-cell table:formula="of:=[.Y56]*[.$B$13]" office:value-type="float" office:value="-63.5000000000002" calcext:value-type="float">
            <text:p>-63.5000000000002</text:p>
          </table:table-cell>
          <table:table-cell table:formula="of:=[.Z56]*[.$B$13]" office:value-type="float" office:value="-0.0000000000000622120573966855" calcext:value-type="float">
            <text:p>-6.22120573966855E-14</text:p>
          </table:table-cell>
          <table:table-cell table:formula="of:=[.AA56]*[.$B$13]" office:value-type="float" office:value="63.4999999999999" calcext:value-type="float">
            <text:p>63.4999999999999</text:p>
          </table:table-cell>
          <table:table-cell table:formula="of:=[.AB56]*[.$B$13]" office:value-type="float" office:value="109.985226280624" calcext:value-type="float">
            <text:p>109.985226280624</text:p>
          </table:table-cell>
          <table:table-cell table:formula="of:=[.AC56]*[.$B$13]" office:value-type="float" office:value="127" calcext:value-type="float">
            <text:p>127</text:p>
          </table:table-cell>
          <table:table-cell table:formula="of:=[.AD56]*[.$B$13]" office:value-type="float" office:value="109.985226280624" calcext:value-type="float">
            <text:p>109.985226280624</text:p>
          </table:table-cell>
          <table:table-cell table:formula="of:=[.AE56]*[.$B$13]" office:value-type="float" office:value="63.5000000000002" calcext:value-type="float">
            <text:p>63.5000000000002</text:p>
          </table:table-cell>
          <table:table-cell table:formula="of:=[.AF56]*[.$B$13]" office:value-type="float" office:value="0.000000000000303362390349689" calcext:value-type="float">
            <text:p>3.03362390349689E-13</text:p>
          </table:table-cell>
          <table:table-cell table:formula="of:=[.AG56]*[.$B$13]" office:value-type="float" office:value="-63.4999999999999" calcext:value-type="float">
            <text:p>-63.4999999999999</text:p>
          </table:table-cell>
          <table:table-cell table:formula="of:=[.AH56]*[.$B$13]" office:value-type="float" office:value="-109.985226280624" calcext:value-type="float">
            <text:p>-109.985226280624</text:p>
          </table:table-cell>
          <table:table-cell table:formula="of:=[.AI56]*[.$B$13]" office:value-type="float" office:value="-127" calcext:value-type="float">
            <text:p>-127</text:p>
          </table:table-cell>
          <table:table-cell table:formula="of:=[.AJ56]*[.$B$13]" office:value-type="float" office:value="-109.985226280624" calcext:value-type="float">
            <text:p>-109.985226280624</text:p>
          </table:table-cell>
          <table:table-cell table:formula="of:=[.AK56]*[.$B$13]" office:value-type="float" office:value="-63.5000000000004" calcext:value-type="float">
            <text:p>-63.5000000000004</text:p>
          </table:table-cell>
          <table:table-cell table:formula="of:=[.AL56]*[.$B$13]" office:value-type="float" office:value="-0.0000000000000933180860950283" calcext:value-type="float">
            <text:p>-9.33180860950283E-14</text:p>
          </table:table-cell>
          <table:table-cell table:formula="of:=[.AM56]*[.$B$13]" office:value-type="float" office:value="63.4999999999999" calcext:value-type="float">
            <text:p>63.4999999999999</text:p>
          </table:table-cell>
          <table:table-cell table:formula="of:=[.AN56]*[.$B$13]" office:value-type="float" office:value="109.985226280624" calcext:value-type="float">
            <text:p>109.985226280624</text:p>
          </table:table-cell>
          <table:table-cell table:formula="of:=[.AO56]*[.$B$13]" office:value-type="float" office:value="127" calcext:value-type="float">
            <text:p>127</text:p>
          </table:table-cell>
          <table:table-cell table:formula="of:=[.AP56]*[.$B$13]" office:value-type="float" office:value="109.985226280624" calcext:value-type="float">
            <text:p>109.985226280624</text:p>
          </table:table-cell>
          <table:table-cell table:formula="of:=[.AQ56]*[.$B$13]" office:value-type="float" office:value="63.5000000000004" calcext:value-type="float">
            <text:p>63.5000000000004</text:p>
          </table:table-cell>
          <table:table-cell table:formula="of:=[.AR56]*[.$B$13]" office:value-type="float" office:value="0.0000000000001088711004442" calcext:value-type="float">
            <text:p>1.088711004442E-13</text:p>
          </table:table-cell>
          <table:table-cell table:formula="of:=[.AS56]*[.$B$13]" office:value-type="float" office:value="-63.4999999999998" calcext:value-type="float">
            <text:p>-63.4999999999998</text:p>
          </table:table-cell>
          <table:table-cell table:formula="of:=[.AT56]*[.$B$13]" office:value-type="float" office:value="-109.985226280624" calcext:value-type="float">
            <text:p>-109.985226280624</text:p>
          </table:table-cell>
          <table:table-cell table:formula="of:=[.AU56]*[.$B$13]" office:value-type="float" office:value="-127" calcext:value-type="float">
            <text:p>-127</text:p>
          </table:table-cell>
          <table:table-cell table:formula="of:=[.AV56]*[.$B$13]" office:value-type="float" office:value="-109.985226280624" calcext:value-type="float">
            <text:p>-109.985226280624</text:p>
          </table:table-cell>
          <table:table-cell table:formula="of:=[.AW56]*[.$B$13]" office:value-type="float" office:value="-63.5000000000004" calcext:value-type="float">
            <text:p>-63.5000000000004</text:p>
          </table:table-cell>
          <table:table-cell table:number-columns-repeated="48"/>
        </table:table-row>
        <table:table-row table:style-name="ro1">
          <table:table-cell/>
          <table:table-cell table:formula="of:=[.B57]+[.$B$14]" office:value-type="float" office:value="127" calcext:value-type="float">
            <text:p>127</text:p>
          </table:table-cell>
          <table:table-cell table:formula="of:=[.C57]+[.$B$14]" office:value-type="float" office:value="190.5" calcext:value-type="float">
            <text:p>190.5</text:p>
          </table:table-cell>
          <table:table-cell table:formula="of:=[.D57]+[.$B$14]" office:value-type="float" office:value="236.985226280624" calcext:value-type="float">
            <text:p>236.985226280624</text:p>
          </table:table-cell>
          <table:table-cell table:formula="of:=[.E57]+[.$B$14]" office:value-type="float" office:value="254" calcext:value-type="float">
            <text:p>254</text:p>
          </table:table-cell>
          <table:table-cell table:formula="of:=[.F57]+[.$B$14]" office:value-type="float" office:value="236.985226280624" calcext:value-type="float">
            <text:p>236.985226280624</text:p>
          </table:table-cell>
          <table:table-cell table:formula="of:=[.G57]+[.$B$14]" office:value-type="float" office:value="190.5" calcext:value-type="float">
            <text:p>190.5</text:p>
          </table:table-cell>
          <table:table-cell table:formula="of:=[.H57]+[.$B$14]" office:value-type="float" office:value="127" calcext:value-type="float">
            <text:p>127</text:p>
          </table:table-cell>
          <table:table-cell table:formula="of:=[.I57]+[.$B$14]" office:value-type="float" office:value="63.5" calcext:value-type="float">
            <text:p>63.5</text:p>
          </table:table-cell>
          <table:table-cell table:formula="of:=[.J57]+[.$B$14]" office:value-type="float" office:value="17.0147737193763" calcext:value-type="float">
            <text:p>17.0147737193763</text:p>
          </table:table-cell>
          <table:table-cell table:formula="of:=[.K57]+[.$B$14]" office:value-type="float" office:value="0" calcext:value-type="float">
            <text:p>0</text:p>
          </table:table-cell>
          <table:table-cell table:formula="of:=[.L57]+[.$B$14]" office:value-type="float" office:value="17.0147737193762" calcext:value-type="float">
            <text:p>17.0147737193762</text:p>
          </table:table-cell>
          <table:table-cell table:formula="of:=[.M57]+[.$B$14]" office:value-type="float" office:value="63.4999999999999" calcext:value-type="float">
            <text:p>63.4999999999999</text:p>
          </table:table-cell>
          <table:table-cell table:formula="of:=[.N57]+[.$B$14]" office:value-type="float" office:value="127" calcext:value-type="float">
            <text:p>127</text:p>
          </table:table-cell>
          <table:table-cell table:formula="of:=[.O57]+[.$B$14]" office:value-type="float" office:value="190.5" calcext:value-type="float">
            <text:p>190.5</text:p>
          </table:table-cell>
          <table:table-cell table:formula="of:=[.P57]+[.$B$14]" office:value-type="float" office:value="236.985226280624" calcext:value-type="float">
            <text:p>236.985226280624</text:p>
          </table:table-cell>
          <table:table-cell table:formula="of:=[.Q57]+[.$B$14]" office:value-type="float" office:value="254" calcext:value-type="float">
            <text:p>254</text:p>
          </table:table-cell>
          <table:table-cell table:formula="of:=[.R57]+[.$B$14]" office:value-type="float" office:value="236.985226280624" calcext:value-type="float">
            <text:p>236.985226280624</text:p>
          </table:table-cell>
          <table:table-cell table:formula="of:=[.S57]+[.$B$14]" office:value-type="float" office:value="190.5" calcext:value-type="float">
            <text:p>190.5</text:p>
          </table:table-cell>
          <table:table-cell table:formula="of:=[.T57]+[.$B$14]" office:value-type="float" office:value="127" calcext:value-type="float">
            <text:p>127</text:p>
          </table:table-cell>
          <table:table-cell table:formula="of:=[.U57]+[.$B$14]" office:value-type="float" office:value="63.5000000000001" calcext:value-type="float">
            <text:p>63.5000000000001</text:p>
          </table:table-cell>
          <table:table-cell table:formula="of:=[.V57]+[.$B$14]" office:value-type="float" office:value="17.0147737193764" calcext:value-type="float">
            <text:p>17.0147737193764</text:p>
          </table:table-cell>
          <table:table-cell table:formula="of:=[.W57]+[.$B$14]" office:value-type="float" office:value="0" calcext:value-type="float">
            <text:p>0</text:p>
          </table:table-cell>
          <table:table-cell table:formula="of:=[.X57]+[.$B$14]" office:value-type="float" office:value="17.0147737193762" calcext:value-type="float">
            <text:p>17.0147737193762</text:p>
          </table:table-cell>
          <table:table-cell table:formula="of:=[.Y57]+[.$B$14]" office:value-type="float" office:value="63.4999999999998" calcext:value-type="float">
            <text:p>63.4999999999998</text:p>
          </table:table-cell>
          <table:table-cell table:formula="of:=[.Z57]+[.$B$14]" office:value-type="float" office:value="127" calcext:value-type="float">
            <text:p>127</text:p>
          </table:table-cell>
          <table:table-cell table:formula="of:=[.AA57]+[.$B$14]" office:value-type="float" office:value="190.5" calcext:value-type="float">
            <text:p>190.5</text:p>
          </table:table-cell>
          <table:table-cell table:formula="of:=[.AB57]+[.$B$14]" office:value-type="float" office:value="236.985226280624" calcext:value-type="float">
            <text:p>236.985226280624</text:p>
          </table:table-cell>
          <table:table-cell table:formula="of:=[.AC57]+[.$B$14]" office:value-type="float" office:value="254" calcext:value-type="float">
            <text:p>254</text:p>
          </table:table-cell>
          <table:table-cell table:formula="of:=[.AD57]+[.$B$14]" office:value-type="float" office:value="236.985226280624" calcext:value-type="float">
            <text:p>236.985226280624</text:p>
          </table:table-cell>
          <table:table-cell table:formula="of:=[.AE57]+[.$B$14]" office:value-type="float" office:value="190.5" calcext:value-type="float">
            <text:p>190.5</text:p>
          </table:table-cell>
          <table:table-cell table:formula="of:=[.AF57]+[.$B$14]" office:value-type="float" office:value="127" calcext:value-type="float">
            <text:p>127</text:p>
          </table:table-cell>
          <table:table-cell table:formula="of:=[.AG57]+[.$B$14]" office:value-type="float" office:value="63.5000000000001" calcext:value-type="float">
            <text:p>63.5000000000001</text:p>
          </table:table-cell>
          <table:table-cell table:formula="of:=[.AH57]+[.$B$14]" office:value-type="float" office:value="17.0147737193764" calcext:value-type="float">
            <text:p>17.0147737193764</text:p>
          </table:table-cell>
          <table:table-cell table:formula="of:=[.AI57]+[.$B$14]" office:value-type="float" office:value="0" calcext:value-type="float">
            <text:p>0</text:p>
          </table:table-cell>
          <table:table-cell table:formula="of:=[.AJ57]+[.$B$14]" office:value-type="float" office:value="17.0147737193761" calcext:value-type="float">
            <text:p>17.0147737193761</text:p>
          </table:table-cell>
          <table:table-cell table:formula="of:=[.AK57]+[.$B$14]" office:value-type="float" office:value="63.4999999999996" calcext:value-type="float">
            <text:p>63.4999999999996</text:p>
          </table:table-cell>
          <table:table-cell table:formula="of:=[.AL57]+[.$B$14]" office:value-type="float" office:value="127" calcext:value-type="float">
            <text:p>127</text:p>
          </table:table-cell>
          <table:table-cell table:formula="of:=[.AM57]+[.$B$14]" office:value-type="float" office:value="190.5" calcext:value-type="float">
            <text:p>190.5</text:p>
          </table:table-cell>
          <table:table-cell table:formula="of:=[.AN57]+[.$B$14]" office:value-type="float" office:value="236.985226280624" calcext:value-type="float">
            <text:p>236.985226280624</text:p>
          </table:table-cell>
          <table:table-cell table:formula="of:=[.AO57]+[.$B$14]" office:value-type="float" office:value="254" calcext:value-type="float">
            <text:p>254</text:p>
          </table:table-cell>
          <table:table-cell table:formula="of:=[.AP57]+[.$B$14]" office:value-type="float" office:value="236.985226280624" calcext:value-type="float">
            <text:p>236.985226280624</text:p>
          </table:table-cell>
          <table:table-cell table:formula="of:=[.AQ57]+[.$B$14]" office:value-type="float" office:value="190.5" calcext:value-type="float">
            <text:p>190.5</text:p>
          </table:table-cell>
          <table:table-cell table:formula="of:=[.AR57]+[.$B$14]" office:value-type="float" office:value="127" calcext:value-type="float">
            <text:p>127</text:p>
          </table:table-cell>
          <table:table-cell table:formula="of:=[.AS57]+[.$B$14]" office:value-type="float" office:value="63.5000000000002" calcext:value-type="float">
            <text:p>63.5000000000002</text:p>
          </table:table-cell>
          <table:table-cell table:formula="of:=[.AT57]+[.$B$14]" office:value-type="float" office:value="17.0147737193764" calcext:value-type="float">
            <text:p>17.0147737193764</text:p>
          </table:table-cell>
          <table:table-cell table:formula="of:=[.AU57]+[.$B$14]" office:value-type="float" office:value="0" calcext:value-type="float">
            <text:p>0</text:p>
          </table:table-cell>
          <table:table-cell table:formula="of:=[.AV57]+[.$B$14]" office:value-type="float" office:value="17.0147737193761" calcext:value-type="float">
            <text:p>17.0147737193761</text:p>
          </table:table-cell>
          <table:table-cell table:formula="of:=[.AW57]+[.$B$14]" office:value-type="float" office:value="63.4999999999996" calcext:value-type="float">
            <text:p>63.499999999999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ookup</text:p>
          </table:table-cell>
          <table:table-cell table:formula="of:=ROUNDDOWN([.B58])" office:value-type="float" office:value="127" calcext:value-type="float">
            <text:p>127</text:p>
          </table:table-cell>
          <table:table-cell table:formula="of:=ROUNDDOWN([.C58])" office:value-type="float" office:value="190" calcext:value-type="float">
            <text:p>190</text:p>
          </table:table-cell>
          <table:table-cell table:formula="of:=ROUNDDOWN([.D58])" office:value-type="float" office:value="236" calcext:value-type="float">
            <text:p>236</text:p>
          </table:table-cell>
          <table:table-cell table:formula="of:=ROUNDDOWN([.E58])" office:value-type="float" office:value="254" calcext:value-type="float">
            <text:p>254</text:p>
          </table:table-cell>
          <table:table-cell table:formula="of:=ROUNDDOWN([.F58])" office:value-type="float" office:value="236" calcext:value-type="float">
            <text:p>236</text:p>
          </table:table-cell>
          <table:table-cell table:formula="of:=ROUNDDOWN([.G58])" office:value-type="float" office:value="190" calcext:value-type="float">
            <text:p>190</text:p>
          </table:table-cell>
          <table:table-cell table:formula="of:=ROUNDDOWN([.H58])" office:value-type="float" office:value="127" calcext:value-type="float">
            <text:p>127</text:p>
          </table:table-cell>
          <table:table-cell table:formula="of:=ROUNDDOWN([.I58])" office:value-type="float" office:value="63" calcext:value-type="float">
            <text:p>63</text:p>
          </table:table-cell>
          <table:table-cell table:formula="of:=ROUNDDOWN([.J58])" office:value-type="float" office:value="17" calcext:value-type="float">
            <text:p>17</text:p>
          </table:table-cell>
          <table:table-cell table:formula="of:=ROUNDDOWN([.K58])" office:value-type="float" office:value="0" calcext:value-type="float">
            <text:p>0</text:p>
          </table:table-cell>
          <table:table-cell table:formula="of:=ROUNDDOWN([.L58])" office:value-type="float" office:value="17" calcext:value-type="float">
            <text:p>17</text:p>
          </table:table-cell>
          <table:table-cell table:formula="of:=ROUNDDOWN([.M58])" office:value-type="float" office:value="63" calcext:value-type="float">
            <text:p>63</text:p>
          </table:table-cell>
          <table:table-cell table:formula="of:=ROUNDDOWN([.N58])" office:value-type="float" office:value="127" calcext:value-type="float">
            <text:p>127</text:p>
          </table:table-cell>
          <table:table-cell table:formula="of:=ROUNDDOWN([.O58])" office:value-type="float" office:value="190" calcext:value-type="float">
            <text:p>190</text:p>
          </table:table-cell>
          <table:table-cell table:formula="of:=ROUNDDOWN([.P58])" office:value-type="float" office:value="236" calcext:value-type="float">
            <text:p>236</text:p>
          </table:table-cell>
          <table:table-cell table:formula="of:=ROUNDDOWN([.Q58])" office:value-type="float" office:value="254" calcext:value-type="float">
            <text:p>254</text:p>
          </table:table-cell>
          <table:table-cell table:formula="of:=ROUNDDOWN([.R58])" office:value-type="float" office:value="236" calcext:value-type="float">
            <text:p>236</text:p>
          </table:table-cell>
          <table:table-cell table:formula="of:=ROUNDDOWN([.S58])" office:value-type="float" office:value="190" calcext:value-type="float">
            <text:p>190</text:p>
          </table:table-cell>
          <table:table-cell table:formula="of:=ROUNDDOWN([.T58])" office:value-type="float" office:value="127" calcext:value-type="float">
            <text:p>127</text:p>
          </table:table-cell>
          <table:table-cell table:formula="of:=ROUNDDOWN([.U58])" office:value-type="float" office:value="63" calcext:value-type="float">
            <text:p>63</text:p>
          </table:table-cell>
          <table:table-cell table:formula="of:=ROUNDDOWN([.V58])" office:value-type="float" office:value="17" calcext:value-type="float">
            <text:p>17</text:p>
          </table:table-cell>
          <table:table-cell table:formula="of:=ROUNDDOWN([.W58])" office:value-type="float" office:value="0" calcext:value-type="float">
            <text:p>0</text:p>
          </table:table-cell>
          <table:table-cell table:formula="of:=ROUNDDOWN([.X58])" office:value-type="float" office:value="17" calcext:value-type="float">
            <text:p>17</text:p>
          </table:table-cell>
          <table:table-cell table:formula="of:=ROUNDDOWN([.Y58])" office:value-type="float" office:value="63" calcext:value-type="float">
            <text:p>63</text:p>
          </table:table-cell>
          <table:table-cell table:formula="of:=ROUNDDOWN([.Z58])" office:value-type="float" office:value="127" calcext:value-type="float">
            <text:p>127</text:p>
          </table:table-cell>
          <table:table-cell table:formula="of:=ROUNDDOWN([.AA58])" office:value-type="float" office:value="190" calcext:value-type="float">
            <text:p>190</text:p>
          </table:table-cell>
          <table:table-cell table:formula="of:=ROUNDDOWN([.AB58])" office:value-type="float" office:value="236" calcext:value-type="float">
            <text:p>236</text:p>
          </table:table-cell>
          <table:table-cell table:formula="of:=ROUNDDOWN([.AC58])" office:value-type="float" office:value="254" calcext:value-type="float">
            <text:p>254</text:p>
          </table:table-cell>
          <table:table-cell table:formula="of:=ROUNDDOWN([.AD58])" office:value-type="float" office:value="236" calcext:value-type="float">
            <text:p>236</text:p>
          </table:table-cell>
          <table:table-cell table:formula="of:=ROUNDDOWN([.AE58])" office:value-type="float" office:value="190" calcext:value-type="float">
            <text:p>190</text:p>
          </table:table-cell>
          <table:table-cell table:formula="of:=ROUNDDOWN([.AF58])" office:value-type="float" office:value="127" calcext:value-type="float">
            <text:p>127</text:p>
          </table:table-cell>
          <table:table-cell table:formula="of:=ROUNDDOWN([.AG58])" office:value-type="float" office:value="63" calcext:value-type="float">
            <text:p>63</text:p>
          </table:table-cell>
          <table:table-cell table:formula="of:=ROUNDDOWN([.AH58])" office:value-type="float" office:value="17" calcext:value-type="float">
            <text:p>17</text:p>
          </table:table-cell>
          <table:table-cell table:formula="of:=ROUNDDOWN([.AI58])" office:value-type="float" office:value="0" calcext:value-type="float">
            <text:p>0</text:p>
          </table:table-cell>
          <table:table-cell table:formula="of:=ROUNDDOWN([.AJ58])" office:value-type="float" office:value="17" calcext:value-type="float">
            <text:p>17</text:p>
          </table:table-cell>
          <table:table-cell table:formula="of:=ROUNDDOWN([.AK58])" office:value-type="float" office:value="63" calcext:value-type="float">
            <text:p>63</text:p>
          </table:table-cell>
          <table:table-cell table:formula="of:=ROUNDDOWN([.AL58])" office:value-type="float" office:value="127" calcext:value-type="float">
            <text:p>127</text:p>
          </table:table-cell>
          <table:table-cell table:formula="of:=ROUNDDOWN([.AM58])" office:value-type="float" office:value="190" calcext:value-type="float">
            <text:p>190</text:p>
          </table:table-cell>
          <table:table-cell table:formula="of:=ROUNDDOWN([.AN58])" office:value-type="float" office:value="236" calcext:value-type="float">
            <text:p>236</text:p>
          </table:table-cell>
          <table:table-cell table:formula="of:=ROUNDDOWN([.AO58])" office:value-type="float" office:value="254" calcext:value-type="float">
            <text:p>254</text:p>
          </table:table-cell>
          <table:table-cell table:formula="of:=ROUNDDOWN([.AP58])" office:value-type="float" office:value="236" calcext:value-type="float">
            <text:p>236</text:p>
          </table:table-cell>
          <table:table-cell table:formula="of:=ROUNDDOWN([.AQ58])" office:value-type="float" office:value="190" calcext:value-type="float">
            <text:p>190</text:p>
          </table:table-cell>
          <table:table-cell table:formula="of:=ROUNDDOWN([.AR58])" office:value-type="float" office:value="127" calcext:value-type="float">
            <text:p>127</text:p>
          </table:table-cell>
          <table:table-cell table:formula="of:=ROUNDDOWN([.AS58])" office:value-type="float" office:value="63" calcext:value-type="float">
            <text:p>63</text:p>
          </table:table-cell>
          <table:table-cell table:formula="of:=ROUNDDOWN([.AT58])" office:value-type="float" office:value="17" calcext:value-type="float">
            <text:p>17</text:p>
          </table:table-cell>
          <table:table-cell table:formula="of:=ROUNDDOWN([.AU58])" office:value-type="float" office:value="0" calcext:value-type="float">
            <text:p>0</text:p>
          </table:table-cell>
          <table:table-cell table:formula="of:=ROUNDDOWN([.AV58])" office:value-type="float" office:value="17" calcext:value-type="float">
            <text:p>17</text:p>
          </table:table-cell>
          <table:table-cell table:formula="of:=ROUNDDOWN([.AW58])" office:value-type="float" office:value="63" calcext:value-type="float">
            <text:p>63</text:p>
          </table:table-cell>
          <table:table-cell table:number-columns-repeated="48"/>
        </table:table-row>
        <table:table-row table:style-name="ro1" table:number-rows-repeated="4">
          <table:table-cell table:number-columns-repeated="97"/>
        </table:table-row>
        <table:table-row table:style-name="ro1">
          <table:table-cell office:value-type="string" calcext:value-type="string">
            <text:p>ampliture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127" calcext:value-type="float">
            <text:p>127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nb steps</text:p>
          </table:table-cell>
          <table:table-cell table:formula="of:=[.C66]*[.D66]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93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0" calcext:value-type="float">
            <text:p>0</text:p>
          </table:table-cell>
          <table:table-cell table:formula="of:=[.B68]+1" office:value-type="float" office:value="1" calcext:value-type="float">
            <text:p>1</text:p>
          </table:table-cell>
          <table:table-cell table:formula="of:=[.C68]+1" office:value-type="float" office:value="2" calcext:value-type="float">
            <text:p>2</text:p>
          </table:table-cell>
          <table:table-cell table:formula="of:=[.D68]+1" office:value-type="float" office:value="3" calcext:value-type="float">
            <text:p>3</text:p>
          </table:table-cell>
          <table:table-cell table:formula="of:=[.E68]+1" office:value-type="float" office:value="4" calcext:value-type="float">
            <text:p>4</text:p>
          </table:table-cell>
          <table:table-cell table:formula="of:=[.F68]+1" office:value-type="float" office:value="5" calcext:value-type="float">
            <text:p>5</text:p>
          </table:table-cell>
          <table:table-cell table:formula="of:=[.G68]+1" office:value-type="float" office:value="6" calcext:value-type="float">
            <text:p>6</text:p>
          </table:table-cell>
          <table:table-cell table:formula="of:=[.H68]+1" office:value-type="float" office:value="7" calcext:value-type="float">
            <text:p>7</text:p>
          </table:table-cell>
          <table:table-cell table:formula="of:=[.I68]+1" office:value-type="float" office:value="8" calcext:value-type="float">
            <text:p>8</text:p>
          </table:table-cell>
          <table:table-cell table:formula="of:=[.J68]+1" office:value-type="float" office:value="9" calcext:value-type="float">
            <text:p>9</text:p>
          </table:table-cell>
          <table:table-cell table:formula="of:=[.K68]+1" office:value-type="float" office:value="10" calcext:value-type="float">
            <text:p>10</text:p>
          </table:table-cell>
          <table:table-cell table:formula="of:=[.L68]+1" office:value-type="float" office:value="11" calcext:value-type="float">
            <text:p>11</text:p>
          </table:table-cell>
          <table:table-cell table:formula="of:=[.M68]+1" office:value-type="float" office:value="12" calcext:value-type="float">
            <text:p>12</text:p>
          </table:table-cell>
          <table:table-cell table:formula="of:=[.N68]+1" office:value-type="float" office:value="13" calcext:value-type="float">
            <text:p>13</text:p>
          </table:table-cell>
          <table:table-cell table:formula="of:=[.O68]+1" office:value-type="float" office:value="14" calcext:value-type="float">
            <text:p>14</text:p>
          </table:table-cell>
          <table:table-cell table:formula="of:=[.P68]+1" office:value-type="float" office:value="15" calcext:value-type="float">
            <text:p>15</text:p>
          </table:table-cell>
          <table:table-cell table:formula="of:=[.Q68]+1" office:value-type="float" office:value="16" calcext:value-type="float">
            <text:p>16</text:p>
          </table:table-cell>
          <table:table-cell table:formula="of:=[.R68]+1" office:value-type="float" office:value="17" calcext:value-type="float">
            <text:p>17</text:p>
          </table:table-cell>
          <table:table-cell table:formula="of:=[.S68]+1" office:value-type="float" office:value="18" calcext:value-type="float">
            <text:p>18</text:p>
          </table:table-cell>
          <table:table-cell table:formula="of:=[.T68]+1" office:value-type="float" office:value="19" calcext:value-type="float">
            <text:p>19</text:p>
          </table:table-cell>
          <table:table-cell table:formula="of:=[.U68]+1" office:value-type="float" office:value="20" calcext:value-type="float">
            <text:p>20</text:p>
          </table:table-cell>
          <table:table-cell table:formula="of:=[.V68]+1" office:value-type="float" office:value="21" calcext:value-type="float">
            <text:p>21</text:p>
          </table:table-cell>
          <table:table-cell table:formula="of:=[.W68]+1" office:value-type="float" office:value="22" calcext:value-type="float">
            <text:p>22</text:p>
          </table:table-cell>
          <table:table-cell table:formula="of:=[.X68]+1" office:value-type="float" office:value="23" calcext:value-type="float">
            <text:p>23</text:p>
          </table:table-cell>
          <table:table-cell table:formula="of:=[.Y68]+1" office:value-type="float" office:value="24" calcext:value-type="float">
            <text:p>24</text:p>
          </table:table-cell>
          <table:table-cell table:formula="of:=[.Z68]+1" office:value-type="float" office:value="25" calcext:value-type="float">
            <text:p>25</text:p>
          </table:table-cell>
          <table:table-cell table:formula="of:=[.AA68]+1" office:value-type="float" office:value="26" calcext:value-type="float">
            <text:p>26</text:p>
          </table:table-cell>
          <table:table-cell table:formula="of:=[.AB68]+1" office:value-type="float" office:value="27" calcext:value-type="float">
            <text:p>27</text:p>
          </table:table-cell>
          <table:table-cell table:formula="of:=[.AC68]+1" office:value-type="float" office:value="28" calcext:value-type="float">
            <text:p>28</text:p>
          </table:table-cell>
          <table:table-cell table:formula="of:=[.AD68]+1" office:value-type="float" office:value="29" calcext:value-type="float">
            <text:p>29</text:p>
          </table:table-cell>
          <table:table-cell table:formula="of:=[.AE68]+1" office:value-type="float" office:value="30" calcext:value-type="float">
            <text:p>30</text:p>
          </table:table-cell>
          <table:table-cell table:formula="of:=[.AF68]+1" office:value-type="float" office:value="31" calcext:value-type="float">
            <text:p>31</text:p>
          </table:table-cell>
          <table:table-cell table:formula="of:=[.AG68]+1" office:value-type="float" office:value="32" calcext:value-type="float">
            <text:p>32</text:p>
          </table:table-cell>
          <table:table-cell table:formula="of:=[.AH68]+1" office:value-type="float" office:value="33" calcext:value-type="float">
            <text:p>33</text:p>
          </table:table-cell>
          <table:table-cell table:formula="of:=[.AI68]+1" office:value-type="float" office:value="34" calcext:value-type="float">
            <text:p>34</text:p>
          </table:table-cell>
          <table:table-cell table:formula="of:=[.AJ68]+1" office:value-type="float" office:value="35" calcext:value-type="float">
            <text:p>35</text:p>
          </table:table-cell>
          <table:table-cell table:formula="of:=[.AK68]+1" office:value-type="float" office:value="36" calcext:value-type="float">
            <text:p>36</text:p>
          </table:table-cell>
          <table:table-cell table:formula="of:=[.AL68]+1" office:value-type="float" office:value="37" calcext:value-type="float">
            <text:p>37</text:p>
          </table:table-cell>
          <table:table-cell table:formula="of:=[.AM68]+1" office:value-type="float" office:value="38" calcext:value-type="float">
            <text:p>38</text:p>
          </table:table-cell>
          <table:table-cell table:formula="of:=[.AN68]+1" office:value-type="float" office:value="39" calcext:value-type="float">
            <text:p>39</text:p>
          </table:table-cell>
          <table:table-cell table:formula="of:=[.AO68]+1" office:value-type="float" office:value="40" calcext:value-type="float">
            <text:p>40</text:p>
          </table:table-cell>
          <table:table-cell table:formula="of:=[.AP68]+1" office:value-type="float" office:value="41" calcext:value-type="float">
            <text:p>41</text:p>
          </table:table-cell>
          <table:table-cell table:formula="of:=[.AQ68]+1" office:value-type="float" office:value="42" calcext:value-type="float">
            <text:p>42</text:p>
          </table:table-cell>
          <table:table-cell table:formula="of:=[.AR68]+1" office:value-type="float" office:value="43" calcext:value-type="float">
            <text:p>43</text:p>
          </table:table-cell>
          <table:table-cell table:formula="of:=[.AS68]+1" office:value-type="float" office:value="44" calcext:value-type="float">
            <text:p>44</text:p>
          </table:table-cell>
          <table:table-cell table:formula="of:=[.AT68]+1" office:value-type="float" office:value="45" calcext:value-type="float">
            <text:p>45</text:p>
          </table:table-cell>
          <table:table-cell table:formula="of:=[.AU68]+1" office:value-type="float" office:value="46" calcext:value-type="float">
            <text:p>46</text:p>
          </table:table-cell>
          <table:table-cell table:formula="of:=[.AV68]+1" office:value-type="float" office:value="47" calcext:value-type="float">
            <text:p>47</text:p>
          </table:table-cell>
          <table:table-cell table:formula="of:=[.AW68]+1" office:value-type="float" office:value="48" calcext:value-type="float">
            <text:p>48</text:p>
          </table:table-cell>
          <table:table-cell table:formula="of:=[.AX68]+1" office:value-type="float" office:value="49" calcext:value-type="float">
            <text:p>49</text:p>
          </table:table-cell>
          <table:table-cell table:formula="of:=[.AY68]+1" office:value-type="float" office:value="50" calcext:value-type="float">
            <text:p>50</text:p>
          </table:table-cell>
          <table:table-cell table:formula="of:=[.AZ68]+1" office:value-type="float" office:value="51" calcext:value-type="float">
            <text:p>51</text:p>
          </table:table-cell>
          <table:table-cell table:formula="of:=[.BA68]+1" office:value-type="float" office:value="52" calcext:value-type="float">
            <text:p>52</text:p>
          </table:table-cell>
          <table:table-cell table:formula="of:=[.BB68]+1" office:value-type="float" office:value="53" calcext:value-type="float">
            <text:p>53</text:p>
          </table:table-cell>
          <table:table-cell table:formula="of:=[.BC68]+1" office:value-type="float" office:value="54" calcext:value-type="float">
            <text:p>54</text:p>
          </table:table-cell>
          <table:table-cell table:formula="of:=[.BD68]+1" office:value-type="float" office:value="55" calcext:value-type="float">
            <text:p>55</text:p>
          </table:table-cell>
          <table:table-cell table:formula="of:=[.BE68]+1" office:value-type="float" office:value="56" calcext:value-type="float">
            <text:p>56</text:p>
          </table:table-cell>
          <table:table-cell table:formula="of:=[.BF68]+1" office:value-type="float" office:value="57" calcext:value-type="float">
            <text:p>57</text:p>
          </table:table-cell>
          <table:table-cell table:formula="of:=[.BG68]+1" office:value-type="float" office:value="58" calcext:value-type="float">
            <text:p>58</text:p>
          </table:table-cell>
          <table:table-cell table:formula="of:=[.BH68]+1" office:value-type="float" office:value="59" calcext:value-type="float">
            <text:p>59</text:p>
          </table:table-cell>
          <table:table-cell table:formula="of:=[.BI68]+1" office:value-type="float" office:value="60" calcext:value-type="float">
            <text:p>60</text:p>
          </table:table-cell>
          <table:table-cell table:formula="of:=[.BJ68]+1" office:value-type="float" office:value="61" calcext:value-type="float">
            <text:p>61</text:p>
          </table:table-cell>
          <table:table-cell table:formula="of:=[.BK68]+1" office:value-type="float" office:value="62" calcext:value-type="float">
            <text:p>62</text:p>
          </table:table-cell>
          <table:table-cell table:formula="of:=[.BL68]+1" office:value-type="float" office:value="63" calcext:value-type="float">
            <text:p>63</text:p>
          </table:table-cell>
          <table:table-cell table:formula="of:=[.BM68]+1" office:value-type="float" office:value="64" calcext:value-type="float">
            <text:p>64</text:p>
          </table:table-cell>
          <table:table-cell table:formula="of:=[.BN68]+1" office:value-type="float" office:value="65" calcext:value-type="float">
            <text:p>65</text:p>
          </table:table-cell>
          <table:table-cell table:formula="of:=[.BO68]+1" office:value-type="float" office:value="66" calcext:value-type="float">
            <text:p>66</text:p>
          </table:table-cell>
          <table:table-cell table:formula="of:=[.BP68]+1" office:value-type="float" office:value="67" calcext:value-type="float">
            <text:p>67</text:p>
          </table:table-cell>
          <table:table-cell table:formula="of:=[.BQ68]+1" office:value-type="float" office:value="68" calcext:value-type="float">
            <text:p>68</text:p>
          </table:table-cell>
          <table:table-cell table:formula="of:=[.BR68]+1" office:value-type="float" office:value="69" calcext:value-type="float">
            <text:p>69</text:p>
          </table:table-cell>
          <table:table-cell table:formula="of:=[.BS68]+1" office:value-type="float" office:value="70" calcext:value-type="float">
            <text:p>70</text:p>
          </table:table-cell>
          <table:table-cell table:formula="of:=[.BT68]+1" office:value-type="float" office:value="71" calcext:value-type="float">
            <text:p>71</text:p>
          </table:table-cell>
          <table:table-cell table:formula="of:=[.BU68]+1" office:value-type="float" office:value="72" calcext:value-type="float">
            <text:p>72</text:p>
          </table:table-cell>
          <table:table-cell table:formula="of:=[.BV68]+1" office:value-type="float" office:value="73" calcext:value-type="float">
            <text:p>73</text:p>
          </table:table-cell>
          <table:table-cell table:formula="of:=[.BW68]+1" office:value-type="float" office:value="74" calcext:value-type="float">
            <text:p>74</text:p>
          </table:table-cell>
          <table:table-cell table:formula="of:=[.BX68]+1" office:value-type="float" office:value="75" calcext:value-type="float">
            <text:p>75</text:p>
          </table:table-cell>
          <table:table-cell table:formula="of:=[.BY68]+1" office:value-type="float" office:value="76" calcext:value-type="float">
            <text:p>76</text:p>
          </table:table-cell>
          <table:table-cell table:formula="of:=[.BZ68]+1" office:value-type="float" office:value="77" calcext:value-type="float">
            <text:p>77</text:p>
          </table:table-cell>
          <table:table-cell table:formula="of:=[.CA68]+1" office:value-type="float" office:value="78" calcext:value-type="float">
            <text:p>78</text:p>
          </table:table-cell>
          <table:table-cell table:formula="of:=[.CB68]+1" office:value-type="float" office:value="79" calcext:value-type="float">
            <text:p>79</text:p>
          </table:table-cell>
          <table:table-cell table:formula="of:=[.CC68]+1" office:value-type="float" office:value="80" calcext:value-type="float">
            <text:p>80</text:p>
          </table:table-cell>
          <table:table-cell table:formula="of:=[.CD68]+1" office:value-type="float" office:value="81" calcext:value-type="float">
            <text:p>81</text:p>
          </table:table-cell>
          <table:table-cell table:formula="of:=[.CE68]+1" office:value-type="float" office:value="82" calcext:value-type="float">
            <text:p>82</text:p>
          </table:table-cell>
          <table:table-cell table:formula="of:=[.CF68]+1" office:value-type="float" office:value="83" calcext:value-type="float">
            <text:p>83</text:p>
          </table:table-cell>
          <table:table-cell table:formula="of:=[.CG68]+1" office:value-type="float" office:value="84" calcext:value-type="float">
            <text:p>84</text:p>
          </table:table-cell>
          <table:table-cell table:formula="of:=[.CH68]+1" office:value-type="float" office:value="85" calcext:value-type="float">
            <text:p>85</text:p>
          </table:table-cell>
          <table:table-cell table:formula="of:=[.CI68]+1" office:value-type="float" office:value="86" calcext:value-type="float">
            <text:p>86</text:p>
          </table:table-cell>
          <table:table-cell table:formula="of:=[.CJ68]+1" office:value-type="float" office:value="87" calcext:value-type="float">
            <text:p>87</text:p>
          </table:table-cell>
          <table:table-cell table:formula="of:=[.CK68]+1" office:value-type="float" office:value="88" calcext:value-type="float">
            <text:p>88</text:p>
          </table:table-cell>
          <table:table-cell table:formula="of:=[.CL68]+1" office:value-type="float" office:value="89" calcext:value-type="float">
            <text:p>89</text:p>
          </table:table-cell>
          <table:table-cell table:formula="of:=[.CM68]+1" office:value-type="float" office:value="90" calcext:value-type="float">
            <text:p>90</text:p>
          </table:table-cell>
          <table:table-cell table:formula="of:=[.CN68]+1" office:value-type="float" office:value="91" calcext:value-type="float">
            <text:p>91</text:p>
          </table:table-cell>
          <table:table-cell table:formula="of:=[.CO68]+1" office:value-type="float" office:value="92" calcext:value-type="float">
            <text:p>92</text:p>
          </table:table-cell>
          <table:table-cell table:formula="of:=[.CP68]+1" office:value-type="float" office:value="93" calcext:value-type="float">
            <text:p>93</text:p>
          </table:table-cell>
          <table:table-cell table:formula="of:=[.CQ68]+1" office:value-type="float" office:value="94" calcext:value-type="float">
            <text:p>94</text:p>
          </table:table-cell>
          <table:table-cell table:formula="of:=[.CR68]+1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ngle in rad</text:p>
          </table:table-cell>
          <table:table-cell table:formula="of:=2*PI()/[.$B66]*[.B68]" office:value-type="float" office:value="0" calcext:value-type="float">
            <text:p>0</text:p>
          </table:table-cell>
          <table:table-cell table:formula="of:=2*PI()/[.$B66]*[.C68]" office:value-type="float" office:value="0.0654498469497874" calcext:value-type="float">
            <text:p>0.065449846949787</text:p>
          </table:table-cell>
          <table:table-cell table:formula="of:=2*PI()/[.$B66]*[.D68]" office:value-type="float" office:value="0.130899693899575" calcext:value-type="float">
            <text:p>0.130899693899575</text:p>
          </table:table-cell>
          <table:table-cell table:formula="of:=2*PI()/[.$B66]*[.E68]" office:value-type="float" office:value="0.196349540849362" calcext:value-type="float">
            <text:p>0.196349540849362</text:p>
          </table:table-cell>
          <table:table-cell table:formula="of:=2*PI()/[.$B66]*[.F68]" office:value-type="float" office:value="0.261799387799149" calcext:value-type="float">
            <text:p>0.261799387799149</text:p>
          </table:table-cell>
          <table:table-cell table:formula="of:=2*PI()/[.$B66]*[.G68]" office:value-type="float" office:value="0.327249234748937" calcext:value-type="float">
            <text:p>0.327249234748937</text:p>
          </table:table-cell>
          <table:table-cell table:formula="of:=2*PI()/[.$B66]*[.H68]" office:value-type="float" office:value="0.392699081698724" calcext:value-type="float">
            <text:p>0.392699081698724</text:p>
          </table:table-cell>
          <table:table-cell table:formula="of:=2*PI()/[.$B66]*[.I68]" office:value-type="float" office:value="0.458148928648511" calcext:value-type="float">
            <text:p>0.458148928648511</text:p>
          </table:table-cell>
          <table:table-cell table:formula="of:=2*PI()/[.$B66]*[.J68]" office:value-type="float" office:value="0.523598775598299" calcext:value-type="float">
            <text:p>0.523598775598299</text:p>
          </table:table-cell>
          <table:table-cell table:formula="of:=2*PI()/[.$B66]*[.K68]" office:value-type="float" office:value="0.589048622548086" calcext:value-type="float">
            <text:p>0.589048622548086</text:p>
          </table:table-cell>
          <table:table-cell table:formula="of:=2*PI()/[.$B66]*[.L68]" office:value-type="float" office:value="0.654498469497873" calcext:value-type="float">
            <text:p>0.654498469497873</text:p>
          </table:table-cell>
          <table:table-cell table:formula="of:=2*PI()/[.$B66]*[.M68]" office:value-type="float" office:value="0.719948316447661" calcext:value-type="float">
            <text:p>0.719948316447661</text:p>
          </table:table-cell>
          <table:table-cell table:formula="of:=2*PI()/[.$B66]*[.N68]" office:value-type="float" office:value="0.785398163397448" calcext:value-type="float">
            <text:p>0.785398163397448</text:p>
          </table:table-cell>
          <table:table-cell table:formula="of:=2*PI()/[.$B66]*[.O68]" office:value-type="float" office:value="0.850848010347236" calcext:value-type="float">
            <text:p>0.850848010347236</text:p>
          </table:table-cell>
          <table:table-cell table:formula="of:=2*PI()/[.$B66]*[.P68]" office:value-type="float" office:value="0.916297857297023" calcext:value-type="float">
            <text:p>0.916297857297023</text:p>
          </table:table-cell>
          <table:table-cell table:formula="of:=2*PI()/[.$B66]*[.Q68]" office:value-type="float" office:value="0.98174770424681" calcext:value-type="float">
            <text:p>0.98174770424681</text:p>
          </table:table-cell>
          <table:table-cell table:formula="of:=2*PI()/[.$B66]*[.R68]" office:value-type="float" office:value="1.0471975511966" calcext:value-type="float">
            <text:p>1.0471975511966</text:p>
          </table:table-cell>
          <table:table-cell table:formula="of:=2*PI()/[.$B66]*[.S68]" office:value-type="float" office:value="1.11264739814639" calcext:value-type="float">
            <text:p>1.11264739814639</text:p>
          </table:table-cell>
          <table:table-cell table:formula="of:=2*PI()/[.$B66]*[.T68]" office:value-type="float" office:value="1.17809724509617" calcext:value-type="float">
            <text:p>1.17809724509617</text:p>
          </table:table-cell>
          <table:table-cell table:formula="of:=2*PI()/[.$B66]*[.U68]" office:value-type="float" office:value="1.24354709204596" calcext:value-type="float">
            <text:p>1.24354709204596</text:p>
          </table:table-cell>
          <table:table-cell table:formula="of:=2*PI()/[.$B66]*[.V68]" office:value-type="float" office:value="1.30899693899575" calcext:value-type="float">
            <text:p>1.30899693899575</text:p>
          </table:table-cell>
          <table:table-cell table:formula="of:=2*PI()/[.$B66]*[.W68]" office:value-type="float" office:value="1.37444678594553" calcext:value-type="float">
            <text:p>1.37444678594553</text:p>
          </table:table-cell>
          <table:table-cell table:formula="of:=2*PI()/[.$B66]*[.X68]" office:value-type="float" office:value="1.43989663289532" calcext:value-type="float">
            <text:p>1.43989663289532</text:p>
          </table:table-cell>
          <table:table-cell table:formula="of:=2*PI()/[.$B66]*[.Y68]" office:value-type="float" office:value="1.50534647984511" calcext:value-type="float">
            <text:p>1.50534647984511</text:p>
          </table:table-cell>
          <table:table-cell table:formula="of:=2*PI()/[.$B66]*[.Z68]" office:value-type="float" office:value="1.5707963267949" calcext:value-type="float">
            <text:p>1.5707963267949</text:p>
          </table:table-cell>
          <table:table-cell table:formula="of:=2*PI()/[.$B66]*[.AA68]" office:value-type="float" office:value="1.63624617374468" calcext:value-type="float">
            <text:p>1.63624617374468</text:p>
          </table:table-cell>
          <table:table-cell table:formula="of:=2*PI()/[.$B66]*[.AB68]" office:value-type="float" office:value="1.70169602069447" calcext:value-type="float">
            <text:p>1.70169602069447</text:p>
          </table:table-cell>
          <table:table-cell table:formula="of:=2*PI()/[.$B66]*[.AC68]" office:value-type="float" office:value="1.76714586764426" calcext:value-type="float">
            <text:p>1.76714586764426</text:p>
          </table:table-cell>
          <table:table-cell table:formula="of:=2*PI()/[.$B66]*[.AD68]" office:value-type="float" office:value="1.83259571459405" calcext:value-type="float">
            <text:p>1.83259571459405</text:p>
          </table:table-cell>
          <table:table-cell table:formula="of:=2*PI()/[.$B66]*[.AE68]" office:value-type="float" office:value="1.89804556154383" calcext:value-type="float">
            <text:p>1.89804556154383</text:p>
          </table:table-cell>
          <table:table-cell table:formula="of:=2*PI()/[.$B66]*[.AF68]" office:value-type="float" office:value="1.96349540849362" calcext:value-type="float">
            <text:p>1.96349540849362</text:p>
          </table:table-cell>
          <table:table-cell table:formula="of:=2*PI()/[.$B66]*[.AG68]" office:value-type="float" office:value="2.02894525544341" calcext:value-type="float">
            <text:p>2.02894525544341</text:p>
          </table:table-cell>
          <table:table-cell table:formula="of:=2*PI()/[.$B66]*[.AH68]" office:value-type="float" office:value="2.0943951023932" calcext:value-type="float">
            <text:p>2.0943951023932</text:p>
          </table:table-cell>
          <table:table-cell table:formula="of:=2*PI()/[.$B66]*[.AI68]" office:value-type="float" office:value="2.15984494934298" calcext:value-type="float">
            <text:p>2.15984494934298</text:p>
          </table:table-cell>
          <table:table-cell table:formula="of:=2*PI()/[.$B66]*[.AJ68]" office:value-type="float" office:value="2.22529479629277" calcext:value-type="float">
            <text:p>2.22529479629277</text:p>
          </table:table-cell>
          <table:table-cell table:formula="of:=2*PI()/[.$B66]*[.AK68]" office:value-type="float" office:value="2.29074464324256" calcext:value-type="float">
            <text:p>2.29074464324256</text:p>
          </table:table-cell>
          <table:table-cell table:formula="of:=2*PI()/[.$B66]*[.AL68]" office:value-type="float" office:value="2.35619449019234" calcext:value-type="float">
            <text:p>2.35619449019234</text:p>
          </table:table-cell>
          <table:table-cell table:formula="of:=2*PI()/[.$B66]*[.AM68]" office:value-type="float" office:value="2.42164433714213" calcext:value-type="float">
            <text:p>2.42164433714213</text:p>
          </table:table-cell>
          <table:table-cell table:formula="of:=2*PI()/[.$B66]*[.AN68]" office:value-type="float" office:value="2.48709418409192" calcext:value-type="float">
            <text:p>2.48709418409192</text:p>
          </table:table-cell>
          <table:table-cell table:formula="of:=2*PI()/[.$B66]*[.AO68]" office:value-type="float" office:value="2.55254403104171" calcext:value-type="float">
            <text:p>2.55254403104171</text:p>
          </table:table-cell>
          <table:table-cell table:formula="of:=2*PI()/[.$B66]*[.AP68]" office:value-type="float" office:value="2.61799387799149" calcext:value-type="float">
            <text:p>2.61799387799149</text:p>
          </table:table-cell>
          <table:table-cell table:formula="of:=2*PI()/[.$B66]*[.AQ68]" office:value-type="float" office:value="2.68344372494128" calcext:value-type="float">
            <text:p>2.68344372494128</text:p>
          </table:table-cell>
          <table:table-cell table:formula="of:=2*PI()/[.$B66]*[.AR68]" office:value-type="float" office:value="2.74889357189107" calcext:value-type="float">
            <text:p>2.74889357189107</text:p>
          </table:table-cell>
          <table:table-cell table:formula="of:=2*PI()/[.$B66]*[.AS68]" office:value-type="float" office:value="2.81434341884086" calcext:value-type="float">
            <text:p>2.81434341884086</text:p>
          </table:table-cell>
          <table:table-cell table:formula="of:=2*PI()/[.$B66]*[.AT68]" office:value-type="float" office:value="2.87979326579064" calcext:value-type="float">
            <text:p>2.87979326579064</text:p>
          </table:table-cell>
          <table:table-cell table:formula="of:=2*PI()/[.$B66]*[.AU68]" office:value-type="float" office:value="2.94524311274043" calcext:value-type="float">
            <text:p>2.94524311274043</text:p>
          </table:table-cell>
          <table:table-cell table:formula="of:=2*PI()/[.$B66]*[.AV68]" office:value-type="float" office:value="3.01069295969022" calcext:value-type="float">
            <text:p>3.01069295969022</text:p>
          </table:table-cell>
          <table:table-cell table:formula="of:=2*PI()/[.$B66]*[.AW68]" office:value-type="float" office:value="3.07614280664001" calcext:value-type="float">
            <text:p>3.07614280664001</text:p>
          </table:table-cell>
          <table:table-cell table:formula="of:=2*PI()/[.$B66]*[.AX68]" office:value-type="float" office:value="3.14159265358979" calcext:value-type="float">
            <text:p>3.14159265358979</text:p>
          </table:table-cell>
          <table:table-cell table:formula="of:=2*PI()/[.$B66]*[.AY68]" office:value-type="float" office:value="3.20704250053958" calcext:value-type="float">
            <text:p>3.20704250053958</text:p>
          </table:table-cell>
          <table:table-cell table:formula="of:=2*PI()/[.$B66]*[.AZ68]" office:value-type="float" office:value="3.27249234748937" calcext:value-type="float">
            <text:p>3.27249234748937</text:p>
          </table:table-cell>
          <table:table-cell table:formula="of:=2*PI()/[.$B66]*[.BA68]" office:value-type="float" office:value="3.33794219443915" calcext:value-type="float">
            <text:p>3.33794219443915</text:p>
          </table:table-cell>
          <table:table-cell table:formula="of:=2*PI()/[.$B66]*[.BB68]" office:value-type="float" office:value="3.40339204138894" calcext:value-type="float">
            <text:p>3.40339204138894</text:p>
          </table:table-cell>
          <table:table-cell table:formula="of:=2*PI()/[.$B66]*[.BC68]" office:value-type="float" office:value="3.46884188833873" calcext:value-type="float">
            <text:p>3.46884188833873</text:p>
          </table:table-cell>
          <table:table-cell table:formula="of:=2*PI()/[.$B66]*[.BD68]" office:value-type="float" office:value="3.53429173528852" calcext:value-type="float">
            <text:p>3.53429173528852</text:p>
          </table:table-cell>
          <table:table-cell table:formula="of:=2*PI()/[.$B66]*[.BE68]" office:value-type="float" office:value="3.5997415822383" calcext:value-type="float">
            <text:p>3.5997415822383</text:p>
          </table:table-cell>
          <table:table-cell table:formula="of:=2*PI()/[.$B66]*[.BF68]" office:value-type="float" office:value="3.66519142918809" calcext:value-type="float">
            <text:p>3.66519142918809</text:p>
          </table:table-cell>
          <table:table-cell table:formula="of:=2*PI()/[.$B66]*[.BG68]" office:value-type="float" office:value="3.73064127613788" calcext:value-type="float">
            <text:p>3.73064127613788</text:p>
          </table:table-cell>
          <table:table-cell table:formula="of:=2*PI()/[.$B66]*[.BH68]" office:value-type="float" office:value="3.79609112308767" calcext:value-type="float">
            <text:p>3.79609112308767</text:p>
          </table:table-cell>
          <table:table-cell table:formula="of:=2*PI()/[.$B66]*[.BI68]" office:value-type="float" office:value="3.86154097003745" calcext:value-type="float">
            <text:p>3.86154097003745</text:p>
          </table:table-cell>
          <table:table-cell table:formula="of:=2*PI()/[.$B66]*[.BJ68]" office:value-type="float" office:value="3.92699081698724" calcext:value-type="float">
            <text:p>3.92699081698724</text:p>
          </table:table-cell>
          <table:table-cell table:formula="of:=2*PI()/[.$B66]*[.BK68]" office:value-type="float" office:value="3.99244066393703" calcext:value-type="float">
            <text:p>3.99244066393703</text:p>
          </table:table-cell>
          <table:table-cell table:formula="of:=2*PI()/[.$B66]*[.BL68]" office:value-type="float" office:value="4.05789051088682" calcext:value-type="float">
            <text:p>4.05789051088682</text:p>
          </table:table-cell>
          <table:table-cell table:formula="of:=2*PI()/[.$B66]*[.BM68]" office:value-type="float" office:value="4.1233403578366" calcext:value-type="float">
            <text:p>4.1233403578366</text:p>
          </table:table-cell>
          <table:table-cell table:formula="of:=2*PI()/[.$B66]*[.BN68]" office:value-type="float" office:value="4.18879020478639" calcext:value-type="float">
            <text:p>4.18879020478639</text:p>
          </table:table-cell>
          <table:table-cell table:formula="of:=2*PI()/[.$B66]*[.BO68]" office:value-type="float" office:value="4.25424005173618" calcext:value-type="float">
            <text:p>4.25424005173618</text:p>
          </table:table-cell>
          <table:table-cell table:formula="of:=2*PI()/[.$B66]*[.BP68]" office:value-type="float" office:value="4.31968989868597" calcext:value-type="float">
            <text:p>4.31968989868597</text:p>
          </table:table-cell>
          <table:table-cell table:formula="of:=2*PI()/[.$B66]*[.BQ68]" office:value-type="float" office:value="4.38513974563575" calcext:value-type="float">
            <text:p>4.38513974563575</text:p>
          </table:table-cell>
          <table:table-cell table:formula="of:=2*PI()/[.$B66]*[.BR68]" office:value-type="float" office:value="4.45058959258554" calcext:value-type="float">
            <text:p>4.45058959258554</text:p>
          </table:table-cell>
          <table:table-cell table:formula="of:=2*PI()/[.$B66]*[.BS68]" office:value-type="float" office:value="4.51603943953533" calcext:value-type="float">
            <text:p>4.51603943953533</text:p>
          </table:table-cell>
          <table:table-cell table:formula="of:=2*PI()/[.$B66]*[.BT68]" office:value-type="float" office:value="4.58148928648511" calcext:value-type="float">
            <text:p>4.58148928648511</text:p>
          </table:table-cell>
          <table:table-cell table:formula="of:=2*PI()/[.$B66]*[.BU68]" office:value-type="float" office:value="4.6469391334349" calcext:value-type="float">
            <text:p>4.6469391334349</text:p>
          </table:table-cell>
          <table:table-cell table:formula="of:=2*PI()/[.$B66]*[.BV68]" office:value-type="float" office:value="4.71238898038469" calcext:value-type="float">
            <text:p>4.71238898038469</text:p>
          </table:table-cell>
          <table:table-cell table:formula="of:=2*PI()/[.$B66]*[.BW68]" office:value-type="float" office:value="4.77783882733448" calcext:value-type="float">
            <text:p>4.77783882733448</text:p>
          </table:table-cell>
          <table:table-cell table:formula="of:=2*PI()/[.$B66]*[.BX68]" office:value-type="float" office:value="4.84328867428426" calcext:value-type="float">
            <text:p>4.84328867428426</text:p>
          </table:table-cell>
          <table:table-cell table:formula="of:=2*PI()/[.$B66]*[.BY68]" office:value-type="float" office:value="4.90873852123405" calcext:value-type="float">
            <text:p>4.90873852123405</text:p>
          </table:table-cell>
          <table:table-cell table:formula="of:=2*PI()/[.$B66]*[.BZ68]" office:value-type="float" office:value="4.97418836818384" calcext:value-type="float">
            <text:p>4.97418836818384</text:p>
          </table:table-cell>
          <table:table-cell table:formula="of:=2*PI()/[.$B66]*[.CA68]" office:value-type="float" office:value="5.03963821513363" calcext:value-type="float">
            <text:p>5.03963821513363</text:p>
          </table:table-cell>
          <table:table-cell table:formula="of:=2*PI()/[.$B66]*[.CB68]" office:value-type="float" office:value="5.10508806208341" calcext:value-type="float">
            <text:p>5.10508806208341</text:p>
          </table:table-cell>
          <table:table-cell table:formula="of:=2*PI()/[.$B66]*[.CC68]" office:value-type="float" office:value="5.1705379090332" calcext:value-type="float">
            <text:p>5.1705379090332</text:p>
          </table:table-cell>
          <table:table-cell table:formula="of:=2*PI()/[.$B66]*[.CD68]" office:value-type="float" office:value="5.23598775598299" calcext:value-type="float">
            <text:p>5.23598775598299</text:p>
          </table:table-cell>
          <table:table-cell table:formula="of:=2*PI()/[.$B66]*[.CE68]" office:value-type="float" office:value="5.30143760293278" calcext:value-type="float">
            <text:p>5.30143760293278</text:p>
          </table:table-cell>
          <table:table-cell table:formula="of:=2*PI()/[.$B66]*[.CF68]" office:value-type="float" office:value="5.36688744988256" calcext:value-type="float">
            <text:p>5.36688744988256</text:p>
          </table:table-cell>
          <table:table-cell table:formula="of:=2*PI()/[.$B66]*[.CG68]" office:value-type="float" office:value="5.43233729683235" calcext:value-type="float">
            <text:p>5.43233729683235</text:p>
          </table:table-cell>
          <table:table-cell table:formula="of:=2*PI()/[.$B66]*[.CH68]" office:value-type="float" office:value="5.49778714378214" calcext:value-type="float">
            <text:p>5.49778714378214</text:p>
          </table:table-cell>
          <table:table-cell table:formula="of:=2*PI()/[.$B66]*[.CI68]" office:value-type="float" office:value="5.56323699073193" calcext:value-type="float">
            <text:p>5.56323699073193</text:p>
          </table:table-cell>
          <table:table-cell table:formula="of:=2*PI()/[.$B66]*[.CJ68]" office:value-type="float" office:value="5.62868683768171" calcext:value-type="float">
            <text:p>5.62868683768171</text:p>
          </table:table-cell>
          <table:table-cell table:formula="of:=2*PI()/[.$B66]*[.CK68]" office:value-type="float" office:value="5.6941366846315" calcext:value-type="float">
            <text:p>5.6941366846315</text:p>
          </table:table-cell>
          <table:table-cell table:formula="of:=2*PI()/[.$B66]*[.CL68]" office:value-type="float" office:value="5.75958653158129" calcext:value-type="float">
            <text:p>5.75958653158129</text:p>
          </table:table-cell>
          <table:table-cell table:formula="of:=2*PI()/[.$B66]*[.CM68]" office:value-type="float" office:value="5.82503637853107" calcext:value-type="float">
            <text:p>5.82503637853107</text:p>
          </table:table-cell>
          <table:table-cell table:formula="of:=2*PI()/[.$B66]*[.CN68]" office:value-type="float" office:value="5.89048622548086" calcext:value-type="float">
            <text:p>5.89048622548086</text:p>
          </table:table-cell>
          <table:table-cell table:formula="of:=2*PI()/[.$B66]*[.CO68]" office:value-type="float" office:value="5.95593607243065" calcext:value-type="float">
            <text:p>5.95593607243065</text:p>
          </table:table-cell>
          <table:table-cell table:formula="of:=2*PI()/[.$B66]*[.CP68]" office:value-type="float" office:value="6.02138591938044" calcext:value-type="float">
            <text:p>6.02138591938044</text:p>
          </table:table-cell>
          <table:table-cell table:formula="of:=2*PI()/[.$B66]*[.CQ68]" office:value-type="float" office:value="6.08683576633022" calcext:value-type="float">
            <text:p>6.08683576633022</text:p>
          </table:table-cell>
          <table:table-cell table:formula="of:=2*PI()/[.$B66]*[.CR68]" office:value-type="float" office:value="6.15228561328001" calcext:value-type="float">
            <text:p>6.15228561328001</text:p>
          </table:table-cell>
          <table:table-cell table:formula="of:=2*PI()/[.$B66]*[.CS68]" office:value-type="float" office:value="6.2177354602298" calcext:value-type="float">
            <text:p>6.2177354602298</text:p>
          </table:table-cell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sine</text:p>
          </table:table-cell>
          <table:table-cell table:formula="of:=SIN([.B69])" office:value-type="float" office:value="0" calcext:value-type="float">
            <text:p>0</text:p>
          </table:table-cell>
          <table:table-cell table:formula="of:=SIN([.C69])" office:value-type="float" office:value="0.0654031292301431" calcext:value-type="float">
            <text:p>0.065403129230143</text:p>
          </table:table-cell>
          <table:table-cell table:formula="of:=SIN([.D69])" office:value-type="float" office:value="0.130526192220052" calcext:value-type="float">
            <text:p>0.130526192220052</text:p>
          </table:table-cell>
          <table:table-cell table:formula="of:=SIN([.E69])" office:value-type="float" office:value="0.195090322016128" calcext:value-type="float">
            <text:p>0.195090322016128</text:p>
          </table:table-cell>
          <table:table-cell table:formula="of:=SIN([.F69])" office:value-type="float" office:value="0.258819045102521" calcext:value-type="float">
            <text:p>0.258819045102521</text:p>
          </table:table-cell>
          <table:table-cell table:formula="of:=SIN([.G69])" office:value-type="float" office:value="0.321439465303161" calcext:value-type="float">
            <text:p>0.321439465303161</text:p>
          </table:table-cell>
          <table:table-cell table:formula="of:=SIN([.H69])" office:value-type="float" office:value="0.38268343236509" calcext:value-type="float">
            <text:p>0.38268343236509</text:p>
          </table:table-cell>
          <table:table-cell table:formula="of:=SIN([.I69])" office:value-type="float" office:value="0.442288690219001" calcext:value-type="float">
            <text:p>0.442288690219001</text:p>
          </table:table-cell>
          <table:table-cell table:formula="of:=SIN([.J69])" office:value-type="float" office:value="0.5" calcext:value-type="float">
            <text:p>0.5</text:p>
          </table:table-cell>
          <table:table-cell table:formula="of:=SIN([.K69])" office:value-type="float" office:value="0.555570233019602" calcext:value-type="float">
            <text:p>0.555570233019602</text:p>
          </table:table-cell>
          <table:table-cell table:formula="of:=SIN([.L69])" office:value-type="float" office:value="0.608761429008721" calcext:value-type="float">
            <text:p>0.608761429008721</text:p>
          </table:table-cell>
          <table:table-cell table:formula="of:=SIN([.M69])" office:value-type="float" office:value="0.659345815100069" calcext:value-type="float">
            <text:p>0.659345815100069</text:p>
          </table:table-cell>
          <table:table-cell table:formula="of:=SIN([.N69])" office:value-type="float" office:value="0.707106781186547" calcext:value-type="float">
            <text:p>0.707106781186547</text:p>
          </table:table-cell>
          <table:table-cell table:formula="of:=SIN([.O69])" office:value-type="float" office:value="0.751839807478977" calcext:value-type="float">
            <text:p>0.751839807478977</text:p>
          </table:table-cell>
          <table:table-cell table:formula="of:=SIN([.P69])" office:value-type="float" office:value="0.793353340291235" calcext:value-type="float">
            <text:p>0.793353340291235</text:p>
          </table:table-cell>
          <table:table-cell table:formula="of:=SIN([.Q69])" office:value-type="float" office:value="0.831469612302545" calcext:value-type="float">
            <text:p>0.831469612302545</text:p>
          </table:table-cell>
          <table:table-cell table:formula="of:=SIN([.R69])" office:value-type="float" office:value="0.866025403784439" calcext:value-type="float">
            <text:p>0.866025403784439</text:p>
          </table:table-cell>
          <table:table-cell table:formula="of:=SIN([.S69])" office:value-type="float" office:value="0.896872741532688" calcext:value-type="float">
            <text:p>0.896872741532688</text:p>
          </table:table-cell>
          <table:table-cell table:formula="of:=SIN([.T69])" office:value-type="float" office:value="0.923879532511287" calcext:value-type="float">
            <text:p>0.923879532511287</text:p>
          </table:table-cell>
          <table:table-cell table:formula="of:=SIN([.U69])" office:value-type="float" office:value="0.946930129495106" calcext:value-type="float">
            <text:p>0.946930129495106</text:p>
          </table:table-cell>
          <table:table-cell table:formula="of:=SIN([.V69])" office:value-type="float" office:value="0.965925826289068" calcext:value-type="float">
            <text:p>0.965925826289068</text:p>
          </table:table-cell>
          <table:table-cell table:formula="of:=SIN([.W69])" office:value-type="float" office:value="0.98078528040323" calcext:value-type="float">
            <text:p>0.98078528040323</text:p>
          </table:table-cell>
          <table:table-cell table:formula="of:=SIN([.X69])" office:value-type="float" office:value="0.99144486137381" calcext:value-type="float">
            <text:p>0.99144486137381</text:p>
          </table:table-cell>
          <table:table-cell table:formula="of:=SIN([.Y69])" office:value-type="float" office:value="0.997858923238603" calcext:value-type="float">
            <text:p>0.997858923238603</text:p>
          </table:table-cell>
          <table:table-cell table:formula="of:=SIN([.Z69])" office:value-type="float" office:value="1" calcext:value-type="float">
            <text:p>1</text:p>
          </table:table-cell>
          <table:table-cell table:formula="of:=SIN([.AA69])" office:value-type="float" office:value="0.997858923238603" calcext:value-type="float">
            <text:p>0.997858923238603</text:p>
          </table:table-cell>
          <table:table-cell table:formula="of:=SIN([.AB69])" office:value-type="float" office:value="0.99144486137381" calcext:value-type="float">
            <text:p>0.99144486137381</text:p>
          </table:table-cell>
          <table:table-cell table:formula="of:=SIN([.AC69])" office:value-type="float" office:value="0.98078528040323" calcext:value-type="float">
            <text:p>0.98078528040323</text:p>
          </table:table-cell>
          <table:table-cell table:formula="of:=SIN([.AD69])" office:value-type="float" office:value="0.965925826289068" calcext:value-type="float">
            <text:p>0.965925826289068</text:p>
          </table:table-cell>
          <table:table-cell table:formula="of:=SIN([.AE69])" office:value-type="float" office:value="0.946930129495106" calcext:value-type="float">
            <text:p>0.946930129495106</text:p>
          </table:table-cell>
          <table:table-cell table:formula="of:=SIN([.AF69])" office:value-type="float" office:value="0.923879532511287" calcext:value-type="float">
            <text:p>0.923879532511287</text:p>
          </table:table-cell>
          <table:table-cell table:formula="of:=SIN([.AG69])" office:value-type="float" office:value="0.896872741532688" calcext:value-type="float">
            <text:p>0.896872741532688</text:p>
          </table:table-cell>
          <table:table-cell table:formula="of:=SIN([.AH69])" office:value-type="float" office:value="0.866025403784439" calcext:value-type="float">
            <text:p>0.866025403784439</text:p>
          </table:table-cell>
          <table:table-cell table:formula="of:=SIN([.AI69])" office:value-type="float" office:value="0.831469612302545" calcext:value-type="float">
            <text:p>0.831469612302545</text:p>
          </table:table-cell>
          <table:table-cell table:formula="of:=SIN([.AJ69])" office:value-type="float" office:value="0.793353340291235" calcext:value-type="float">
            <text:p>0.793353340291235</text:p>
          </table:table-cell>
          <table:table-cell table:formula="of:=SIN([.AK69])" office:value-type="float" office:value="0.751839807478978" calcext:value-type="float">
            <text:p>0.751839807478978</text:p>
          </table:table-cell>
          <table:table-cell table:formula="of:=SIN([.AL69])" office:value-type="float" office:value="0.707106781186548" calcext:value-type="float">
            <text:p>0.707106781186548</text:p>
          </table:table-cell>
          <table:table-cell table:formula="of:=SIN([.AM69])" office:value-type="float" office:value="0.659345815100069" calcext:value-type="float">
            <text:p>0.659345815100069</text:p>
          </table:table-cell>
          <table:table-cell table:formula="of:=SIN([.AN69])" office:value-type="float" office:value="0.608761429008721" calcext:value-type="float">
            <text:p>0.608761429008721</text:p>
          </table:table-cell>
          <table:table-cell table:formula="of:=SIN([.AO69])" office:value-type="float" office:value="0.555570233019602" calcext:value-type="float">
            <text:p>0.555570233019602</text:p>
          </table:table-cell>
          <table:table-cell table:formula="of:=SIN([.AP69])" office:value-type="float" office:value="0.5" calcext:value-type="float">
            <text:p>0.5</text:p>
          </table:table-cell>
          <table:table-cell table:formula="of:=SIN([.AQ69])" office:value-type="float" office:value="0.442288690219002" calcext:value-type="float">
            <text:p>0.442288690219002</text:p>
          </table:table-cell>
          <table:table-cell table:formula="of:=SIN([.AR69])" office:value-type="float" office:value="0.38268343236509" calcext:value-type="float">
            <text:p>0.38268343236509</text:p>
          </table:table-cell>
          <table:table-cell table:formula="of:=SIN([.AS69])" office:value-type="float" office:value="0.321439465303162" calcext:value-type="float">
            <text:p>0.321439465303162</text:p>
          </table:table-cell>
          <table:table-cell table:formula="of:=SIN([.AT69])" office:value-type="float" office:value="0.258819045102521" calcext:value-type="float">
            <text:p>0.258819045102521</text:p>
          </table:table-cell>
          <table:table-cell table:formula="of:=SIN([.AU69])" office:value-type="float" office:value="0.195090322016129" calcext:value-type="float">
            <text:p>0.195090322016129</text:p>
          </table:table-cell>
          <table:table-cell table:formula="of:=SIN([.AV69])" office:value-type="float" office:value="0.130526192220052" calcext:value-type="float">
            <text:p>0.130526192220052</text:p>
          </table:table-cell>
          <table:table-cell table:formula="of:=SIN([.AW69])" office:value-type="float" office:value="0.0654031292301436" calcext:value-type="float">
            <text:p>0.065403129230144</text:p>
          </table:table-cell>
          <table:table-cell table:formula="of:=SIN([.AX69])" office:value-type="float" office:value="1.22464679914735E-016" calcext:value-type="float">
            <text:p>1.22464679914735E-16</text:p>
          </table:table-cell>
          <table:table-cell table:formula="of:=SIN([.AY69])" office:value-type="float" office:value="-0.0654031292301429" calcext:value-type="float">
            <text:p>-0.065403129230143</text:p>
          </table:table-cell>
          <table:table-cell table:formula="of:=SIN([.AZ69])" office:value-type="float" office:value="-0.130526192220051" calcext:value-type="float">
            <text:p>-0.130526192220051</text:p>
          </table:table-cell>
          <table:table-cell table:formula="of:=SIN([.BA69])" office:value-type="float" office:value="-0.195090322016128" calcext:value-type="float">
            <text:p>-0.195090322016128</text:p>
          </table:table-cell>
          <table:table-cell table:formula="of:=SIN([.BB69])" office:value-type="float" office:value="-0.25881904510252" calcext:value-type="float">
            <text:p>-0.25881904510252</text:p>
          </table:table-cell>
          <table:table-cell table:formula="of:=SIN([.BC69])" office:value-type="float" office:value="-0.321439465303161" calcext:value-type="float">
            <text:p>-0.321439465303161</text:p>
          </table:table-cell>
          <table:table-cell table:formula="of:=SIN([.BD69])" office:value-type="float" office:value="-0.382683432365089" calcext:value-type="float">
            <text:p>-0.382683432365089</text:p>
          </table:table-cell>
          <table:table-cell table:formula="of:=SIN([.BE69])" office:value-type="float" office:value="-0.442288690219001" calcext:value-type="float">
            <text:p>-0.442288690219001</text:p>
          </table:table-cell>
          <table:table-cell table:formula="of:=SIN([.BF69])" office:value-type="float" office:value="-0.5" calcext:value-type="float">
            <text:p>-0.5</text:p>
          </table:table-cell>
          <table:table-cell table:formula="of:=SIN([.BG69])" office:value-type="float" office:value="-0.555570233019602" calcext:value-type="float">
            <text:p>-0.555570233019602</text:p>
          </table:table-cell>
          <table:table-cell table:formula="of:=SIN([.BH69])" office:value-type="float" office:value="-0.60876142900872" calcext:value-type="float">
            <text:p>-0.60876142900872</text:p>
          </table:table-cell>
          <table:table-cell table:formula="of:=SIN([.BI69])" office:value-type="float" office:value="-0.659345815100069" calcext:value-type="float">
            <text:p>-0.659345815100069</text:p>
          </table:table-cell>
          <table:table-cell table:formula="of:=SIN([.BJ69])" office:value-type="float" office:value="-0.707106781186547" calcext:value-type="float">
            <text:p>-0.707106781186547</text:p>
          </table:table-cell>
          <table:table-cell table:formula="of:=SIN([.BK69])" office:value-type="float" office:value="-0.751839807478977" calcext:value-type="float">
            <text:p>-0.751839807478977</text:p>
          </table:table-cell>
          <table:table-cell table:formula="of:=SIN([.BL69])" office:value-type="float" office:value="-0.793353340291235" calcext:value-type="float">
            <text:p>-0.793353340291235</text:p>
          </table:table-cell>
          <table:table-cell table:formula="of:=SIN([.BM69])" office:value-type="float" office:value="-0.831469612302545" calcext:value-type="float">
            <text:p>-0.831469612302545</text:p>
          </table:table-cell>
          <table:table-cell table:formula="of:=SIN([.BN69])" office:value-type="float" office:value="-0.866025403784438" calcext:value-type="float">
            <text:p>-0.866025403784438</text:p>
          </table:table-cell>
          <table:table-cell table:formula="of:=SIN([.BO69])" office:value-type="float" office:value="-0.896872741532688" calcext:value-type="float">
            <text:p>-0.896872741532688</text:p>
          </table:table-cell>
          <table:table-cell table:formula="of:=SIN([.BP69])" office:value-type="float" office:value="-0.923879532511286" calcext:value-type="float">
            <text:p>-0.923879532511286</text:p>
          </table:table-cell>
          <table:table-cell table:formula="of:=SIN([.BQ69])" office:value-type="float" office:value="-0.946930129495106" calcext:value-type="float">
            <text:p>-0.946930129495106</text:p>
          </table:table-cell>
          <table:table-cell table:formula="of:=SIN([.BR69])" office:value-type="float" office:value="-0.965925826289068" calcext:value-type="float">
            <text:p>-0.965925826289068</text:p>
          </table:table-cell>
          <table:table-cell table:formula="of:=SIN([.BS69])" office:value-type="float" office:value="-0.98078528040323" calcext:value-type="float">
            <text:p>-0.98078528040323</text:p>
          </table:table-cell>
          <table:table-cell table:formula="of:=SIN([.BT69])" office:value-type="float" office:value="-0.99144486137381" calcext:value-type="float">
            <text:p>-0.99144486137381</text:p>
          </table:table-cell>
          <table:table-cell table:formula="of:=SIN([.BU69])" office:value-type="float" office:value="-0.997858923238603" calcext:value-type="float">
            <text:p>-0.997858923238603</text:p>
          </table:table-cell>
          <table:table-cell table:formula="of:=SIN([.BV69])" office:value-type="float" office:value="-1" calcext:value-type="float">
            <text:p>-1</text:p>
          </table:table-cell>
          <table:table-cell table:formula="of:=SIN([.BW69])" office:value-type="float" office:value="-0.997858923238604" calcext:value-type="float">
            <text:p>-0.997858923238604</text:p>
          </table:table-cell>
          <table:table-cell table:formula="of:=SIN([.BX69])" office:value-type="float" office:value="-0.99144486137381" calcext:value-type="float">
            <text:p>-0.99144486137381</text:p>
          </table:table-cell>
          <table:table-cell table:formula="of:=SIN([.BY69])" office:value-type="float" office:value="-0.980785280403231" calcext:value-type="float">
            <text:p>-0.980785280403231</text:p>
          </table:table-cell>
          <table:table-cell table:formula="of:=SIN([.BZ69])" office:value-type="float" office:value="-0.965925826289068" calcext:value-type="float">
            <text:p>-0.965925826289068</text:p>
          </table:table-cell>
          <table:table-cell table:formula="of:=SIN([.CA69])" office:value-type="float" office:value="-0.946930129495106" calcext:value-type="float">
            <text:p>-0.946930129495106</text:p>
          </table:table-cell>
          <table:table-cell table:formula="of:=SIN([.CB69])" office:value-type="float" office:value="-0.923879532511287" calcext:value-type="float">
            <text:p>-0.923879532511287</text:p>
          </table:table-cell>
          <table:table-cell table:formula="of:=SIN([.CC69])" office:value-type="float" office:value="-0.896872741532688" calcext:value-type="float">
            <text:p>-0.896872741532688</text:p>
          </table:table-cell>
          <table:table-cell table:formula="of:=SIN([.CD69])" office:value-type="float" office:value="-0.866025403784439" calcext:value-type="float">
            <text:p>-0.866025403784439</text:p>
          </table:table-cell>
          <table:table-cell table:formula="of:=SIN([.CE69])" office:value-type="float" office:value="-0.831469612302545" calcext:value-type="float">
            <text:p>-0.831469612302545</text:p>
          </table:table-cell>
          <table:table-cell table:formula="of:=SIN([.CF69])" office:value-type="float" office:value="-0.793353340291236" calcext:value-type="float">
            <text:p>-0.793353340291236</text:p>
          </table:table-cell>
          <table:table-cell table:formula="of:=SIN([.CG69])" office:value-type="float" office:value="-0.751839807478978" calcext:value-type="float">
            <text:p>-0.751839807478978</text:p>
          </table:table-cell>
          <table:table-cell table:formula="of:=SIN([.CH69])" office:value-type="float" office:value="-0.707106781186548" calcext:value-type="float">
            <text:p>-0.707106781186548</text:p>
          </table:table-cell>
          <table:table-cell table:formula="of:=SIN([.CI69])" office:value-type="float" office:value="-0.659345815100069" calcext:value-type="float">
            <text:p>-0.659345815100069</text:p>
          </table:table-cell>
          <table:table-cell table:formula="of:=SIN([.CJ69])" office:value-type="float" office:value="-0.608761429008721" calcext:value-type="float">
            <text:p>-0.608761429008721</text:p>
          </table:table-cell>
          <table:table-cell table:formula="of:=SIN([.CK69])" office:value-type="float" office:value="-0.555570233019603" calcext:value-type="float">
            <text:p>-0.555570233019603</text:p>
          </table:table-cell>
          <table:table-cell table:formula="of:=SIN([.CL69])" office:value-type="float" office:value="-0.5" calcext:value-type="float">
            <text:p>-0.5</text:p>
          </table:table-cell>
          <table:table-cell table:formula="of:=SIN([.CM69])" office:value-type="float" office:value="-0.442288690219002" calcext:value-type="float">
            <text:p>-0.442288690219002</text:p>
          </table:table-cell>
          <table:table-cell table:formula="of:=SIN([.CN69])" office:value-type="float" office:value="-0.38268343236509" calcext:value-type="float">
            <text:p>-0.38268343236509</text:p>
          </table:table-cell>
          <table:table-cell table:formula="of:=SIN([.CO69])" office:value-type="float" office:value="-0.321439465303162" calcext:value-type="float">
            <text:p>-0.321439465303162</text:p>
          </table:table-cell>
          <table:table-cell table:formula="of:=SIN([.CP69])" office:value-type="float" office:value="-0.258819045102522" calcext:value-type="float">
            <text:p>-0.258819045102522</text:p>
          </table:table-cell>
          <table:table-cell table:formula="of:=SIN([.CQ69])" office:value-type="float" office:value="-0.195090322016129" calcext:value-type="float">
            <text:p>-0.195090322016129</text:p>
          </table:table-cell>
          <table:table-cell table:formula="of:=SIN([.CR69])" office:value-type="float" office:value="-0.130526192220053" calcext:value-type="float">
            <text:p>-0.130526192220053</text:p>
          </table:table-cell>
          <table:table-cell table:formula="of:=SIN([.CS69])" office:value-type="float" office:value="-0.0654031292301437" calcext:value-type="float">
            <text:p>-0.065403129230144</text:p>
          </table:table-cell>
        </table:table-row>
        <table:table-row table:style-name="ro1">
          <table:table-cell/>
          <table:table-cell table:formula="of:=[.B72]*[.$B$13]" office:value-type="float" office:value="0" calcext:value-type="float">
            <text:p>0</text:p>
          </table:table-cell>
          <table:table-cell table:formula="of:=[.C72]*[.$B$13]" office:value-type="float" office:value="8.30619741222817" calcext:value-type="float">
            <text:p>8.30619741222817</text:p>
          </table:table-cell>
          <table:table-cell table:formula="of:=[.D72]*[.$B$13]" office:value-type="float" office:value="16.5768264119465" calcext:value-type="float">
            <text:p>16.5768264119465</text:p>
          </table:table-cell>
          <table:table-cell table:formula="of:=[.E72]*[.$B$13]" office:value-type="float" office:value="24.7764708960483" calcext:value-type="float">
            <text:p>24.7764708960483</text:p>
          </table:table-cell>
          <table:table-cell table:formula="of:=[.F72]*[.$B$13]" office:value-type="float" office:value="32.8700187280201" calcext:value-type="float">
            <text:p>32.8700187280201</text:p>
          </table:table-cell>
          <table:table-cell table:formula="of:=[.G72]*[.$B$13]" office:value-type="float" office:value="40.8228120935015" calcext:value-type="float">
            <text:p>40.8228120935015</text:p>
          </table:table-cell>
          <table:table-cell table:formula="of:=[.H72]*[.$B$13]" office:value-type="float" office:value="48.6007959103664" calcext:value-type="float">
            <text:p>48.6007959103664</text:p>
          </table:table-cell>
          <table:table-cell table:formula="of:=[.I72]*[.$B$13]" office:value-type="float" office:value="56.1706636578132" calcext:value-type="float">
            <text:p>56.1706636578132</text:p>
          </table:table-cell>
          <table:table-cell table:formula="of:=[.J72]*[.$B$13]" office:value-type="float" office:value="63.5" calcext:value-type="float">
            <text:p>63.5</text:p>
          </table:table-cell>
          <table:table-cell table:formula="of:=[.K72]*[.$B$13]" office:value-type="float" office:value="70.5574195934895" calcext:value-type="float">
            <text:p>70.5574195934895</text:p>
          </table:table-cell>
          <table:table-cell table:formula="of:=[.L72]*[.$B$13]" office:value-type="float" office:value="77.3127014841075" calcext:value-type="float">
            <text:p>77.3127014841075</text:p>
          </table:table-cell>
          <table:table-cell table:formula="of:=[.M72]*[.$B$13]" office:value-type="float" office:value="83.7369185177088" calcext:value-type="float">
            <text:p>83.7369185177088</text:p>
          </table:table-cell>
          <table:table-cell table:formula="of:=[.N72]*[.$B$13]" office:value-type="float" office:value="89.8025612106915" calcext:value-type="float">
            <text:p>89.8025612106915</text:p>
          </table:table-cell>
          <table:table-cell table:formula="of:=[.O72]*[.$B$13]" office:value-type="float" office:value="95.4836555498301" calcext:value-type="float">
            <text:p>95.4836555498301</text:p>
          </table:table-cell>
          <table:table-cell table:formula="of:=[.P72]*[.$B$13]" office:value-type="float" office:value="100.755874216987" calcext:value-type="float">
            <text:p>100.755874216987</text:p>
          </table:table-cell>
          <table:table-cell table:formula="of:=[.Q72]*[.$B$13]" office:value-type="float" office:value="105.596640762423" calcext:value-type="float">
            <text:p>105.596640762423</text:p>
          </table:table-cell>
          <table:table-cell table:formula="of:=[.R72]*[.$B$13]" office:value-type="float" office:value="109.985226280624" calcext:value-type="float">
            <text:p>109.985226280624</text:p>
          </table:table-cell>
          <table:table-cell table:formula="of:=[.S72]*[.$B$13]" office:value-type="float" office:value="113.902838174651" calcext:value-type="float">
            <text:p>113.902838174651</text:p>
          </table:table-cell>
          <table:table-cell table:formula="of:=[.T72]*[.$B$13]" office:value-type="float" office:value="117.332700628933" calcext:value-type="float">
            <text:p>117.332700628933</text:p>
          </table:table-cell>
          <table:table-cell table:formula="of:=[.U72]*[.$B$13]" office:value-type="float" office:value="120.260126445878" calcext:value-type="float">
            <text:p>120.260126445878</text:p>
          </table:table-cell>
          <table:table-cell table:formula="of:=[.V72]*[.$B$13]" office:value-type="float" office:value="122.672579938712" calcext:value-type="float">
            <text:p>122.672579938712</text:p>
          </table:table-cell>
          <table:table-cell table:formula="of:=[.W72]*[.$B$13]" office:value-type="float" office:value="124.55973061121" calcext:value-type="float">
            <text:p>124.55973061121</text:p>
          </table:table-cell>
          <table:table-cell table:formula="of:=[.X72]*[.$B$13]" office:value-type="float" office:value="125.913497394474" calcext:value-type="float">
            <text:p>125.913497394474</text:p>
          </table:table-cell>
          <table:table-cell table:formula="of:=[.Y72]*[.$B$13]" office:value-type="float" office:value="126.728083251303" calcext:value-type="float">
            <text:p>126.728083251303</text:p>
          </table:table-cell>
          <table:table-cell table:formula="of:=[.Z72]*[.$B$13]" office:value-type="float" office:value="127" calcext:value-type="float">
            <text:p>127</text:p>
          </table:table-cell>
          <table:table-cell table:formula="of:=[.AA72]*[.$B$13]" office:value-type="float" office:value="126.728083251303" calcext:value-type="float">
            <text:p>126.728083251303</text:p>
          </table:table-cell>
          <table:table-cell table:formula="of:=[.AB72]*[.$B$13]" office:value-type="float" office:value="125.913497394474" calcext:value-type="float">
            <text:p>125.913497394474</text:p>
          </table:table-cell>
          <table:table-cell table:formula="of:=[.AC72]*[.$B$13]" office:value-type="float" office:value="124.55973061121" calcext:value-type="float">
            <text:p>124.55973061121</text:p>
          </table:table-cell>
          <table:table-cell table:formula="of:=[.AD72]*[.$B$13]" office:value-type="float" office:value="122.672579938712" calcext:value-type="float">
            <text:p>122.672579938712</text:p>
          </table:table-cell>
          <table:table-cell table:formula="of:=[.AE72]*[.$B$13]" office:value-type="float" office:value="120.260126445878" calcext:value-type="float">
            <text:p>120.260126445878</text:p>
          </table:table-cell>
          <table:table-cell table:formula="of:=[.AF72]*[.$B$13]" office:value-type="float" office:value="117.332700628933" calcext:value-type="float">
            <text:p>117.332700628933</text:p>
          </table:table-cell>
          <table:table-cell table:formula="of:=[.AG72]*[.$B$13]" office:value-type="float" office:value="113.902838174651" calcext:value-type="float">
            <text:p>113.902838174651</text:p>
          </table:table-cell>
          <table:table-cell table:formula="of:=[.AH72]*[.$B$13]" office:value-type="float" office:value="109.985226280624" calcext:value-type="float">
            <text:p>109.985226280624</text:p>
          </table:table-cell>
          <table:table-cell table:formula="of:=[.AI72]*[.$B$13]" office:value-type="float" office:value="105.596640762423" calcext:value-type="float">
            <text:p>105.596640762423</text:p>
          </table:table-cell>
          <table:table-cell table:formula="of:=[.AJ72]*[.$B$13]" office:value-type="float" office:value="100.755874216987" calcext:value-type="float">
            <text:p>100.755874216987</text:p>
          </table:table-cell>
          <table:table-cell table:formula="of:=[.AK72]*[.$B$13]" office:value-type="float" office:value="95.4836555498302" calcext:value-type="float">
            <text:p>95.4836555498302</text:p>
          </table:table-cell>
          <table:table-cell table:formula="of:=[.AL72]*[.$B$13]" office:value-type="float" office:value="89.8025612106915" calcext:value-type="float">
            <text:p>89.8025612106915</text:p>
          </table:table-cell>
          <table:table-cell table:formula="of:=[.AM72]*[.$B$13]" office:value-type="float" office:value="83.7369185177088" calcext:value-type="float">
            <text:p>83.7369185177088</text:p>
          </table:table-cell>
          <table:table-cell table:formula="of:=[.AN72]*[.$B$13]" office:value-type="float" office:value="77.3127014841076" calcext:value-type="float">
            <text:p>77.3127014841076</text:p>
          </table:table-cell>
          <table:table-cell table:formula="of:=[.AO72]*[.$B$13]" office:value-type="float" office:value="70.5574195934895" calcext:value-type="float">
            <text:p>70.5574195934895</text:p>
          </table:table-cell>
          <table:table-cell table:formula="of:=[.AP72]*[.$B$13]" office:value-type="float" office:value="63.5" calcext:value-type="float">
            <text:p>63.5</text:p>
          </table:table-cell>
          <table:table-cell table:formula="of:=[.AQ72]*[.$B$13]" office:value-type="float" office:value="56.1706636578132" calcext:value-type="float">
            <text:p>56.1706636578132</text:p>
          </table:table-cell>
          <table:table-cell table:formula="of:=[.AR72]*[.$B$13]" office:value-type="float" office:value="48.6007959103664" calcext:value-type="float">
            <text:p>48.6007959103664</text:p>
          </table:table-cell>
          <table:table-cell table:formula="of:=[.AS72]*[.$B$13]" office:value-type="float" office:value="40.8228120935015" calcext:value-type="float">
            <text:p>40.8228120935015</text:p>
          </table:table-cell>
          <table:table-cell table:formula="of:=[.AT72]*[.$B$13]" office:value-type="float" office:value="32.8700187280202" calcext:value-type="float">
            <text:p>32.8700187280202</text:p>
          </table:table-cell>
          <table:table-cell table:formula="of:=[.AU72]*[.$B$13]" office:value-type="float" office:value="24.7764708960483" calcext:value-type="float">
            <text:p>24.7764708960483</text:p>
          </table:table-cell>
          <table:table-cell table:formula="of:=[.AV72]*[.$B$13]" office:value-type="float" office:value="16.5768264119466" calcext:value-type="float">
            <text:p>16.5768264119466</text:p>
          </table:table-cell>
          <table:table-cell table:formula="of:=[.AW72]*[.$B$13]" office:value-type="float" office:value="8.30619741222823" calcext:value-type="float">
            <text:p>8.30619741222823</text:p>
          </table:table-cell>
          <table:table-cell table:formula="of:=[.AX72]*[.$B$13]" office:value-type="float" office:value="0.0000000000000155530143491714" calcext:value-type="float">
            <text:p>1.55530143491714E-14</text:p>
          </table:table-cell>
          <table:table-cell table:formula="of:=[.AY72]*[.$B$13]" office:value-type="float" office:value="-8.30619741222814" calcext:value-type="float">
            <text:p>-8.30619741222814</text:p>
          </table:table-cell>
          <table:table-cell table:formula="of:=[.AZ72]*[.$B$13]" office:value-type="float" office:value="-16.5768264119465" calcext:value-type="float">
            <text:p>-16.5768264119465</text:p>
          </table:table-cell>
          <table:table-cell table:formula="of:=[.BA72]*[.$B$13]" office:value-type="float" office:value="-24.7764708960482" calcext:value-type="float">
            <text:p>-24.7764708960482</text:p>
          </table:table-cell>
          <table:table-cell table:formula="of:=[.BB72]*[.$B$13]" office:value-type="float" office:value="-32.8700187280201" calcext:value-type="float">
            <text:p>-32.8700187280201</text:p>
          </table:table-cell>
          <table:table-cell table:formula="of:=[.BC72]*[.$B$13]" office:value-type="float" office:value="-40.8228120935015" calcext:value-type="float">
            <text:p>-40.8228120935015</text:p>
          </table:table-cell>
          <table:table-cell table:formula="of:=[.BD72]*[.$B$13]" office:value-type="float" office:value="-48.6007959103663" calcext:value-type="float">
            <text:p>-48.6007959103663</text:p>
          </table:table-cell>
          <table:table-cell table:formula="of:=[.BE72]*[.$B$13]" office:value-type="float" office:value="-56.1706636578131" calcext:value-type="float">
            <text:p>-56.1706636578131</text:p>
          </table:table-cell>
          <table:table-cell table:formula="of:=[.BF72]*[.$B$13]" office:value-type="float" office:value="-63.5" calcext:value-type="float">
            <text:p>-63.5</text:p>
          </table:table-cell>
          <table:table-cell table:formula="of:=[.BG72]*[.$B$13]" office:value-type="float" office:value="-70.5574195934894" calcext:value-type="float">
            <text:p>-70.5574195934894</text:p>
          </table:table-cell>
          <table:table-cell table:formula="of:=[.BH72]*[.$B$13]" office:value-type="float" office:value="-77.3127014841075" calcext:value-type="float">
            <text:p>-77.3127014841075</text:p>
          </table:table-cell>
          <table:table-cell table:formula="of:=[.BI72]*[.$B$13]" office:value-type="float" office:value="-83.7369185177087" calcext:value-type="float">
            <text:p>-83.7369185177087</text:p>
          </table:table-cell>
          <table:table-cell table:formula="of:=[.BJ72]*[.$B$13]" office:value-type="float" office:value="-89.8025612106915" calcext:value-type="float">
            <text:p>-89.8025612106915</text:p>
          </table:table-cell>
          <table:table-cell table:formula="of:=[.BK72]*[.$B$13]" office:value-type="float" office:value="-95.4836555498301" calcext:value-type="float">
            <text:p>-95.4836555498301</text:p>
          </table:table-cell>
          <table:table-cell table:formula="of:=[.BL72]*[.$B$13]" office:value-type="float" office:value="-100.755874216987" calcext:value-type="float">
            <text:p>-100.755874216987</text:p>
          </table:table-cell>
          <table:table-cell table:formula="of:=[.BM72]*[.$B$13]" office:value-type="float" office:value="-105.596640762423" calcext:value-type="float">
            <text:p>-105.596640762423</text:p>
          </table:table-cell>
          <table:table-cell table:formula="of:=[.BN72]*[.$B$13]" office:value-type="float" office:value="-109.985226280624" calcext:value-type="float">
            <text:p>-109.985226280624</text:p>
          </table:table-cell>
          <table:table-cell table:formula="of:=[.BO72]*[.$B$13]" office:value-type="float" office:value="-113.902838174651" calcext:value-type="float">
            <text:p>-113.902838174651</text:p>
          </table:table-cell>
          <table:table-cell table:formula="of:=[.BP72]*[.$B$13]" office:value-type="float" office:value="-117.332700628933" calcext:value-type="float">
            <text:p>-117.332700628933</text:p>
          </table:table-cell>
          <table:table-cell table:formula="of:=[.BQ72]*[.$B$13]" office:value-type="float" office:value="-120.260126445878" calcext:value-type="float">
            <text:p>-120.260126445878</text:p>
          </table:table-cell>
          <table:table-cell table:formula="of:=[.BR72]*[.$B$13]" office:value-type="float" office:value="-122.672579938712" calcext:value-type="float">
            <text:p>-122.672579938712</text:p>
          </table:table-cell>
          <table:table-cell table:formula="of:=[.BS72]*[.$B$13]" office:value-type="float" office:value="-124.55973061121" calcext:value-type="float">
            <text:p>-124.55973061121</text:p>
          </table:table-cell>
          <table:table-cell table:formula="of:=[.BT72]*[.$B$13]" office:value-type="float" office:value="-125.913497394474" calcext:value-type="float">
            <text:p>-125.913497394474</text:p>
          </table:table-cell>
          <table:table-cell table:formula="of:=[.BU72]*[.$B$13]" office:value-type="float" office:value="-126.728083251303" calcext:value-type="float">
            <text:p>-126.728083251303</text:p>
          </table:table-cell>
          <table:table-cell table:formula="of:=[.BV72]*[.$B$13]" office:value-type="float" office:value="-127" calcext:value-type="float">
            <text:p>-127</text:p>
          </table:table-cell>
          <table:table-cell table:formula="of:=[.BW72]*[.$B$13]" office:value-type="float" office:value="-126.728083251303" calcext:value-type="float">
            <text:p>-126.728083251303</text:p>
          </table:table-cell>
          <table:table-cell table:formula="of:=[.BX72]*[.$B$13]" office:value-type="float" office:value="-125.913497394474" calcext:value-type="float">
            <text:p>-125.913497394474</text:p>
          </table:table-cell>
          <table:table-cell table:formula="of:=[.BY72]*[.$B$13]" office:value-type="float" office:value="-124.55973061121" calcext:value-type="float">
            <text:p>-124.55973061121</text:p>
          </table:table-cell>
          <table:table-cell table:formula="of:=[.BZ72]*[.$B$13]" office:value-type="float" office:value="-122.672579938712" calcext:value-type="float">
            <text:p>-122.672579938712</text:p>
          </table:table-cell>
          <table:table-cell table:formula="of:=[.CA72]*[.$B$13]" office:value-type="float" office:value="-120.260126445878" calcext:value-type="float">
            <text:p>-120.260126445878</text:p>
          </table:table-cell>
          <table:table-cell table:formula="of:=[.CB72]*[.$B$13]" office:value-type="float" office:value="-117.332700628933" calcext:value-type="float">
            <text:p>-117.332700628933</text:p>
          </table:table-cell>
          <table:table-cell table:formula="of:=[.CC72]*[.$B$13]" office:value-type="float" office:value="-113.902838174651" calcext:value-type="float">
            <text:p>-113.902838174651</text:p>
          </table:table-cell>
          <table:table-cell table:formula="of:=[.CD72]*[.$B$13]" office:value-type="float" office:value="-109.985226280624" calcext:value-type="float">
            <text:p>-109.985226280624</text:p>
          </table:table-cell>
          <table:table-cell table:formula="of:=[.CE72]*[.$B$13]" office:value-type="float" office:value="-105.596640762423" calcext:value-type="float">
            <text:p>-105.596640762423</text:p>
          </table:table-cell>
          <table:table-cell table:formula="of:=[.CF72]*[.$B$13]" office:value-type="float" office:value="-100.755874216987" calcext:value-type="float">
            <text:p>-100.755874216987</text:p>
          </table:table-cell>
          <table:table-cell table:formula="of:=[.CG72]*[.$B$13]" office:value-type="float" office:value="-95.4836555498302" calcext:value-type="float">
            <text:p>-95.4836555498302</text:p>
          </table:table-cell>
          <table:table-cell table:formula="of:=[.CH72]*[.$B$13]" office:value-type="float" office:value="-89.8025612106916" calcext:value-type="float">
            <text:p>-89.8025612106916</text:p>
          </table:table-cell>
          <table:table-cell table:formula="of:=[.CI72]*[.$B$13]" office:value-type="float" office:value="-83.7369185177088" calcext:value-type="float">
            <text:p>-83.7369185177088</text:p>
          </table:table-cell>
          <table:table-cell table:formula="of:=[.CJ72]*[.$B$13]" office:value-type="float" office:value="-77.3127014841076" calcext:value-type="float">
            <text:p>-77.3127014841076</text:p>
          </table:table-cell>
          <table:table-cell table:formula="of:=[.CK72]*[.$B$13]" office:value-type="float" office:value="-70.5574195934896" calcext:value-type="float">
            <text:p>-70.5574195934896</text:p>
          </table:table-cell>
          <table:table-cell table:formula="of:=[.CL72]*[.$B$13]" office:value-type="float" office:value="-63.5000000000001" calcext:value-type="float">
            <text:p>-63.5000000000001</text:p>
          </table:table-cell>
          <table:table-cell table:formula="of:=[.CM72]*[.$B$13]" office:value-type="float" office:value="-56.1706636578133" calcext:value-type="float">
            <text:p>-56.1706636578133</text:p>
          </table:table-cell>
          <table:table-cell table:formula="of:=[.CN72]*[.$B$13]" office:value-type="float" office:value="-48.6007959103665" calcext:value-type="float">
            <text:p>-48.6007959103665</text:p>
          </table:table-cell>
          <table:table-cell table:formula="of:=[.CO72]*[.$B$13]" office:value-type="float" office:value="-40.8228120935016" calcext:value-type="float">
            <text:p>-40.8228120935016</text:p>
          </table:table-cell>
          <table:table-cell table:formula="of:=[.CP72]*[.$B$13]" office:value-type="float" office:value="-32.8700187280202" calcext:value-type="float">
            <text:p>-32.8700187280202</text:p>
          </table:table-cell>
          <table:table-cell table:formula="of:=[.CQ72]*[.$B$13]" office:value-type="float" office:value="-24.7764708960483" calcext:value-type="float">
            <text:p>-24.7764708960483</text:p>
          </table:table-cell>
          <table:table-cell table:formula="of:=[.CR72]*[.$B$13]" office:value-type="float" office:value="-16.5768264119467" calcext:value-type="float">
            <text:p>-16.5768264119467</text:p>
          </table:table-cell>
          <table:table-cell table:formula="of:=[.CS72]*[.$B$13]" office:value-type="float" office:value="-8.30619741222825" calcext:value-type="float">
            <text:p>-8.30619741222825</text:p>
          </table:table-cell>
        </table:table-row>
        <table:table-row table:style-name="ro1">
          <table:table-cell/>
          <table:table-cell table:formula="of:=[.B73]+[.$B$14]" office:value-type="float" office:value="127" calcext:value-type="float">
            <text:p>127</text:p>
          </table:table-cell>
          <table:table-cell table:formula="of:=[.C73]+[.$B$14]" office:value-type="float" office:value="135.306197412228" calcext:value-type="float">
            <text:p>135.306197412228</text:p>
          </table:table-cell>
          <table:table-cell table:formula="of:=[.D73]+[.$B$14]" office:value-type="float" office:value="143.576826411947" calcext:value-type="float">
            <text:p>143.576826411947</text:p>
          </table:table-cell>
          <table:table-cell table:formula="of:=[.E73]+[.$B$14]" office:value-type="float" office:value="151.776470896048" calcext:value-type="float">
            <text:p>151.776470896048</text:p>
          </table:table-cell>
          <table:table-cell table:formula="of:=[.F73]+[.$B$14]" office:value-type="float" office:value="159.87001872802" calcext:value-type="float">
            <text:p>159.87001872802</text:p>
          </table:table-cell>
          <table:table-cell table:formula="of:=[.G73]+[.$B$14]" office:value-type="float" office:value="167.822812093502" calcext:value-type="float">
            <text:p>167.822812093502</text:p>
          </table:table-cell>
          <table:table-cell table:formula="of:=[.H73]+[.$B$14]" office:value-type="float" office:value="175.600795910366" calcext:value-type="float">
            <text:p>175.600795910366</text:p>
          </table:table-cell>
          <table:table-cell table:formula="of:=[.I73]+[.$B$14]" office:value-type="float" office:value="183.170663657813" calcext:value-type="float">
            <text:p>183.170663657813</text:p>
          </table:table-cell>
          <table:table-cell table:formula="of:=[.J73]+[.$B$14]" office:value-type="float" office:value="190.5" calcext:value-type="float">
            <text:p>190.5</text:p>
          </table:table-cell>
          <table:table-cell table:formula="of:=[.K73]+[.$B$14]" office:value-type="float" office:value="197.557419593489" calcext:value-type="float">
            <text:p>197.557419593489</text:p>
          </table:table-cell>
          <table:table-cell table:formula="of:=[.L73]+[.$B$14]" office:value-type="float" office:value="204.312701484107" calcext:value-type="float">
            <text:p>204.312701484107</text:p>
          </table:table-cell>
          <table:table-cell table:formula="of:=[.M73]+[.$B$14]" office:value-type="float" office:value="210.736918517709" calcext:value-type="float">
            <text:p>210.736918517709</text:p>
          </table:table-cell>
          <table:table-cell table:formula="of:=[.N73]+[.$B$14]" office:value-type="float" office:value="216.802561210691" calcext:value-type="float">
            <text:p>216.802561210691</text:p>
          </table:table-cell>
          <table:table-cell table:formula="of:=[.O73]+[.$B$14]" office:value-type="float" office:value="222.48365554983" calcext:value-type="float">
            <text:p>222.48365554983</text:p>
          </table:table-cell>
          <table:table-cell table:formula="of:=[.P73]+[.$B$14]" office:value-type="float" office:value="227.755874216987" calcext:value-type="float">
            <text:p>227.755874216987</text:p>
          </table:table-cell>
          <table:table-cell table:formula="of:=[.Q73]+[.$B$14]" office:value-type="float" office:value="232.596640762423" calcext:value-type="float">
            <text:p>232.596640762423</text:p>
          </table:table-cell>
          <table:table-cell table:formula="of:=[.R73]+[.$B$14]" office:value-type="float" office:value="236.985226280624" calcext:value-type="float">
            <text:p>236.985226280624</text:p>
          </table:table-cell>
          <table:table-cell table:formula="of:=[.S73]+[.$B$14]" office:value-type="float" office:value="240.902838174651" calcext:value-type="float">
            <text:p>240.902838174651</text:p>
          </table:table-cell>
          <table:table-cell table:formula="of:=[.T73]+[.$B$14]" office:value-type="float" office:value="244.332700628933" calcext:value-type="float">
            <text:p>244.332700628933</text:p>
          </table:table-cell>
          <table:table-cell table:formula="of:=[.U73]+[.$B$14]" office:value-type="float" office:value="247.260126445878" calcext:value-type="float">
            <text:p>247.260126445878</text:p>
          </table:table-cell>
          <table:table-cell table:formula="of:=[.V73]+[.$B$14]" office:value-type="float" office:value="249.672579938712" calcext:value-type="float">
            <text:p>249.672579938712</text:p>
          </table:table-cell>
          <table:table-cell table:formula="of:=[.W73]+[.$B$14]" office:value-type="float" office:value="251.55973061121" calcext:value-type="float">
            <text:p>251.55973061121</text:p>
          </table:table-cell>
          <table:table-cell table:formula="of:=[.X73]+[.$B$14]" office:value-type="float" office:value="252.913497394474" calcext:value-type="float">
            <text:p>252.913497394474</text:p>
          </table:table-cell>
          <table:table-cell table:formula="of:=[.Y73]+[.$B$14]" office:value-type="float" office:value="253.728083251303" calcext:value-type="float">
            <text:p>253.728083251303</text:p>
          </table:table-cell>
          <table:table-cell table:formula="of:=[.Z73]+[.$B$14]" office:value-type="float" office:value="254" calcext:value-type="float">
            <text:p>254</text:p>
          </table:table-cell>
          <table:table-cell table:formula="of:=[.AA73]+[.$B$14]" office:value-type="float" office:value="253.728083251303" calcext:value-type="float">
            <text:p>253.728083251303</text:p>
          </table:table-cell>
          <table:table-cell table:formula="of:=[.AB73]+[.$B$14]" office:value-type="float" office:value="252.913497394474" calcext:value-type="float">
            <text:p>252.913497394474</text:p>
          </table:table-cell>
          <table:table-cell table:formula="of:=[.AC73]+[.$B$14]" office:value-type="float" office:value="251.55973061121" calcext:value-type="float">
            <text:p>251.55973061121</text:p>
          </table:table-cell>
          <table:table-cell table:formula="of:=[.AD73]+[.$B$14]" office:value-type="float" office:value="249.672579938712" calcext:value-type="float">
            <text:p>249.672579938712</text:p>
          </table:table-cell>
          <table:table-cell table:formula="of:=[.AE73]+[.$B$14]" office:value-type="float" office:value="247.260126445878" calcext:value-type="float">
            <text:p>247.260126445878</text:p>
          </table:table-cell>
          <table:table-cell table:formula="of:=[.AF73]+[.$B$14]" office:value-type="float" office:value="244.332700628933" calcext:value-type="float">
            <text:p>244.332700628933</text:p>
          </table:table-cell>
          <table:table-cell table:formula="of:=[.AG73]+[.$B$14]" office:value-type="float" office:value="240.902838174651" calcext:value-type="float">
            <text:p>240.902838174651</text:p>
          </table:table-cell>
          <table:table-cell table:formula="of:=[.AH73]+[.$B$14]" office:value-type="float" office:value="236.985226280624" calcext:value-type="float">
            <text:p>236.985226280624</text:p>
          </table:table-cell>
          <table:table-cell table:formula="of:=[.AI73]+[.$B$14]" office:value-type="float" office:value="232.596640762423" calcext:value-type="float">
            <text:p>232.596640762423</text:p>
          </table:table-cell>
          <table:table-cell table:formula="of:=[.AJ73]+[.$B$14]" office:value-type="float" office:value="227.755874216987" calcext:value-type="float">
            <text:p>227.755874216987</text:p>
          </table:table-cell>
          <table:table-cell table:formula="of:=[.AK73]+[.$B$14]" office:value-type="float" office:value="222.48365554983" calcext:value-type="float">
            <text:p>222.48365554983</text:p>
          </table:table-cell>
          <table:table-cell table:formula="of:=[.AL73]+[.$B$14]" office:value-type="float" office:value="216.802561210691" calcext:value-type="float">
            <text:p>216.802561210691</text:p>
          </table:table-cell>
          <table:table-cell table:formula="of:=[.AM73]+[.$B$14]" office:value-type="float" office:value="210.736918517709" calcext:value-type="float">
            <text:p>210.736918517709</text:p>
          </table:table-cell>
          <table:table-cell table:formula="of:=[.AN73]+[.$B$14]" office:value-type="float" office:value="204.312701484108" calcext:value-type="float">
            <text:p>204.312701484108</text:p>
          </table:table-cell>
          <table:table-cell table:formula="of:=[.AO73]+[.$B$14]" office:value-type="float" office:value="197.55741959349" calcext:value-type="float">
            <text:p>197.55741959349</text:p>
          </table:table-cell>
          <table:table-cell table:formula="of:=[.AP73]+[.$B$14]" office:value-type="float" office:value="190.5" calcext:value-type="float">
            <text:p>190.5</text:p>
          </table:table-cell>
          <table:table-cell table:formula="of:=[.AQ73]+[.$B$14]" office:value-type="float" office:value="183.170663657813" calcext:value-type="float">
            <text:p>183.170663657813</text:p>
          </table:table-cell>
          <table:table-cell table:formula="of:=[.AR73]+[.$B$14]" office:value-type="float" office:value="175.600795910366" calcext:value-type="float">
            <text:p>175.600795910366</text:p>
          </table:table-cell>
          <table:table-cell table:formula="of:=[.AS73]+[.$B$14]" office:value-type="float" office:value="167.822812093502" calcext:value-type="float">
            <text:p>167.822812093502</text:p>
          </table:table-cell>
          <table:table-cell table:formula="of:=[.AT73]+[.$B$14]" office:value-type="float" office:value="159.87001872802" calcext:value-type="float">
            <text:p>159.87001872802</text:p>
          </table:table-cell>
          <table:table-cell table:formula="of:=[.AU73]+[.$B$14]" office:value-type="float" office:value="151.776470896048" calcext:value-type="float">
            <text:p>151.776470896048</text:p>
          </table:table-cell>
          <table:table-cell table:formula="of:=[.AV73]+[.$B$14]" office:value-type="float" office:value="143.576826411947" calcext:value-type="float">
            <text:p>143.576826411947</text:p>
          </table:table-cell>
          <table:table-cell table:formula="of:=[.AW73]+[.$B$14]" office:value-type="float" office:value="135.306197412228" calcext:value-type="float">
            <text:p>135.306197412228</text:p>
          </table:table-cell>
          <table:table-cell table:formula="of:=[.AX73]+[.$B$14]" office:value-type="float" office:value="127" calcext:value-type="float">
            <text:p>127</text:p>
          </table:table-cell>
          <table:table-cell table:formula="of:=[.AY73]+[.$B$14]" office:value-type="float" office:value="118.693802587772" calcext:value-type="float">
            <text:p>118.693802587772</text:p>
          </table:table-cell>
          <table:table-cell table:formula="of:=[.AZ73]+[.$B$14]" office:value-type="float" office:value="110.423173588054" calcext:value-type="float">
            <text:p>110.423173588054</text:p>
          </table:table-cell>
          <table:table-cell table:formula="of:=[.BA73]+[.$B$14]" office:value-type="float" office:value="102.223529103952" calcext:value-type="float">
            <text:p>102.223529103952</text:p>
          </table:table-cell>
          <table:table-cell table:formula="of:=[.BB73]+[.$B$14]" office:value-type="float" office:value="94.1299812719799" calcext:value-type="float">
            <text:p>94.1299812719799</text:p>
          </table:table-cell>
          <table:table-cell table:formula="of:=[.BC73]+[.$B$14]" office:value-type="float" office:value="86.1771879064986" calcext:value-type="float">
            <text:p>86.1771879064986</text:p>
          </table:table-cell>
          <table:table-cell table:formula="of:=[.BD73]+[.$B$14]" office:value-type="float" office:value="78.3992040896337" calcext:value-type="float">
            <text:p>78.3992040896337</text:p>
          </table:table-cell>
          <table:table-cell table:formula="of:=[.BE73]+[.$B$14]" office:value-type="float" office:value="70.8293363421869" calcext:value-type="float">
            <text:p>70.8293363421869</text:p>
          </table:table-cell>
          <table:table-cell table:formula="of:=[.BF73]+[.$B$14]" office:value-type="float" office:value="63.5" calcext:value-type="float">
            <text:p>63.5</text:p>
          </table:table-cell>
          <table:table-cell table:formula="of:=[.BG73]+[.$B$14]" office:value-type="float" office:value="56.4425804065106" calcext:value-type="float">
            <text:p>56.4425804065106</text:p>
          </table:table-cell>
          <table:table-cell table:formula="of:=[.BH73]+[.$B$14]" office:value-type="float" office:value="49.6872985158925" calcext:value-type="float">
            <text:p>49.6872985158925</text:p>
          </table:table-cell>
          <table:table-cell table:formula="of:=[.BI73]+[.$B$14]" office:value-type="float" office:value="43.2630814822913" calcext:value-type="float">
            <text:p>43.2630814822913</text:p>
          </table:table-cell>
          <table:table-cell table:formula="of:=[.BJ73]+[.$B$14]" office:value-type="float" office:value="37.1974387893085" calcext:value-type="float">
            <text:p>37.1974387893085</text:p>
          </table:table-cell>
          <table:table-cell table:formula="of:=[.BK73]+[.$B$14]" office:value-type="float" office:value="31.5163444501699" calcext:value-type="float">
            <text:p>31.5163444501699</text:p>
          </table:table-cell>
          <table:table-cell table:formula="of:=[.BL73]+[.$B$14]" office:value-type="float" office:value="26.2441257830132" calcext:value-type="float">
            <text:p>26.2441257830132</text:p>
          </table:table-cell>
          <table:table-cell table:formula="of:=[.BM73]+[.$B$14]" office:value-type="float" office:value="21.4033592375768" calcext:value-type="float">
            <text:p>21.4033592375768</text:p>
          </table:table-cell>
          <table:table-cell table:formula="of:=[.BN73]+[.$B$14]" office:value-type="float" office:value="17.0147737193763" calcext:value-type="float">
            <text:p>17.0147737193763</text:p>
          </table:table-cell>
          <table:table-cell table:formula="of:=[.BO73]+[.$B$14]" office:value-type="float" office:value="13.0971618253486" calcext:value-type="float">
            <text:p>13.0971618253486</text:p>
          </table:table-cell>
          <table:table-cell table:formula="of:=[.BP73]+[.$B$14]" office:value-type="float" office:value="9.66729937106662" calcext:value-type="float">
            <text:p>9.66729937106662</text:p>
          </table:table-cell>
          <table:table-cell table:formula="of:=[.BQ73]+[.$B$14]" office:value-type="float" office:value="6.73987355412159" calcext:value-type="float">
            <text:p>6.73987355412159</text:p>
          </table:table-cell>
          <table:table-cell table:formula="of:=[.BR73]+[.$B$14]" office:value-type="float" office:value="4.32742006128835" calcext:value-type="float">
            <text:p>4.32742006128835</text:p>
          </table:table-cell>
          <table:table-cell table:formula="of:=[.BS73]+[.$B$14]" office:value-type="float" office:value="2.44026938878974" calcext:value-type="float">
            <text:p>2.44026938878974</text:p>
          </table:table-cell>
          <table:table-cell table:formula="of:=[.BT73]+[.$B$14]" office:value-type="float" office:value="1.08650260552609" calcext:value-type="float">
            <text:p>1.08650260552609</text:p>
          </table:table-cell>
          <table:table-cell table:formula="of:=[.BU73]+[.$B$14]" office:value-type="float" office:value="0.271916748697365" calcext:value-type="float">
            <text:p>0.271916748697365</text:p>
          </table:table-cell>
          <table:table-cell table:formula="of:=[.BV73]+[.$B$14]" office:value-type="float" office:value="0" calcext:value-type="float">
            <text:p>0</text:p>
          </table:table-cell>
          <table:table-cell table:formula="of:=[.BW73]+[.$B$14]" office:value-type="float" office:value="0.27191674869735" calcext:value-type="float">
            <text:p>0.27191674869735</text:p>
          </table:table-cell>
          <table:table-cell table:formula="of:=[.BX73]+[.$B$14]" office:value-type="float" office:value="1.08650260552606" calcext:value-type="float">
            <text:p>1.08650260552606</text:p>
          </table:table-cell>
          <table:table-cell table:formula="of:=[.BY73]+[.$B$14]" office:value-type="float" office:value="2.4402693887897" calcext:value-type="float">
            <text:p>2.4402693887897</text:p>
          </table:table-cell>
          <table:table-cell table:formula="of:=[.BZ73]+[.$B$14]" office:value-type="float" office:value="4.32742006128831" calcext:value-type="float">
            <text:p>4.32742006128831</text:p>
          </table:table-cell>
          <table:table-cell table:formula="of:=[.CA73]+[.$B$14]" office:value-type="float" office:value="6.73987355412157" calcext:value-type="float">
            <text:p>6.73987355412157</text:p>
          </table:table-cell>
          <table:table-cell table:formula="of:=[.CB73]+[.$B$14]" office:value-type="float" office:value="9.66729937106656" calcext:value-type="float">
            <text:p>9.66729937106656</text:p>
          </table:table-cell>
          <table:table-cell table:formula="of:=[.CC73]+[.$B$14]" office:value-type="float" office:value="13.0971618253486" calcext:value-type="float">
            <text:p>13.0971618253486</text:p>
          </table:table-cell>
          <table:table-cell table:formula="of:=[.CD73]+[.$B$14]" office:value-type="float" office:value="17.0147737193762" calcext:value-type="float">
            <text:p>17.0147737193762</text:p>
          </table:table-cell>
          <table:table-cell table:formula="of:=[.CE73]+[.$B$14]" office:value-type="float" office:value="21.4033592375767" calcext:value-type="float">
            <text:p>21.4033592375767</text:p>
          </table:table-cell>
          <table:table-cell table:formula="of:=[.CF73]+[.$B$14]" office:value-type="float" office:value="26.2441257830131" calcext:value-type="float">
            <text:p>26.2441257830131</text:p>
          </table:table-cell>
          <table:table-cell table:formula="of:=[.CG73]+[.$B$14]" office:value-type="float" office:value="31.5163444501698" calcext:value-type="float">
            <text:p>31.5163444501698</text:p>
          </table:table-cell>
          <table:table-cell table:formula="of:=[.CH73]+[.$B$14]" office:value-type="float" office:value="37.1974387893084" calcext:value-type="float">
            <text:p>37.1974387893084</text:p>
          </table:table-cell>
          <table:table-cell table:formula="of:=[.CI73]+[.$B$14]" office:value-type="float" office:value="43.2630814822912" calcext:value-type="float">
            <text:p>43.2630814822912</text:p>
          </table:table-cell>
          <table:table-cell table:formula="of:=[.CJ73]+[.$B$14]" office:value-type="float" office:value="49.6872985158925" calcext:value-type="float">
            <text:p>49.6872985158925</text:p>
          </table:table-cell>
          <table:table-cell table:formula="of:=[.CK73]+[.$B$14]" office:value-type="float" office:value="56.4425804065104" calcext:value-type="float">
            <text:p>56.4425804065104</text:p>
          </table:table-cell>
          <table:table-cell table:formula="of:=[.CL73]+[.$B$14]" office:value-type="float" office:value="63.4999999999999" calcext:value-type="float">
            <text:p>63.4999999999999</text:p>
          </table:table-cell>
          <table:table-cell table:formula="of:=[.CM73]+[.$B$14]" office:value-type="float" office:value="70.8293363421867" calcext:value-type="float">
            <text:p>70.8293363421867</text:p>
          </table:table-cell>
          <table:table-cell table:formula="of:=[.CN73]+[.$B$14]" office:value-type="float" office:value="78.3992040896335" calcext:value-type="float">
            <text:p>78.3992040896335</text:p>
          </table:table-cell>
          <table:table-cell table:formula="of:=[.CO73]+[.$B$14]" office:value-type="float" office:value="86.1771879064984" calcext:value-type="float">
            <text:p>86.1771879064984</text:p>
          </table:table-cell>
          <table:table-cell table:formula="of:=[.CP73]+[.$B$14]" office:value-type="float" office:value="94.1299812719798" calcext:value-type="float">
            <text:p>94.1299812719798</text:p>
          </table:table-cell>
          <table:table-cell table:formula="of:=[.CQ73]+[.$B$14]" office:value-type="float" office:value="102.223529103952" calcext:value-type="float">
            <text:p>102.223529103952</text:p>
          </table:table-cell>
          <table:table-cell table:formula="of:=[.CR73]+[.$B$14]" office:value-type="float" office:value="110.423173588053" calcext:value-type="float">
            <text:p>110.423173588053</text:p>
          </table:table-cell>
          <table:table-cell table:formula="of:=[.CS73]+[.$B$14]" office:value-type="float" office:value="118.693802587772" calcext:value-type="float">
            <text:p>118.693802587772</text:p>
          </table:table-cell>
        </table:table-row>
        <table:table-row table:style-name="ro1">
          <table:table-cell office:value-type="string" calcext:value-type="string">
            <text:p>lookup</text:p>
          </table:table-cell>
          <table:table-cell table:formula="of:=ROUNDDOWN([.B74])" office:value-type="float" office:value="127" calcext:value-type="float">
            <text:p>127</text:p>
          </table:table-cell>
          <table:table-cell table:formula="of:=ROUNDDOWN([.C74])" office:value-type="float" office:value="135" calcext:value-type="float">
            <text:p>135</text:p>
          </table:table-cell>
          <table:table-cell table:formula="of:=ROUNDDOWN([.D74])" office:value-type="float" office:value="143" calcext:value-type="float">
            <text:p>143</text:p>
          </table:table-cell>
          <table:table-cell table:formula="of:=ROUNDDOWN([.E74])" office:value-type="float" office:value="151" calcext:value-type="float">
            <text:p>151</text:p>
          </table:table-cell>
          <table:table-cell table:formula="of:=ROUNDDOWN([.F74])" office:value-type="float" office:value="159" calcext:value-type="float">
            <text:p>159</text:p>
          </table:table-cell>
          <table:table-cell table:formula="of:=ROUNDDOWN([.G74])" office:value-type="float" office:value="167" calcext:value-type="float">
            <text:p>167</text:p>
          </table:table-cell>
          <table:table-cell table:formula="of:=ROUNDDOWN([.H74])" office:value-type="float" office:value="175" calcext:value-type="float">
            <text:p>175</text:p>
          </table:table-cell>
          <table:table-cell table:formula="of:=ROUNDDOWN([.I74])" office:value-type="float" office:value="183" calcext:value-type="float">
            <text:p>183</text:p>
          </table:table-cell>
          <table:table-cell table:formula="of:=ROUNDDOWN([.J74])" office:value-type="float" office:value="190" calcext:value-type="float">
            <text:p>190</text:p>
          </table:table-cell>
          <table:table-cell table:formula="of:=ROUNDDOWN([.K74])" office:value-type="float" office:value="197" calcext:value-type="float">
            <text:p>197</text:p>
          </table:table-cell>
          <table:table-cell table:formula="of:=ROUNDDOWN([.L74])" office:value-type="float" office:value="204" calcext:value-type="float">
            <text:p>204</text:p>
          </table:table-cell>
          <table:table-cell table:formula="of:=ROUNDDOWN([.M74])" office:value-type="float" office:value="210" calcext:value-type="float">
            <text:p>210</text:p>
          </table:table-cell>
          <table:table-cell table:formula="of:=ROUNDDOWN([.N74])" office:value-type="float" office:value="216" calcext:value-type="float">
            <text:p>216</text:p>
          </table:table-cell>
          <table:table-cell table:formula="of:=ROUNDDOWN([.O74])" office:value-type="float" office:value="222" calcext:value-type="float">
            <text:p>222</text:p>
          </table:table-cell>
          <table:table-cell table:formula="of:=ROUNDDOWN([.P74])" office:value-type="float" office:value="227" calcext:value-type="float">
            <text:p>227</text:p>
          </table:table-cell>
          <table:table-cell table:formula="of:=ROUNDDOWN([.Q74])" office:value-type="float" office:value="232" calcext:value-type="float">
            <text:p>232</text:p>
          </table:table-cell>
          <table:table-cell table:formula="of:=ROUNDDOWN([.R74])" office:value-type="float" office:value="236" calcext:value-type="float">
            <text:p>236</text:p>
          </table:table-cell>
          <table:table-cell table:formula="of:=ROUNDDOWN([.S74])" office:value-type="float" office:value="240" calcext:value-type="float">
            <text:p>240</text:p>
          </table:table-cell>
          <table:table-cell table:formula="of:=ROUNDDOWN([.T74])" office:value-type="float" office:value="244" calcext:value-type="float">
            <text:p>244</text:p>
          </table:table-cell>
          <table:table-cell table:formula="of:=ROUNDDOWN([.U74])" office:value-type="float" office:value="247" calcext:value-type="float">
            <text:p>247</text:p>
          </table:table-cell>
          <table:table-cell table:formula="of:=ROUNDDOWN([.V74])" office:value-type="float" office:value="249" calcext:value-type="float">
            <text:p>249</text:p>
          </table:table-cell>
          <table:table-cell table:formula="of:=ROUNDDOWN([.W74])" office:value-type="float" office:value="251" calcext:value-type="float">
            <text:p>251</text:p>
          </table:table-cell>
          <table:table-cell table:formula="of:=ROUNDDOWN([.X74])" office:value-type="float" office:value="252" calcext:value-type="float">
            <text:p>252</text:p>
          </table:table-cell>
          <table:table-cell table:formula="of:=ROUNDDOWN([.Y74])" office:value-type="float" office:value="253" calcext:value-type="float">
            <text:p>253</text:p>
          </table:table-cell>
          <table:table-cell table:formula="of:=ROUNDDOWN([.Z74])" office:value-type="float" office:value="254" calcext:value-type="float">
            <text:p>254</text:p>
          </table:table-cell>
          <table:table-cell table:formula="of:=ROUNDDOWN([.AA74])" office:value-type="float" office:value="253" calcext:value-type="float">
            <text:p>253</text:p>
          </table:table-cell>
          <table:table-cell table:formula="of:=ROUNDDOWN([.AB74])" office:value-type="float" office:value="252" calcext:value-type="float">
            <text:p>252</text:p>
          </table:table-cell>
          <table:table-cell table:formula="of:=ROUNDDOWN([.AC74])" office:value-type="float" office:value="251" calcext:value-type="float">
            <text:p>251</text:p>
          </table:table-cell>
          <table:table-cell table:formula="of:=ROUNDDOWN([.AD74])" office:value-type="float" office:value="249" calcext:value-type="float">
            <text:p>249</text:p>
          </table:table-cell>
          <table:table-cell table:formula="of:=ROUNDDOWN([.AE74])" office:value-type="float" office:value="247" calcext:value-type="float">
            <text:p>247</text:p>
          </table:table-cell>
          <table:table-cell table:formula="of:=ROUNDDOWN([.AF74])" office:value-type="float" office:value="244" calcext:value-type="float">
            <text:p>244</text:p>
          </table:table-cell>
          <table:table-cell table:formula="of:=ROUNDDOWN([.AG74])" office:value-type="float" office:value="240" calcext:value-type="float">
            <text:p>240</text:p>
          </table:table-cell>
          <table:table-cell table:formula="of:=ROUNDDOWN([.AH74])" office:value-type="float" office:value="236" calcext:value-type="float">
            <text:p>236</text:p>
          </table:table-cell>
          <table:table-cell table:formula="of:=ROUNDDOWN([.AI74])" office:value-type="float" office:value="232" calcext:value-type="float">
            <text:p>232</text:p>
          </table:table-cell>
          <table:table-cell table:formula="of:=ROUNDDOWN([.AJ74])" office:value-type="float" office:value="227" calcext:value-type="float">
            <text:p>227</text:p>
          </table:table-cell>
          <table:table-cell table:formula="of:=ROUNDDOWN([.AK74])" office:value-type="float" office:value="222" calcext:value-type="float">
            <text:p>222</text:p>
          </table:table-cell>
          <table:table-cell table:formula="of:=ROUNDDOWN([.AL74])" office:value-type="float" office:value="216" calcext:value-type="float">
            <text:p>216</text:p>
          </table:table-cell>
          <table:table-cell table:formula="of:=ROUNDDOWN([.AM74])" office:value-type="float" office:value="210" calcext:value-type="float">
            <text:p>210</text:p>
          </table:table-cell>
          <table:table-cell table:formula="of:=ROUNDDOWN([.AN74])" office:value-type="float" office:value="204" calcext:value-type="float">
            <text:p>204</text:p>
          </table:table-cell>
          <table:table-cell table:formula="of:=ROUNDDOWN([.AO74])" office:value-type="float" office:value="197" calcext:value-type="float">
            <text:p>197</text:p>
          </table:table-cell>
          <table:table-cell table:formula="of:=ROUNDDOWN([.AP74])" office:value-type="float" office:value="190" calcext:value-type="float">
            <text:p>190</text:p>
          </table:table-cell>
          <table:table-cell table:formula="of:=ROUNDDOWN([.AQ74])" office:value-type="float" office:value="183" calcext:value-type="float">
            <text:p>183</text:p>
          </table:table-cell>
          <table:table-cell table:formula="of:=ROUNDDOWN([.AR74])" office:value-type="float" office:value="175" calcext:value-type="float">
            <text:p>175</text:p>
          </table:table-cell>
          <table:table-cell table:formula="of:=ROUNDDOWN([.AS74])" office:value-type="float" office:value="167" calcext:value-type="float">
            <text:p>167</text:p>
          </table:table-cell>
          <table:table-cell table:formula="of:=ROUNDDOWN([.AT74])" office:value-type="float" office:value="159" calcext:value-type="float">
            <text:p>159</text:p>
          </table:table-cell>
          <table:table-cell table:formula="of:=ROUNDDOWN([.AU74])" office:value-type="float" office:value="151" calcext:value-type="float">
            <text:p>151</text:p>
          </table:table-cell>
          <table:table-cell table:formula="of:=ROUNDDOWN([.AV74])" office:value-type="float" office:value="143" calcext:value-type="float">
            <text:p>143</text:p>
          </table:table-cell>
          <table:table-cell table:formula="of:=ROUNDDOWN([.AW74])" office:value-type="float" office:value="135" calcext:value-type="float">
            <text:p>135</text:p>
          </table:table-cell>
          <table:table-cell table:formula="of:=ROUNDDOWN([.AX74])" office:value-type="float" office:value="127" calcext:value-type="float">
            <text:p>127</text:p>
          </table:table-cell>
          <table:table-cell table:formula="of:=ROUNDDOWN([.AY74])" office:value-type="float" office:value="118" calcext:value-type="float">
            <text:p>118</text:p>
          </table:table-cell>
          <table:table-cell table:formula="of:=ROUNDDOWN([.AZ74])" office:value-type="float" office:value="110" calcext:value-type="float">
            <text:p>110</text:p>
          </table:table-cell>
          <table:table-cell table:formula="of:=ROUNDDOWN([.BA74])" office:value-type="float" office:value="102" calcext:value-type="float">
            <text:p>102</text:p>
          </table:table-cell>
          <table:table-cell table:formula="of:=ROUNDDOWN([.BB74])" office:value-type="float" office:value="94" calcext:value-type="float">
            <text:p>94</text:p>
          </table:table-cell>
          <table:table-cell table:formula="of:=ROUNDDOWN([.BC74])" office:value-type="float" office:value="86" calcext:value-type="float">
            <text:p>86</text:p>
          </table:table-cell>
          <table:table-cell table:formula="of:=ROUNDDOWN([.BD74])" office:value-type="float" office:value="78" calcext:value-type="float">
            <text:p>78</text:p>
          </table:table-cell>
          <table:table-cell table:formula="of:=ROUNDDOWN([.BE74])" office:value-type="float" office:value="70" calcext:value-type="float">
            <text:p>70</text:p>
          </table:table-cell>
          <table:table-cell table:formula="of:=ROUNDDOWN([.BF74])" office:value-type="float" office:value="63" calcext:value-type="float">
            <text:p>63</text:p>
          </table:table-cell>
          <table:table-cell table:formula="of:=ROUNDDOWN([.BG74])" office:value-type="float" office:value="56" calcext:value-type="float">
            <text:p>56</text:p>
          </table:table-cell>
          <table:table-cell table:formula="of:=ROUNDDOWN([.BH74])" office:value-type="float" office:value="49" calcext:value-type="float">
            <text:p>49</text:p>
          </table:table-cell>
          <table:table-cell table:formula="of:=ROUNDDOWN([.BI74])" office:value-type="float" office:value="43" calcext:value-type="float">
            <text:p>43</text:p>
          </table:table-cell>
          <table:table-cell table:formula="of:=ROUNDDOWN([.BJ74])" office:value-type="float" office:value="37" calcext:value-type="float">
            <text:p>37</text:p>
          </table:table-cell>
          <table:table-cell table:formula="of:=ROUNDDOWN([.BK74])" office:value-type="float" office:value="31" calcext:value-type="float">
            <text:p>31</text:p>
          </table:table-cell>
          <table:table-cell table:formula="of:=ROUNDDOWN([.BL74])" office:value-type="float" office:value="26" calcext:value-type="float">
            <text:p>26</text:p>
          </table:table-cell>
          <table:table-cell table:formula="of:=ROUNDDOWN([.BM74])" office:value-type="float" office:value="21" calcext:value-type="float">
            <text:p>21</text:p>
          </table:table-cell>
          <table:table-cell table:formula="of:=ROUNDDOWN([.BN74])" office:value-type="float" office:value="17" calcext:value-type="float">
            <text:p>17</text:p>
          </table:table-cell>
          <table:table-cell table:formula="of:=ROUNDDOWN([.BO74])" office:value-type="float" office:value="13" calcext:value-type="float">
            <text:p>13</text:p>
          </table:table-cell>
          <table:table-cell table:formula="of:=ROUNDDOWN([.BP74])" office:value-type="float" office:value="9" calcext:value-type="float">
            <text:p>9</text:p>
          </table:table-cell>
          <table:table-cell table:formula="of:=ROUNDDOWN([.BQ74])" office:value-type="float" office:value="6" calcext:value-type="float">
            <text:p>6</text:p>
          </table:table-cell>
          <table:table-cell table:formula="of:=ROUNDDOWN([.BR74])" office:value-type="float" office:value="4" calcext:value-type="float">
            <text:p>4</text:p>
          </table:table-cell>
          <table:table-cell table:formula="of:=ROUNDDOWN([.BS74])" office:value-type="float" office:value="2" calcext:value-type="float">
            <text:p>2</text:p>
          </table:table-cell>
          <table:table-cell table:formula="of:=ROUNDDOWN([.BT74])" office:value-type="float" office:value="1" calcext:value-type="float">
            <text:p>1</text:p>
          </table:table-cell>
          <table:table-cell table:formula="of:=ROUNDDOWN([.BU74])" office:value-type="float" office:value="0" calcext:value-type="float">
            <text:p>0</text:p>
          </table:table-cell>
          <table:table-cell table:formula="of:=ROUNDDOWN([.BV74])" office:value-type="float" office:value="0" calcext:value-type="float">
            <text:p>0</text:p>
          </table:table-cell>
          <table:table-cell table:formula="of:=ROUNDDOWN([.BW74])" office:value-type="float" office:value="0" calcext:value-type="float">
            <text:p>0</text:p>
          </table:table-cell>
          <table:table-cell table:formula="of:=ROUNDDOWN([.BX74])" office:value-type="float" office:value="1" calcext:value-type="float">
            <text:p>1</text:p>
          </table:table-cell>
          <table:table-cell table:formula="of:=ROUNDDOWN([.BY74])" office:value-type="float" office:value="2" calcext:value-type="float">
            <text:p>2</text:p>
          </table:table-cell>
          <table:table-cell table:formula="of:=ROUNDDOWN([.BZ74])" office:value-type="float" office:value="4" calcext:value-type="float">
            <text:p>4</text:p>
          </table:table-cell>
          <table:table-cell table:formula="of:=ROUNDDOWN([.CA74])" office:value-type="float" office:value="6" calcext:value-type="float">
            <text:p>6</text:p>
          </table:table-cell>
          <table:table-cell table:formula="of:=ROUNDDOWN([.CB74])" office:value-type="float" office:value="9" calcext:value-type="float">
            <text:p>9</text:p>
          </table:table-cell>
          <table:table-cell table:formula="of:=ROUNDDOWN([.CC74])" office:value-type="float" office:value="13" calcext:value-type="float">
            <text:p>13</text:p>
          </table:table-cell>
          <table:table-cell table:formula="of:=ROUNDDOWN([.CD74])" office:value-type="float" office:value="17" calcext:value-type="float">
            <text:p>17</text:p>
          </table:table-cell>
          <table:table-cell table:formula="of:=ROUNDDOWN([.CE74])" office:value-type="float" office:value="21" calcext:value-type="float">
            <text:p>21</text:p>
          </table:table-cell>
          <table:table-cell table:formula="of:=ROUNDDOWN([.CF74])" office:value-type="float" office:value="26" calcext:value-type="float">
            <text:p>26</text:p>
          </table:table-cell>
          <table:table-cell table:formula="of:=ROUNDDOWN([.CG74])" office:value-type="float" office:value="31" calcext:value-type="float">
            <text:p>31</text:p>
          </table:table-cell>
          <table:table-cell table:formula="of:=ROUNDDOWN([.CH74])" office:value-type="float" office:value="37" calcext:value-type="float">
            <text:p>37</text:p>
          </table:table-cell>
          <table:table-cell table:formula="of:=ROUNDDOWN([.CI74])" office:value-type="float" office:value="43" calcext:value-type="float">
            <text:p>43</text:p>
          </table:table-cell>
          <table:table-cell table:formula="of:=ROUNDDOWN([.CJ74])" office:value-type="float" office:value="49" calcext:value-type="float">
            <text:p>49</text:p>
          </table:table-cell>
          <table:table-cell table:formula="of:=ROUNDDOWN([.CK74])" office:value-type="float" office:value="56" calcext:value-type="float">
            <text:p>56</text:p>
          </table:table-cell>
          <table:table-cell table:formula="of:=ROUNDDOWN([.CL74])" office:value-type="float" office:value="63" calcext:value-type="float">
            <text:p>63</text:p>
          </table:table-cell>
          <table:table-cell table:formula="of:=ROUNDDOWN([.CM74])" office:value-type="float" office:value="70" calcext:value-type="float">
            <text:p>70</text:p>
          </table:table-cell>
          <table:table-cell table:formula="of:=ROUNDDOWN([.CN74])" office:value-type="float" office:value="78" calcext:value-type="float">
            <text:p>78</text:p>
          </table:table-cell>
          <table:table-cell table:formula="of:=ROUNDDOWN([.CO74])" office:value-type="float" office:value="86" calcext:value-type="float">
            <text:p>86</text:p>
          </table:table-cell>
          <table:table-cell table:formula="of:=ROUNDDOWN([.CP74])" office:value-type="float" office:value="94" calcext:value-type="float">
            <text:p>94</text:p>
          </table:table-cell>
          <table:table-cell table:formula="of:=ROUNDDOWN([.CQ74])" office:value-type="float" office:value="102" calcext:value-type="float">
            <text:p>102</text:p>
          </table:table-cell>
          <table:table-cell table:formula="of:=ROUNDDOWN([.CR74])" office:value-type="float" office:value="110" calcext:value-type="float">
            <text:p>110</text:p>
          </table:table-cell>
          <table:table-cell table:formula="of:=ROUNDDOWN([.CS74])" office:value-type="float" office:value="118" calcext:value-type="float">
            <text:p>118</text:p>
          </table:table-cell>
        </table:table-row>
        <table:table-row table:style-name="ro1" table:number-rows-repeated="7">
          <table:table-cell table:number-columns-repeated="97"/>
        </table:table-row>
        <table:table-row table:style-name="ro1">
          <table:table-cell office:value-type="string" calcext:value-type="string">
            <text:p>ampliture</text:p>
          </table:table-cell>
          <table:table-cell office:value-type="float" office:value="8" calcext:value-type="float">
            <text:p>8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8" calcext:value-type="float">
            <text:p>8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nb steps</text:p>
          </table:table-cell>
          <table:table-cell table:formula="of:=[.C85]*[.D85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93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0" calcext:value-type="float">
            <text:p>0</text:p>
          </table:table-cell>
          <table:table-cell table:formula="of:=[.B87]+1" office:value-type="float" office:value="1" calcext:value-type="float">
            <text:p>1</text:p>
          </table:table-cell>
          <table:table-cell table:formula="of:=[.C87]+1" office:value-type="float" office:value="2" calcext:value-type="float">
            <text:p>2</text:p>
          </table:table-cell>
          <table:table-cell table:formula="of:=[.D87]+1" office:value-type="float" office:value="3" calcext:value-type="float">
            <text:p>3</text:p>
          </table:table-cell>
          <table:table-cell table:formula="of:=[.E87]+1" office:value-type="float" office:value="4" calcext:value-type="float">
            <text:p>4</text:p>
          </table:table-cell>
          <table:table-cell table:formula="of:=[.F87]+1" office:value-type="float" office:value="5" calcext:value-type="float">
            <text:p>5</text:p>
          </table:table-cell>
          <table:table-cell table:formula="of:=[.G87]+1" office:value-type="float" office:value="6" calcext:value-type="float">
            <text:p>6</text:p>
          </table:table-cell>
          <table:table-cell table:formula="of:=[.H87]+1" office:value-type="float" office:value="7" calcext:value-type="float">
            <text:p>7</text:p>
          </table:table-cell>
          <table:table-cell table:formula="of:=[.I87]+1" office:value-type="float" office:value="8" calcext:value-type="float">
            <text:p>8</text:p>
          </table:table-cell>
          <table:table-cell table:formula="of:=[.J87]+1" office:value-type="float" office:value="9" calcext:value-type="float">
            <text:p>9</text:p>
          </table:table-cell>
          <table:table-cell table:formula="of:=[.K87]+1" office:value-type="float" office:value="10" calcext:value-type="float">
            <text:p>10</text:p>
          </table:table-cell>
          <table:table-cell table:formula="of:=[.L87]+1" office:value-type="float" office:value="11" calcext:value-type="float">
            <text:p>11</text:p>
          </table:table-cell>
          <table:table-cell table:formula="of:=[.M87]+1" office:value-type="float" office:value="12" calcext:value-type="float">
            <text:p>12</text:p>
          </table:table-cell>
          <table:table-cell table:formula="of:=[.N87]+1" office:value-type="float" office:value="13" calcext:value-type="float">
            <text:p>13</text:p>
          </table:table-cell>
          <table:table-cell table:formula="of:=[.O87]+1" office:value-type="float" office:value="14" calcext:value-type="float">
            <text:p>14</text:p>
          </table:table-cell>
          <table:table-cell table:formula="of:=[.P87]+1" office:value-type="float" office:value="15" calcext:value-type="float">
            <text:p>15</text:p>
          </table:table-cell>
          <table:table-cell table:formula="of:=[.Q87]+1" office:value-type="float" office:value="16" calcext:value-type="float">
            <text:p>16</text:p>
          </table:table-cell>
          <table:table-cell table:formula="of:=[.R87]+1" office:value-type="float" office:value="17" calcext:value-type="float">
            <text:p>17</text:p>
          </table:table-cell>
          <table:table-cell table:formula="of:=[.S87]+1" office:value-type="float" office:value="18" calcext:value-type="float">
            <text:p>18</text:p>
          </table:table-cell>
          <table:table-cell table:formula="of:=[.T87]+1" office:value-type="float" office:value="19" calcext:value-type="float">
            <text:p>19</text:p>
          </table:table-cell>
          <table:table-cell table:formula="of:=[.U87]+1" office:value-type="float" office:value="20" calcext:value-type="float">
            <text:p>20</text:p>
          </table:table-cell>
          <table:table-cell table:formula="of:=[.V87]+1" office:value-type="float" office:value="21" calcext:value-type="float">
            <text:p>21</text:p>
          </table:table-cell>
          <table:table-cell table:formula="of:=[.W87]+1" office:value-type="float" office:value="22" calcext:value-type="float">
            <text:p>22</text:p>
          </table:table-cell>
          <table:table-cell table:formula="of:=[.X87]+1" office:value-type="float" office:value="23" calcext:value-type="float">
            <text:p>23</text:p>
          </table:table-cell>
          <table:table-cell table:formula="of:=[.Y87]+1" office:value-type="float" office:value="24" calcext:value-type="float">
            <text:p>24</text:p>
          </table:table-cell>
          <table:table-cell table:formula="of:=[.Z87]+1" office:value-type="float" office:value="25" calcext:value-type="float">
            <text:p>25</text:p>
          </table:table-cell>
          <table:table-cell table:formula="of:=[.AA87]+1" office:value-type="float" office:value="26" calcext:value-type="float">
            <text:p>26</text:p>
          </table:table-cell>
          <table:table-cell table:formula="of:=[.AB87]+1" office:value-type="float" office:value="27" calcext:value-type="float">
            <text:p>27</text:p>
          </table:table-cell>
          <table:table-cell table:formula="of:=[.AC87]+1" office:value-type="float" office:value="28" calcext:value-type="float">
            <text:p>28</text:p>
          </table:table-cell>
          <table:table-cell table:formula="of:=[.AD87]+1" office:value-type="float" office:value="29" calcext:value-type="float">
            <text:p>29</text:p>
          </table:table-cell>
          <table:table-cell table:formula="of:=[.AE87]+1" office:value-type="float" office:value="30" calcext:value-type="float">
            <text:p>30</text:p>
          </table:table-cell>
          <table:table-cell table:formula="of:=[.AF87]+1" office:value-type="float" office:value="31" calcext:value-type="float">
            <text:p>31</text:p>
          </table:table-cell>
          <table:table-cell table:formula="of:=[.AG87]+1" office:value-type="float" office:value="32" calcext:value-type="float">
            <text:p>32</text:p>
          </table:table-cell>
          <table:table-cell table:formula="of:=[.AH87]+1" office:value-type="float" office:value="33" calcext:value-type="float">
            <text:p>33</text:p>
          </table:table-cell>
          <table:table-cell table:formula="of:=[.AI87]+1" office:value-type="float" office:value="34" calcext:value-type="float">
            <text:p>34</text:p>
          </table:table-cell>
          <table:table-cell table:formula="of:=[.AJ87]+1" office:value-type="float" office:value="35" calcext:value-type="float">
            <text:p>35</text:p>
          </table:table-cell>
          <table:table-cell table:formula="of:=[.AK87]+1" office:value-type="float" office:value="36" calcext:value-type="float">
            <text:p>36</text:p>
          </table:table-cell>
          <table:table-cell table:formula="of:=[.AL87]+1" office:value-type="float" office:value="37" calcext:value-type="float">
            <text:p>37</text:p>
          </table:table-cell>
          <table:table-cell table:formula="of:=[.AM87]+1" office:value-type="float" office:value="38" calcext:value-type="float">
            <text:p>38</text:p>
          </table:table-cell>
          <table:table-cell table:formula="of:=[.AN87]+1" office:value-type="float" office:value="39" calcext:value-type="float">
            <text:p>39</text:p>
          </table:table-cell>
          <table:table-cell table:formula="of:=[.AO87]+1" office:value-type="float" office:value="40" calcext:value-type="float">
            <text:p>40</text:p>
          </table:table-cell>
          <table:table-cell table:formula="of:=[.AP87]+1" office:value-type="float" office:value="41" calcext:value-type="float">
            <text:p>41</text:p>
          </table:table-cell>
          <table:table-cell table:formula="of:=[.AQ87]+1" office:value-type="float" office:value="42" calcext:value-type="float">
            <text:p>42</text:p>
          </table:table-cell>
          <table:table-cell table:formula="of:=[.AR87]+1" office:value-type="float" office:value="43" calcext:value-type="float">
            <text:p>43</text:p>
          </table:table-cell>
          <table:table-cell table:formula="of:=[.AS87]+1" office:value-type="float" office:value="44" calcext:value-type="float">
            <text:p>44</text:p>
          </table:table-cell>
          <table:table-cell table:formula="of:=[.AT87]+1" office:value-type="float" office:value="45" calcext:value-type="float">
            <text:p>45</text:p>
          </table:table-cell>
          <table:table-cell table:formula="of:=[.AU87]+1" office:value-type="float" office:value="46" calcext:value-type="float">
            <text:p>46</text:p>
          </table:table-cell>
          <table:table-cell table:formula="of:=[.AV87]+1" office:value-type="float" office:value="47" calcext:value-type="float">
            <text:p>4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ngle in rad</text:p>
          </table:table-cell>
          <table:table-cell table:formula="of:=2*PI()/[.$B85]*[.B87]" office:value-type="float" office:value="0" calcext:value-type="float">
            <text:p>0</text:p>
          </table:table-cell>
          <table:table-cell table:formula="of:=2*PI()/[.$B85]*[.C87]" office:value-type="float" office:value="0.261799387799149" calcext:value-type="float">
            <text:p>0.261799387799149</text:p>
          </table:table-cell>
          <table:table-cell table:formula="of:=2*PI()/[.$B85]*[.D87]" office:value-type="float" office:value="0.523598775598299" calcext:value-type="float">
            <text:p>0.523598775598299</text:p>
          </table:table-cell>
          <table:table-cell table:formula="of:=2*PI()/[.$B85]*[.E87]" office:value-type="float" office:value="0.785398163397448" calcext:value-type="float">
            <text:p>0.785398163397448</text:p>
          </table:table-cell>
          <table:table-cell table:formula="of:=2*PI()/[.$B85]*[.F87]" office:value-type="float" office:value="1.0471975511966" calcext:value-type="float">
            <text:p>1.0471975511966</text:p>
          </table:table-cell>
          <table:table-cell table:formula="of:=2*PI()/[.$B85]*[.G87]" office:value-type="float" office:value="1.30899693899575" calcext:value-type="float">
            <text:p>1.30899693899575</text:p>
          </table:table-cell>
          <table:table-cell table:formula="of:=2*PI()/[.$B85]*[.H87]" office:value-type="float" office:value="1.5707963267949" calcext:value-type="float">
            <text:p>1.5707963267949</text:p>
          </table:table-cell>
          <table:table-cell table:formula="of:=2*PI()/[.$B85]*[.I87]" office:value-type="float" office:value="1.83259571459405" calcext:value-type="float">
            <text:p>1.83259571459405</text:p>
          </table:table-cell>
          <table:table-cell table:formula="of:=2*PI()/[.$B85]*[.J87]" office:value-type="float" office:value="2.0943951023932" calcext:value-type="float">
            <text:p>2.0943951023932</text:p>
          </table:table-cell>
          <table:table-cell table:formula="of:=2*PI()/[.$B85]*[.K87]" office:value-type="float" office:value="2.35619449019234" calcext:value-type="float">
            <text:p>2.35619449019234</text:p>
          </table:table-cell>
          <table:table-cell table:formula="of:=2*PI()/[.$B85]*[.L87]" office:value-type="float" office:value="2.61799387799149" calcext:value-type="float">
            <text:p>2.61799387799149</text:p>
          </table:table-cell>
          <table:table-cell table:formula="of:=2*PI()/[.$B85]*[.M87]" office:value-type="float" office:value="2.87979326579064" calcext:value-type="float">
            <text:p>2.87979326579064</text:p>
          </table:table-cell>
          <table:table-cell table:formula="of:=2*PI()/[.$B85]*[.N87]" office:value-type="float" office:value="3.14159265358979" calcext:value-type="float">
            <text:p>3.14159265358979</text:p>
          </table:table-cell>
          <table:table-cell table:formula="of:=2*PI()/[.$B85]*[.O87]" office:value-type="float" office:value="3.40339204138894" calcext:value-type="float">
            <text:p>3.40339204138894</text:p>
          </table:table-cell>
          <table:table-cell table:formula="of:=2*PI()/[.$B85]*[.P87]" office:value-type="float" office:value="3.66519142918809" calcext:value-type="float">
            <text:p>3.66519142918809</text:p>
          </table:table-cell>
          <table:table-cell table:formula="of:=2*PI()/[.$B85]*[.Q87]" office:value-type="float" office:value="3.92699081698724" calcext:value-type="float">
            <text:p>3.92699081698724</text:p>
          </table:table-cell>
          <table:table-cell table:formula="of:=2*PI()/[.$B85]*[.R87]" office:value-type="float" office:value="4.18879020478639" calcext:value-type="float">
            <text:p>4.18879020478639</text:p>
          </table:table-cell>
          <table:table-cell table:formula="of:=2*PI()/[.$B85]*[.S87]" office:value-type="float" office:value="4.45058959258554" calcext:value-type="float">
            <text:p>4.45058959258554</text:p>
          </table:table-cell>
          <table:table-cell table:formula="of:=2*PI()/[.$B85]*[.T87]" office:value-type="float" office:value="4.71238898038469" calcext:value-type="float">
            <text:p>4.71238898038469</text:p>
          </table:table-cell>
          <table:table-cell table:formula="of:=2*PI()/[.$B85]*[.U87]" office:value-type="float" office:value="4.97418836818384" calcext:value-type="float">
            <text:p>4.97418836818384</text:p>
          </table:table-cell>
          <table:table-cell table:formula="of:=2*PI()/[.$B85]*[.V87]" office:value-type="float" office:value="5.23598775598299" calcext:value-type="float">
            <text:p>5.23598775598299</text:p>
          </table:table-cell>
          <table:table-cell table:formula="of:=2*PI()/[.$B85]*[.W87]" office:value-type="float" office:value="5.49778714378214" calcext:value-type="float">
            <text:p>5.49778714378214</text:p>
          </table:table-cell>
          <table:table-cell table:formula="of:=2*PI()/[.$B85]*[.X87]" office:value-type="float" office:value="5.75958653158129" calcext:value-type="float">
            <text:p>5.75958653158129</text:p>
          </table:table-cell>
          <table:table-cell table:formula="of:=2*PI()/[.$B85]*[.Y87]" office:value-type="float" office:value="6.02138591938044" calcext:value-type="float">
            <text:p>6.02138591938044</text:p>
          </table:table-cell>
          <table:table-cell table:formula="of:=2*PI()/[.$B85]*[.Z87]" office:value-type="float" office:value="6.28318530717959" calcext:value-type="float">
            <text:p>6.28318530717959</text:p>
          </table:table-cell>
          <table:table-cell table:formula="of:=2*PI()/[.$B85]*[.AA87]" office:value-type="float" office:value="6.54498469497874" calcext:value-type="float">
            <text:p>6.54498469497874</text:p>
          </table:table-cell>
          <table:table-cell table:formula="of:=2*PI()/[.$B85]*[.AB87]" office:value-type="float" office:value="6.80678408277788" calcext:value-type="float">
            <text:p>6.80678408277788</text:p>
          </table:table-cell>
          <table:table-cell table:formula="of:=2*PI()/[.$B85]*[.AC87]" office:value-type="float" office:value="7.06858347057703" calcext:value-type="float">
            <text:p>7.06858347057703</text:p>
          </table:table-cell>
          <table:table-cell table:formula="of:=2*PI()/[.$B85]*[.AD87]" office:value-type="float" office:value="7.33038285837618" calcext:value-type="float">
            <text:p>7.33038285837618</text:p>
          </table:table-cell>
          <table:table-cell table:formula="of:=2*PI()/[.$B85]*[.AE87]" office:value-type="float" office:value="7.59218224617533" calcext:value-type="float">
            <text:p>7.59218224617533</text:p>
          </table:table-cell>
          <table:table-cell table:formula="of:=2*PI()/[.$B85]*[.AF87]" office:value-type="float" office:value="7.85398163397448" calcext:value-type="float">
            <text:p>7.85398163397448</text:p>
          </table:table-cell>
          <table:table-cell table:formula="of:=2*PI()/[.$B85]*[.AG87]" office:value-type="float" office:value="8.11578102177363" calcext:value-type="float">
            <text:p>8.11578102177363</text:p>
          </table:table-cell>
          <table:table-cell table:formula="of:=2*PI()/[.$B85]*[.AH87]" office:value-type="float" office:value="8.37758040957278" calcext:value-type="float">
            <text:p>8.37758040957278</text:p>
          </table:table-cell>
          <table:table-cell table:formula="of:=2*PI()/[.$B85]*[.AI87]" office:value-type="float" office:value="8.63937979737193" calcext:value-type="float">
            <text:p>8.63937979737193</text:p>
          </table:table-cell>
          <table:table-cell table:formula="of:=2*PI()/[.$B85]*[.AJ87]" office:value-type="float" office:value="8.90117918517108" calcext:value-type="float">
            <text:p>8.90117918517108</text:p>
          </table:table-cell>
          <table:table-cell table:formula="of:=2*PI()/[.$B85]*[.AK87]" office:value-type="float" office:value="9.16297857297023" calcext:value-type="float">
            <text:p>9.16297857297023</text:p>
          </table:table-cell>
          <table:table-cell table:formula="of:=2*PI()/[.$B85]*[.AL87]" office:value-type="float" office:value="9.42477796076938" calcext:value-type="float">
            <text:p>9.42477796076938</text:p>
          </table:table-cell>
          <table:table-cell table:formula="of:=2*PI()/[.$B85]*[.AM87]" office:value-type="float" office:value="9.68657734856853" calcext:value-type="float">
            <text:p>9.68657734856853</text:p>
          </table:table-cell>
          <table:table-cell table:formula="of:=2*PI()/[.$B85]*[.AN87]" office:value-type="float" office:value="9.94837673636768" calcext:value-type="float">
            <text:p>9.94837673636768</text:p>
          </table:table-cell>
          <table:table-cell table:formula="of:=2*PI()/[.$B85]*[.AO87]" office:value-type="float" office:value="10.2101761241668" calcext:value-type="float">
            <text:p>10.2101761241668</text:p>
          </table:table-cell>
          <table:table-cell table:formula="of:=2*PI()/[.$B85]*[.AP87]" office:value-type="float" office:value="10.471975511966" calcext:value-type="float">
            <text:p>10.471975511966</text:p>
          </table:table-cell>
          <table:table-cell table:formula="of:=2*PI()/[.$B85]*[.AQ87]" office:value-type="float" office:value="10.7337748997651" calcext:value-type="float">
            <text:p>10.7337748997651</text:p>
          </table:table-cell>
          <table:table-cell table:formula="of:=2*PI()/[.$B85]*[.AR87]" office:value-type="float" office:value="10.9955742875643" calcext:value-type="float">
            <text:p>10.9955742875643</text:p>
          </table:table-cell>
          <table:table-cell table:formula="of:=2*PI()/[.$B85]*[.AS87]" office:value-type="float" office:value="11.2573736753634" calcext:value-type="float">
            <text:p>11.2573736753634</text:p>
          </table:table-cell>
          <table:table-cell table:formula="of:=2*PI()/[.$B85]*[.AT87]" office:value-type="float" office:value="11.5191730631626" calcext:value-type="float">
            <text:p>11.5191730631626</text:p>
          </table:table-cell>
          <table:table-cell table:formula="of:=2*PI()/[.$B85]*[.AU87]" office:value-type="float" office:value="11.7809724509617" calcext:value-type="float">
            <text:p>11.7809724509617</text:p>
          </table:table-cell>
          <table:table-cell table:formula="of:=2*PI()/[.$B85]*[.AV87]" office:value-type="float" office:value="12.0427718387609" calcext:value-type="float">
            <text:p>12.0427718387609</text:p>
          </table:table-cell>
          <table:table-cell table:formula="of:=2*PI()/[.$B85]*[.AW87]" office:value-type="float" office:value="12.30457122656" calcext:value-type="float">
            <text:p>12.30457122656</text:p>
          </table:table-cell>
          <table:table-cell table:number-columns-repeated="48"/>
        </table:table-row>
        <table:table-row table:style-name="ro1" table:number-rows-repeated="2">
          <table:table-cell table:number-columns-repeated="97"/>
        </table:table-row>
        <table:table-row table:style-name="ro1">
          <table:table-cell office:value-type="string" calcext:value-type="string">
            <text:p>sine</text:p>
          </table:table-cell>
          <table:table-cell table:formula="of:=SIN([.B88])" office:value-type="float" office:value="0" calcext:value-type="float">
            <text:p>0</text:p>
          </table:table-cell>
          <table:table-cell table:formula="of:=SIN([.C88])" office:value-type="float" office:value="0.258819045102521" calcext:value-type="float">
            <text:p>0.258819045102521</text:p>
          </table:table-cell>
          <table:table-cell table:formula="of:=SIN([.D88])" office:value-type="float" office:value="0.5" calcext:value-type="float">
            <text:p>0.5</text:p>
          </table:table-cell>
          <table:table-cell table:formula="of:=SIN([.E88])" office:value-type="float" office:value="0.707106781186547" calcext:value-type="float">
            <text:p>0.707106781186547</text:p>
          </table:table-cell>
          <table:table-cell table:formula="of:=SIN([.F88])" office:value-type="float" office:value="0.866025403784439" calcext:value-type="float">
            <text:p>0.866025403784439</text:p>
          </table:table-cell>
          <table:table-cell table:formula="of:=SIN([.G88])" office:value-type="float" office:value="0.965925826289068" calcext:value-type="float">
            <text:p>0.965925826289068</text:p>
          </table:table-cell>
          <table:table-cell table:formula="of:=SIN([.H88])" office:value-type="float" office:value="1" calcext:value-type="float">
            <text:p>1</text:p>
          </table:table-cell>
          <table:table-cell table:formula="of:=SIN([.I88])" office:value-type="float" office:value="0.965925826289068" calcext:value-type="float">
            <text:p>0.965925826289068</text:p>
          </table:table-cell>
          <table:table-cell table:formula="of:=SIN([.J88])" office:value-type="float" office:value="0.866025403784439" calcext:value-type="float">
            <text:p>0.866025403784439</text:p>
          </table:table-cell>
          <table:table-cell table:formula="of:=SIN([.K88])" office:value-type="float" office:value="0.707106781186548" calcext:value-type="float">
            <text:p>0.707106781186548</text:p>
          </table:table-cell>
          <table:table-cell table:formula="of:=SIN([.L88])" office:value-type="float" office:value="0.5" calcext:value-type="float">
            <text:p>0.5</text:p>
          </table:table-cell>
          <table:table-cell table:formula="of:=SIN([.M88])" office:value-type="float" office:value="0.258819045102521" calcext:value-type="float">
            <text:p>0.258819045102521</text:p>
          </table:table-cell>
          <table:table-cell table:formula="of:=SIN([.N88])" office:value-type="float" office:value="1.22464679914735E-016" calcext:value-type="float">
            <text:p>1.22464679914735E-16</text:p>
          </table:table-cell>
          <table:table-cell table:formula="of:=SIN([.O88])" office:value-type="float" office:value="-0.25881904510252" calcext:value-type="float">
            <text:p>-0.25881904510252</text:p>
          </table:table-cell>
          <table:table-cell table:formula="of:=SIN([.P88])" office:value-type="float" office:value="-0.5" calcext:value-type="float">
            <text:p>-0.5</text:p>
          </table:table-cell>
          <table:table-cell table:formula="of:=SIN([.Q88])" office:value-type="float" office:value="-0.707106781186547" calcext:value-type="float">
            <text:p>-0.707106781186547</text:p>
          </table:table-cell>
          <table:table-cell table:formula="of:=SIN([.R88])" office:value-type="float" office:value="-0.866025403784438" calcext:value-type="float">
            <text:p>-0.866025403784438</text:p>
          </table:table-cell>
          <table:table-cell table:formula="of:=SIN([.S88])" office:value-type="float" office:value="-0.965925826289068" calcext:value-type="float">
            <text:p>-0.965925826289068</text:p>
          </table:table-cell>
          <table:table-cell table:formula="of:=SIN([.T88])" office:value-type="float" office:value="-1" calcext:value-type="float">
            <text:p>-1</text:p>
          </table:table-cell>
          <table:table-cell table:formula="of:=SIN([.U88])" office:value-type="float" office:value="-0.965925826289068" calcext:value-type="float">
            <text:p>-0.965925826289068</text:p>
          </table:table-cell>
          <table:table-cell table:formula="of:=SIN([.V88])" office:value-type="float" office:value="-0.866025403784439" calcext:value-type="float">
            <text:p>-0.866025403784439</text:p>
          </table:table-cell>
          <table:table-cell table:formula="of:=SIN([.W88])" office:value-type="float" office:value="-0.707106781186548" calcext:value-type="float">
            <text:p>-0.707106781186548</text:p>
          </table:table-cell>
          <table:table-cell table:formula="of:=SIN([.X88])" office:value-type="float" office:value="-0.5" calcext:value-type="float">
            <text:p>-0.5</text:p>
          </table:table-cell>
          <table:table-cell table:formula="of:=SIN([.Y88])" office:value-type="float" office:value="-0.258819045102522" calcext:value-type="float">
            <text:p>-0.258819045102522</text:p>
          </table:table-cell>
          <table:table-cell table:formula="of:=SIN([.Z88])" office:value-type="float" office:value="-2.44929359829471E-016" calcext:value-type="float">
            <text:p>-2.44929359829471E-16</text:p>
          </table:table-cell>
          <table:table-cell table:formula="of:=SIN([.AA88])" office:value-type="float" office:value="0.25881904510252" calcext:value-type="float">
            <text:p>0.25881904510252</text:p>
          </table:table-cell>
          <table:table-cell table:formula="of:=SIN([.AB88])" office:value-type="float" office:value="0.499999999999999" calcext:value-type="float">
            <text:p>0.499999999999999</text:p>
          </table:table-cell>
          <table:table-cell table:formula="of:=SIN([.AC88])" office:value-type="float" office:value="0.707106781186547" calcext:value-type="float">
            <text:p>0.707106781186547</text:p>
          </table:table-cell>
          <table:table-cell table:formula="of:=SIN([.AD88])" office:value-type="float" office:value="0.866025403784438" calcext:value-type="float">
            <text:p>0.866025403784438</text:p>
          </table:table-cell>
          <table:table-cell table:formula="of:=SIN([.AE88])" office:value-type="float" office:value="0.965925826289068" calcext:value-type="float">
            <text:p>0.965925826289068</text:p>
          </table:table-cell>
          <table:table-cell table:formula="of:=SIN([.AF88])" office:value-type="float" office:value="1" calcext:value-type="float">
            <text:p>1</text:p>
          </table:table-cell>
          <table:table-cell table:formula="of:=SIN([.AG88])" office:value-type="float" office:value="0.965925826289068" calcext:value-type="float">
            <text:p>0.965925826289068</text:p>
          </table:table-cell>
          <table:table-cell table:formula="of:=SIN([.AH88])" office:value-type="float" office:value="0.866025403784439" calcext:value-type="float">
            <text:p>0.866025403784439</text:p>
          </table:table-cell>
          <table:table-cell table:formula="of:=SIN([.AI88])" office:value-type="float" office:value="0.707106781186548" calcext:value-type="float">
            <text:p>0.707106781186548</text:p>
          </table:table-cell>
          <table:table-cell table:formula="of:=SIN([.AJ88])" office:value-type="float" office:value="0.500000000000001" calcext:value-type="float">
            <text:p>0.500000000000001</text:p>
          </table:table-cell>
          <table:table-cell table:formula="of:=SIN([.AK88])" office:value-type="float" office:value="0.258819045102523" calcext:value-type="float">
            <text:p>0.258819045102523</text:p>
          </table:table-cell>
          <table:table-cell table:formula="of:=SIN([.AL88])" office:value-type="float" office:value="3.67394039744206E-016" calcext:value-type="float">
            <text:p>3.67394039744206E-16</text:p>
          </table:table-cell>
          <table:table-cell table:formula="of:=SIN([.AM88])" office:value-type="float" office:value="-0.25881904510252" calcext:value-type="float">
            <text:p>-0.25881904510252</text:p>
          </table:table-cell>
          <table:table-cell table:formula="of:=SIN([.AN88])" office:value-type="float" office:value="-0.499999999999999" calcext:value-type="float">
            <text:p>-0.499999999999999</text:p>
          </table:table-cell>
          <table:table-cell table:formula="of:=SIN([.AO88])" office:value-type="float" office:value="-0.707106781186547" calcext:value-type="float">
            <text:p>-0.707106781186547</text:p>
          </table:table-cell>
          <table:table-cell table:formula="of:=SIN([.AP88])" office:value-type="float" office:value="-0.866025403784438" calcext:value-type="float">
            <text:p>-0.866025403784438</text:p>
          </table:table-cell>
          <table:table-cell table:formula="of:=SIN([.AQ88])" office:value-type="float" office:value="-0.965925826289068" calcext:value-type="float">
            <text:p>-0.965925826289068</text:p>
          </table:table-cell>
          <table:table-cell table:formula="of:=SIN([.AR88])" office:value-type="float" office:value="-1" calcext:value-type="float">
            <text:p>-1</text:p>
          </table:table-cell>
          <table:table-cell table:formula="of:=SIN([.AS88])" office:value-type="float" office:value="-0.965925826289068" calcext:value-type="float">
            <text:p>-0.965925826289068</text:p>
          </table:table-cell>
          <table:table-cell table:formula="of:=SIN([.AT88])" office:value-type="float" office:value="-0.866025403784439" calcext:value-type="float">
            <text:p>-0.866025403784439</text:p>
          </table:table-cell>
          <table:table-cell table:formula="of:=SIN([.AU88])" office:value-type="float" office:value="-0.707106781186548" calcext:value-type="float">
            <text:p>-0.707106781186548</text:p>
          </table:table-cell>
          <table:table-cell table:formula="of:=SIN([.AV88])" office:value-type="float" office:value="-0.500000000000001" calcext:value-type="float">
            <text:p>-0.500000000000001</text:p>
          </table:table-cell>
          <table:table-cell table:formula="of:=SIN([.AW88])" office:value-type="float" office:value="-0.258819045102523" calcext:value-type="float">
            <text:p>-0.258819045102523</text:p>
          </table:table-cell>
          <table:table-cell table:number-columns-repeated="48"/>
        </table:table-row>
        <table:table-row table:style-name="ro1">
          <table:table-cell/>
          <table:table-cell table:formula="of:=[.B91]*[.$B83]" office:value-type="float" office:value="0" calcext:value-type="float">
            <text:p>0</text:p>
          </table:table-cell>
          <table:table-cell table:formula="of:=[.C91]*[.$B83]" office:value-type="float" office:value="2.07055236082017" calcext:value-type="float">
            <text:p>2.07055236082017</text:p>
          </table:table-cell>
          <table:table-cell table:formula="of:=[.D91]*[.$B83]" office:value-type="float" office:value="4" calcext:value-type="float">
            <text:p>4</text:p>
          </table:table-cell>
          <table:table-cell table:formula="of:=[.E91]*[.$B83]" office:value-type="float" office:value="5.65685424949238" calcext:value-type="float">
            <text:p>5.65685424949238</text:p>
          </table:table-cell>
          <table:table-cell table:formula="of:=[.F91]*[.$B83]" office:value-type="float" office:value="6.92820323027551" calcext:value-type="float">
            <text:p>6.92820323027551</text:p>
          </table:table-cell>
          <table:table-cell table:formula="of:=[.G91]*[.$B83]" office:value-type="float" office:value="7.72740661031255" calcext:value-type="float">
            <text:p>7.72740661031255</text:p>
          </table:table-cell>
          <table:table-cell table:formula="of:=[.H91]*[.$B83]" office:value-type="float" office:value="8" calcext:value-type="float">
            <text:p>8</text:p>
          </table:table-cell>
          <table:table-cell table:formula="of:=[.I91]*[.$B83]" office:value-type="float" office:value="7.72740661031255" calcext:value-type="float">
            <text:p>7.72740661031255</text:p>
          </table:table-cell>
          <table:table-cell table:formula="of:=[.J91]*[.$B83]" office:value-type="float" office:value="6.92820323027551" calcext:value-type="float">
            <text:p>6.92820323027551</text:p>
          </table:table-cell>
          <table:table-cell table:formula="of:=[.K91]*[.$B83]" office:value-type="float" office:value="5.65685424949238" calcext:value-type="float">
            <text:p>5.65685424949238</text:p>
          </table:table-cell>
          <table:table-cell table:formula="of:=[.L91]*[.$B83]" office:value-type="float" office:value="4" calcext:value-type="float">
            <text:p>4</text:p>
          </table:table-cell>
          <table:table-cell table:formula="of:=[.M91]*[.$B83]" office:value-type="float" office:value="2.07055236082017" calcext:value-type="float">
            <text:p>2.07055236082017</text:p>
          </table:table-cell>
          <table:table-cell table:formula="of:=[.N91]*[.$B83]" office:value-type="float" office:value="9.79717439317883E-016" calcext:value-type="float">
            <text:p>9.79717439317883E-16</text:p>
          </table:table-cell>
          <table:table-cell table:formula="of:=[.O91]*[.$B83]" office:value-type="float" office:value="-2.07055236082016" calcext:value-type="float">
            <text:p>-2.07055236082016</text:p>
          </table:table-cell>
          <table:table-cell table:formula="of:=[.P91]*[.$B83]" office:value-type="float" office:value="-4" calcext:value-type="float">
            <text:p>-4</text:p>
          </table:table-cell>
          <table:table-cell table:formula="of:=[.Q91]*[.$B83]" office:value-type="float" office:value="-5.65685424949238" calcext:value-type="float">
            <text:p>-5.65685424949238</text:p>
          </table:table-cell>
          <table:table-cell table:formula="of:=[.R91]*[.$B83]" office:value-type="float" office:value="-6.92820323027551" calcext:value-type="float">
            <text:p>-6.92820323027551</text:p>
          </table:table-cell>
          <table:table-cell table:formula="of:=[.S91]*[.$B83]" office:value-type="float" office:value="-7.72740661031255" calcext:value-type="float">
            <text:p>-7.72740661031255</text:p>
          </table:table-cell>
          <table:table-cell table:formula="of:=[.T91]*[.$B83]" office:value-type="float" office:value="-8" calcext:value-type="float">
            <text:p>-8</text:p>
          </table:table-cell>
          <table:table-cell table:formula="of:=[.U91]*[.$B83]" office:value-type="float" office:value="-7.72740661031255" calcext:value-type="float">
            <text:p>-7.72740661031255</text:p>
          </table:table-cell>
          <table:table-cell table:formula="of:=[.V91]*[.$B83]" office:value-type="float" office:value="-6.92820323027551" calcext:value-type="float">
            <text:p>-6.92820323027551</text:p>
          </table:table-cell>
          <table:table-cell table:formula="of:=[.W91]*[.$B83]" office:value-type="float" office:value="-5.65685424949238" calcext:value-type="float">
            <text:p>-5.65685424949238</text:p>
          </table:table-cell>
          <table:table-cell table:formula="of:=[.X91]*[.$B83]" office:value-type="float" office:value="-4" calcext:value-type="float">
            <text:p>-4</text:p>
          </table:table-cell>
          <table:table-cell table:formula="of:=[.Y91]*[.$B83]" office:value-type="float" office:value="-2.07055236082017" calcext:value-type="float">
            <text:p>-2.07055236082017</text:p>
          </table:table-cell>
          <table:table-cell table:formula="of:=[.Z91]*[.$B83]" office:value-type="float" office:value="-1.95943487863577E-015" calcext:value-type="float">
            <text:p>-1.95943487863577E-15</text:p>
          </table:table-cell>
          <table:table-cell table:formula="of:=[.AA91]*[.$B83]" office:value-type="float" office:value="2.07055236082016" calcext:value-type="float">
            <text:p>2.07055236082016</text:p>
          </table:table-cell>
          <table:table-cell table:formula="of:=[.AB91]*[.$B83]" office:value-type="float" office:value="4" calcext:value-type="float">
            <text:p>4</text:p>
          </table:table-cell>
          <table:table-cell table:formula="of:=[.AC91]*[.$B83]" office:value-type="float" office:value="5.65685424949237" calcext:value-type="float">
            <text:p>5.65685424949237</text:p>
          </table:table-cell>
          <table:table-cell table:formula="of:=[.AD91]*[.$B83]" office:value-type="float" office:value="6.92820323027551" calcext:value-type="float">
            <text:p>6.92820323027551</text:p>
          </table:table-cell>
          <table:table-cell table:formula="of:=[.AE91]*[.$B83]" office:value-type="float" office:value="7.72740661031255" calcext:value-type="float">
            <text:p>7.72740661031255</text:p>
          </table:table-cell>
          <table:table-cell table:formula="of:=[.AF91]*[.$B83]" office:value-type="float" office:value="8" calcext:value-type="float">
            <text:p>8</text:p>
          </table:table-cell>
          <table:table-cell table:formula="of:=[.AG91]*[.$B83]" office:value-type="float" office:value="7.72740661031255" calcext:value-type="float">
            <text:p>7.72740661031255</text:p>
          </table:table-cell>
          <table:table-cell table:formula="of:=[.AH91]*[.$B83]" office:value-type="float" office:value="6.92820323027551" calcext:value-type="float">
            <text:p>6.92820323027551</text:p>
          </table:table-cell>
          <table:table-cell table:formula="of:=[.AI91]*[.$B83]" office:value-type="float" office:value="5.65685424949239" calcext:value-type="float">
            <text:p>5.65685424949239</text:p>
          </table:table-cell>
          <table:table-cell table:formula="of:=[.AJ91]*[.$B83]" office:value-type="float" office:value="4.00000000000001" calcext:value-type="float">
            <text:p>4.00000000000001</text:p>
          </table:table-cell>
          <table:table-cell table:formula="of:=[.AK91]*[.$B83]" office:value-type="float" office:value="2.07055236082018" calcext:value-type="float">
            <text:p>2.07055236082018</text:p>
          </table:table-cell>
          <table:table-cell table:formula="of:=[.AL91]*[.$B83]" office:value-type="float" office:value="2.93915231795365E-015" calcext:value-type="float">
            <text:p>2.93915231795365E-15</text:p>
          </table:table-cell>
          <table:table-cell table:formula="of:=[.AM91]*[.$B83]" office:value-type="float" office:value="-2.07055236082016" calcext:value-type="float">
            <text:p>-2.07055236082016</text:p>
          </table:table-cell>
          <table:table-cell table:formula="of:=[.AN91]*[.$B83]" office:value-type="float" office:value="-3.99999999999999" calcext:value-type="float">
            <text:p>-3.99999999999999</text:p>
          </table:table-cell>
          <table:table-cell table:formula="of:=[.AO91]*[.$B83]" office:value-type="float" office:value="-5.65685424949237" calcext:value-type="float">
            <text:p>-5.65685424949237</text:p>
          </table:table-cell>
          <table:table-cell table:formula="of:=[.AP91]*[.$B83]" office:value-type="float" office:value="-6.9282032302755" calcext:value-type="float">
            <text:p>-6.9282032302755</text:p>
          </table:table-cell>
          <table:table-cell table:formula="of:=[.AQ91]*[.$B83]" office:value-type="float" office:value="-7.72740661031254" calcext:value-type="float">
            <text:p>-7.72740661031254</text:p>
          </table:table-cell>
          <table:table-cell table:formula="of:=[.AR91]*[.$B83]" office:value-type="float" office:value="-8" calcext:value-type="float">
            <text:p>-8</text:p>
          </table:table-cell>
          <table:table-cell table:formula="of:=[.AS91]*[.$B83]" office:value-type="float" office:value="-7.72740661031255" calcext:value-type="float">
            <text:p>-7.72740661031255</text:p>
          </table:table-cell>
          <table:table-cell table:formula="of:=[.AT91]*[.$B83]" office:value-type="float" office:value="-6.92820323027551" calcext:value-type="float">
            <text:p>-6.92820323027551</text:p>
          </table:table-cell>
          <table:table-cell table:formula="of:=[.AU91]*[.$B83]" office:value-type="float" office:value="-5.65685424949239" calcext:value-type="float">
            <text:p>-5.65685424949239</text:p>
          </table:table-cell>
          <table:table-cell table:formula="of:=[.AV91]*[.$B83]" office:value-type="float" office:value="-4.00000000000001" calcext:value-type="float">
            <text:p>-4.00000000000001</text:p>
          </table:table-cell>
          <table:table-cell table:formula="of:=[.AW91]*[.$B83]" office:value-type="float" office:value="-2.07055236082018" calcext:value-type="float">
            <text:p>-2.07055236082018</text:p>
          </table:table-cell>
          <table:table-cell table:number-columns-repeated="48"/>
        </table:table-row>
        <table:table-row table:style-name="ro1">
          <table:table-cell/>
          <table:table-cell table:formula="of:=[.B92]+[.$B84]" office:value-type="float" office:value="8" calcext:value-type="float">
            <text:p>8</text:p>
          </table:table-cell>
          <table:table-cell table:formula="of:=[.C92]+[.$B84]" office:value-type="float" office:value="10.0705523608202" calcext:value-type="float">
            <text:p>10.0705523608202</text:p>
          </table:table-cell>
          <table:table-cell table:formula="of:=[.D92]+[.$B84]" office:value-type="float" office:value="12" calcext:value-type="float">
            <text:p>12</text:p>
          </table:table-cell>
          <table:table-cell table:formula="of:=[.E92]+[.$B84]" office:value-type="float" office:value="13.6568542494924" calcext:value-type="float">
            <text:p>13.6568542494924</text:p>
          </table:table-cell>
          <table:table-cell table:formula="of:=[.F92]+[.$B84]" office:value-type="float" office:value="14.9282032302755" calcext:value-type="float">
            <text:p>14.9282032302755</text:p>
          </table:table-cell>
          <table:table-cell table:formula="of:=[.G92]+[.$B84]" office:value-type="float" office:value="15.7274066103125" calcext:value-type="float">
            <text:p>15.7274066103125</text:p>
          </table:table-cell>
          <table:table-cell table:formula="of:=[.H92]+[.$B84]" office:value-type="float" office:value="16" calcext:value-type="float">
            <text:p>16</text:p>
          </table:table-cell>
          <table:table-cell table:formula="of:=[.I92]+[.$B84]" office:value-type="float" office:value="15.7274066103125" calcext:value-type="float">
            <text:p>15.7274066103125</text:p>
          </table:table-cell>
          <table:table-cell table:formula="of:=[.J92]+[.$B84]" office:value-type="float" office:value="14.9282032302755" calcext:value-type="float">
            <text:p>14.9282032302755</text:p>
          </table:table-cell>
          <table:table-cell table:formula="of:=[.K92]+[.$B84]" office:value-type="float" office:value="13.6568542494924" calcext:value-type="float">
            <text:p>13.6568542494924</text:p>
          </table:table-cell>
          <table:table-cell table:formula="of:=[.L92]+[.$B84]" office:value-type="float" office:value="12" calcext:value-type="float">
            <text:p>12</text:p>
          </table:table-cell>
          <table:table-cell table:formula="of:=[.M92]+[.$B84]" office:value-type="float" office:value="10.0705523608202" calcext:value-type="float">
            <text:p>10.0705523608202</text:p>
          </table:table-cell>
          <table:table-cell table:formula="of:=[.N92]+[.$B84]" office:value-type="float" office:value="8" calcext:value-type="float">
            <text:p>8</text:p>
          </table:table-cell>
          <table:table-cell table:formula="of:=[.O92]+[.$B84]" office:value-type="float" office:value="5.92944763917984" calcext:value-type="float">
            <text:p>5.92944763917984</text:p>
          </table:table-cell>
          <table:table-cell table:formula="of:=[.P92]+[.$B84]" office:value-type="float" office:value="4" calcext:value-type="float">
            <text:p>4</text:p>
          </table:table-cell>
          <table:table-cell table:formula="of:=[.Q92]+[.$B84]" office:value-type="float" office:value="2.34314575050762" calcext:value-type="float">
            <text:p>2.34314575050762</text:p>
          </table:table-cell>
          <table:table-cell table:formula="of:=[.R92]+[.$B84]" office:value-type="float" office:value="1.07179676972449" calcext:value-type="float">
            <text:p>1.07179676972449</text:p>
          </table:table-cell>
          <table:table-cell table:formula="of:=[.S92]+[.$B84]" office:value-type="float" office:value="0.272593389687455" calcext:value-type="float">
            <text:p>0.272593389687455</text:p>
          </table:table-cell>
          <table:table-cell table:formula="of:=[.T92]+[.$B84]" office:value-type="float" office:value="0" calcext:value-type="float">
            <text:p>0</text:p>
          </table:table-cell>
          <table:table-cell table:formula="of:=[.U92]+[.$B84]" office:value-type="float" office:value="0.272593389687453" calcext:value-type="float">
            <text:p>0.272593389687453</text:p>
          </table:table-cell>
          <table:table-cell table:formula="of:=[.V92]+[.$B84]" office:value-type="float" office:value="1.07179676972449" calcext:value-type="float">
            <text:p>1.07179676972449</text:p>
          </table:table-cell>
          <table:table-cell table:formula="of:=[.W92]+[.$B84]" office:value-type="float" office:value="2.34314575050762" calcext:value-type="float">
            <text:p>2.34314575050762</text:p>
          </table:table-cell>
          <table:table-cell table:formula="of:=[.X92]+[.$B84]" office:value-type="float" office:value="4" calcext:value-type="float">
            <text:p>4</text:p>
          </table:table-cell>
          <table:table-cell table:formula="of:=[.Y92]+[.$B84]" office:value-type="float" office:value="5.92944763917983" calcext:value-type="float">
            <text:p>5.92944763917983</text:p>
          </table:table-cell>
          <table:table-cell table:formula="of:=[.Z92]+[.$B84]" office:value-type="float" office:value="8" calcext:value-type="float">
            <text:p>8</text:p>
          </table:table-cell>
          <table:table-cell table:formula="of:=[.AA92]+[.$B84]" office:value-type="float" office:value="10.0705523608202" calcext:value-type="float">
            <text:p>10.0705523608202</text:p>
          </table:table-cell>
          <table:table-cell table:formula="of:=[.AB92]+[.$B84]" office:value-type="float" office:value="12" calcext:value-type="float">
            <text:p>12</text:p>
          </table:table-cell>
          <table:table-cell table:formula="of:=[.AC92]+[.$B84]" office:value-type="float" office:value="13.6568542494924" calcext:value-type="float">
            <text:p>13.6568542494924</text:p>
          </table:table-cell>
          <table:table-cell table:formula="of:=[.AD92]+[.$B84]" office:value-type="float" office:value="14.9282032302755" calcext:value-type="float">
            <text:p>14.9282032302755</text:p>
          </table:table-cell>
          <table:table-cell table:formula="of:=[.AE92]+[.$B84]" office:value-type="float" office:value="15.7274066103125" calcext:value-type="float">
            <text:p>15.7274066103125</text:p>
          </table:table-cell>
          <table:table-cell table:formula="of:=[.AF92]+[.$B84]" office:value-type="float" office:value="16" calcext:value-type="float">
            <text:p>16</text:p>
          </table:table-cell>
          <table:table-cell table:formula="of:=[.AG92]+[.$B84]" office:value-type="float" office:value="15.7274066103125" calcext:value-type="float">
            <text:p>15.7274066103125</text:p>
          </table:table-cell>
          <table:table-cell table:formula="of:=[.AH92]+[.$B84]" office:value-type="float" office:value="14.9282032302755" calcext:value-type="float">
            <text:p>14.9282032302755</text:p>
          </table:table-cell>
          <table:table-cell table:formula="of:=[.AI92]+[.$B84]" office:value-type="float" office:value="13.6568542494924" calcext:value-type="float">
            <text:p>13.6568542494924</text:p>
          </table:table-cell>
          <table:table-cell table:formula="of:=[.AJ92]+[.$B84]" office:value-type="float" office:value="12" calcext:value-type="float">
            <text:p>12</text:p>
          </table:table-cell>
          <table:table-cell table:formula="of:=[.AK92]+[.$B84]" office:value-type="float" office:value="10.0705523608202" calcext:value-type="float">
            <text:p>10.0705523608202</text:p>
          </table:table-cell>
          <table:table-cell table:formula="of:=[.AL92]+[.$B84]" office:value-type="float" office:value="8" calcext:value-type="float">
            <text:p>8</text:p>
          </table:table-cell>
          <table:table-cell table:formula="of:=[.AM92]+[.$B84]" office:value-type="float" office:value="5.92944763917984" calcext:value-type="float">
            <text:p>5.92944763917984</text:p>
          </table:table-cell>
          <table:table-cell table:formula="of:=[.AN92]+[.$B84]" office:value-type="float" office:value="4.00000000000001" calcext:value-type="float">
            <text:p>4.00000000000001</text:p>
          </table:table-cell>
          <table:table-cell table:formula="of:=[.AO92]+[.$B84]" office:value-type="float" office:value="2.34314575050763" calcext:value-type="float">
            <text:p>2.34314575050763</text:p>
          </table:table-cell>
          <table:table-cell table:formula="of:=[.AP92]+[.$B84]" office:value-type="float" office:value="1.0717967697245" calcext:value-type="float">
            <text:p>1.0717967697245</text:p>
          </table:table-cell>
          <table:table-cell table:formula="of:=[.AQ92]+[.$B84]" office:value-type="float" office:value="0.272593389687458" calcext:value-type="float">
            <text:p>0.272593389687458</text:p>
          </table:table-cell>
          <table:table-cell table:formula="of:=[.AR92]+[.$B84]" office:value-type="float" office:value="0" calcext:value-type="float">
            <text:p>0</text:p>
          </table:table-cell>
          <table:table-cell table:formula="of:=[.AS92]+[.$B84]" office:value-type="float" office:value="0.272593389687453" calcext:value-type="float">
            <text:p>0.272593389687453</text:p>
          </table:table-cell>
          <table:table-cell table:formula="of:=[.AT92]+[.$B84]" office:value-type="float" office:value="1.07179676972449" calcext:value-type="float">
            <text:p>1.07179676972449</text:p>
          </table:table-cell>
          <table:table-cell table:formula="of:=[.AU92]+[.$B84]" office:value-type="float" office:value="2.34314575050761" calcext:value-type="float">
            <text:p>2.34314575050761</text:p>
          </table:table-cell>
          <table:table-cell table:formula="of:=[.AV92]+[.$B84]" office:value-type="float" office:value="3.99999999999999" calcext:value-type="float">
            <text:p>3.99999999999999</text:p>
          </table:table-cell>
          <table:table-cell table:formula="of:=[.AW92]+[.$B84]" office:value-type="float" office:value="5.92944763917982" calcext:value-type="float">
            <text:p>5.9294476391798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ookup</text:p>
          </table:table-cell>
          <table:table-cell table:formula="of:=ROUNDDOWN([.B93])" office:value-type="float" office:value="8" calcext:value-type="float">
            <text:p>8</text:p>
          </table:table-cell>
          <table:table-cell table:formula="of:=ROUNDDOWN([.C93])" office:value-type="float" office:value="10" calcext:value-type="float">
            <text:p>10</text:p>
          </table:table-cell>
          <table:table-cell table:formula="of:=ROUNDDOWN([.D93])" office:value-type="float" office:value="12" calcext:value-type="float">
            <text:p>12</text:p>
          </table:table-cell>
          <table:table-cell table:formula="of:=ROUNDDOWN([.E93])" office:value-type="float" office:value="13" calcext:value-type="float">
            <text:p>13</text:p>
          </table:table-cell>
          <table:table-cell table:formula="of:=ROUNDDOWN([.F93])" office:value-type="float" office:value="14" calcext:value-type="float">
            <text:p>14</text:p>
          </table:table-cell>
          <table:table-cell table:formula="of:=ROUNDDOWN([.G93])" office:value-type="float" office:value="15" calcext:value-type="float">
            <text:p>15</text:p>
          </table:table-cell>
          <table:table-cell table:formula="of:=ROUNDDOWN([.H93])" office:value-type="float" office:value="16" calcext:value-type="float">
            <text:p>16</text:p>
          </table:table-cell>
          <table:table-cell table:formula="of:=ROUNDDOWN([.I93])" office:value-type="float" office:value="15" calcext:value-type="float">
            <text:p>15</text:p>
          </table:table-cell>
          <table:table-cell table:formula="of:=ROUNDDOWN([.J93])" office:value-type="float" office:value="14" calcext:value-type="float">
            <text:p>14</text:p>
          </table:table-cell>
          <table:table-cell table:formula="of:=ROUNDDOWN([.K93])" office:value-type="float" office:value="13" calcext:value-type="float">
            <text:p>13</text:p>
          </table:table-cell>
          <table:table-cell table:formula="of:=ROUNDDOWN([.L93])" office:value-type="float" office:value="12" calcext:value-type="float">
            <text:p>12</text:p>
          </table:table-cell>
          <table:table-cell table:formula="of:=ROUNDDOWN([.M93])" office:value-type="float" office:value="10" calcext:value-type="float">
            <text:p>10</text:p>
          </table:table-cell>
          <table:table-cell table:formula="of:=ROUNDDOWN([.N93])" office:value-type="float" office:value="8" calcext:value-type="float">
            <text:p>8</text:p>
          </table:table-cell>
          <table:table-cell table:formula="of:=ROUNDDOWN([.O93])" office:value-type="float" office:value="5" calcext:value-type="float">
            <text:p>5</text:p>
          </table:table-cell>
          <table:table-cell table:formula="of:=ROUNDDOWN([.P93])" office:value-type="float" office:value="4" calcext:value-type="float">
            <text:p>4</text:p>
          </table:table-cell>
          <table:table-cell table:formula="of:=ROUNDDOWN([.Q93])" office:value-type="float" office:value="2" calcext:value-type="float">
            <text:p>2</text:p>
          </table:table-cell>
          <table:table-cell table:formula="of:=ROUNDDOWN([.R93])" office:value-type="float" office:value="1" calcext:value-type="float">
            <text:p>1</text:p>
          </table:table-cell>
          <table:table-cell table:formula="of:=ROUNDDOWN([.S93])" office:value-type="float" office:value="0" calcext:value-type="float">
            <text:p>0</text:p>
          </table:table-cell>
          <table:table-cell table:formula="of:=ROUNDDOWN([.T93])" office:value-type="float" office:value="0" calcext:value-type="float">
            <text:p>0</text:p>
          </table:table-cell>
          <table:table-cell table:formula="of:=ROUNDDOWN([.U93])" office:value-type="float" office:value="0" calcext:value-type="float">
            <text:p>0</text:p>
          </table:table-cell>
          <table:table-cell table:formula="of:=ROUNDDOWN([.V93])" office:value-type="float" office:value="1" calcext:value-type="float">
            <text:p>1</text:p>
          </table:table-cell>
          <table:table-cell table:formula="of:=ROUNDDOWN([.W93])" office:value-type="float" office:value="2" calcext:value-type="float">
            <text:p>2</text:p>
          </table:table-cell>
          <table:table-cell table:formula="of:=ROUNDDOWN([.X93])" office:value-type="float" office:value="4" calcext:value-type="float">
            <text:p>4</text:p>
          </table:table-cell>
          <table:table-cell table:formula="of:=ROUNDDOWN([.Y93])" office:value-type="float" office:value="5" calcext:value-type="float">
            <text:p>5</text:p>
          </table:table-cell>
          <table:table-cell table:formula="of:=ROUNDDOWN([.Z93])" office:value-type="float" office:value="8" calcext:value-type="float">
            <text:p>8</text:p>
          </table:table-cell>
          <table:table-cell table:formula="of:=ROUNDDOWN([.AA93])" office:value-type="float" office:value="10" calcext:value-type="float">
            <text:p>10</text:p>
          </table:table-cell>
          <table:table-cell table:formula="of:=ROUNDDOWN([.AB93])" office:value-type="float" office:value="12" calcext:value-type="float">
            <text:p>12</text:p>
          </table:table-cell>
          <table:table-cell table:formula="of:=ROUNDDOWN([.AC93])" office:value-type="float" office:value="13" calcext:value-type="float">
            <text:p>13</text:p>
          </table:table-cell>
          <table:table-cell table:formula="of:=ROUNDDOWN([.AD93])" office:value-type="float" office:value="14" calcext:value-type="float">
            <text:p>14</text:p>
          </table:table-cell>
          <table:table-cell table:formula="of:=ROUNDDOWN([.AE93])" office:value-type="float" office:value="15" calcext:value-type="float">
            <text:p>15</text:p>
          </table:table-cell>
          <table:table-cell table:formula="of:=ROUNDDOWN([.AF93])" office:value-type="float" office:value="16" calcext:value-type="float">
            <text:p>16</text:p>
          </table:table-cell>
          <table:table-cell table:formula="of:=ROUNDDOWN([.AG93])" office:value-type="float" office:value="15" calcext:value-type="float">
            <text:p>15</text:p>
          </table:table-cell>
          <table:table-cell table:formula="of:=ROUNDDOWN([.AH93])" office:value-type="float" office:value="14" calcext:value-type="float">
            <text:p>14</text:p>
          </table:table-cell>
          <table:table-cell table:formula="of:=ROUNDDOWN([.AI93])" office:value-type="float" office:value="13" calcext:value-type="float">
            <text:p>13</text:p>
          </table:table-cell>
          <table:table-cell table:formula="of:=ROUNDDOWN([.AJ93])" office:value-type="float" office:value="12" calcext:value-type="float">
            <text:p>12</text:p>
          </table:table-cell>
          <table:table-cell table:formula="of:=ROUNDDOWN([.AK93])" office:value-type="float" office:value="10" calcext:value-type="float">
            <text:p>10</text:p>
          </table:table-cell>
          <table:table-cell table:formula="of:=ROUNDDOWN([.AL93])" office:value-type="float" office:value="8" calcext:value-type="float">
            <text:p>8</text:p>
          </table:table-cell>
          <table:table-cell table:formula="of:=ROUNDDOWN([.AM93])" office:value-type="float" office:value="5" calcext:value-type="float">
            <text:p>5</text:p>
          </table:table-cell>
          <table:table-cell table:formula="of:=ROUNDDOWN([.AN93])" office:value-type="float" office:value="4" calcext:value-type="float">
            <text:p>4</text:p>
          </table:table-cell>
          <table:table-cell table:formula="of:=ROUNDDOWN([.AO93])" office:value-type="float" office:value="2" calcext:value-type="float">
            <text:p>2</text:p>
          </table:table-cell>
          <table:table-cell table:formula="of:=ROUNDDOWN([.AP93])" office:value-type="float" office:value="1" calcext:value-type="float">
            <text:p>1</text:p>
          </table:table-cell>
          <table:table-cell table:formula="of:=ROUNDDOWN([.AQ93])" office:value-type="float" office:value="0" calcext:value-type="float">
            <text:p>0</text:p>
          </table:table-cell>
          <table:table-cell table:formula="of:=ROUNDDOWN([.AR93])" office:value-type="float" office:value="0" calcext:value-type="float">
            <text:p>0</text:p>
          </table:table-cell>
          <table:table-cell table:formula="of:=ROUNDDOWN([.AS93])" office:value-type="float" office:value="0" calcext:value-type="float">
            <text:p>0</text:p>
          </table:table-cell>
          <table:table-cell table:formula="of:=ROUNDDOWN([.AT93])" office:value-type="float" office:value="1" calcext:value-type="float">
            <text:p>1</text:p>
          </table:table-cell>
          <table:table-cell table:formula="of:=ROUNDDOWN([.AU93])" office:value-type="float" office:value="2" calcext:value-type="float">
            <text:p>2</text:p>
          </table:table-cell>
          <table:table-cell table:formula="of:=ROUNDDOWN([.AV93])" office:value-type="float" office:value="3" calcext:value-type="float">
            <text:p>3</text:p>
          </table:table-cell>
          <table:table-cell table:formula="of:=ROUNDDOWN([.AW93])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lookup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lookup_fixe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.00.0000</text:date>, <text:time style:data-style-name="N2" text:time-value="20:50:04.86968831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7T05:33:17.656939079</meta:creation-date>
    <dc:date>2022-09-28T20:52:38.562722691</dc:date>
    <meta:editing-duration>PT2H16M16S</meta:editing-duration>
    <meta:editing-cycles>12</meta:editing-cycles>
    <meta:generator>LibreOffice/6.4.7.2$Linux_X86_64 LibreOffice_project/40$Build-2</meta:generator>
    <meta:document-statistic meta:table-count="1" meta:cell-count="1877" meta:object-count="0"/>
  </office:meta>
</office:document-meta>
</file>